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wrap-option="wrap"/>
      <style:text-properties fo:color="#c9211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Q signal delays" table:style-name="ta1">
        <table:shapes>
          <draw:frame draw:z-index="0" draw:style-name="gr1" draw:text-style-name="P1" svg:width="15.999cm" svg:height="8.999cm" svg:x="29.474cm" svg:y="1.272cm">
            <draw:object draw:notify-on-update-of-ranges="'Q signal delays'.D4:'Q signal delays'.D38 'Q signal delays'.A4:'Q signal delays'.A40 'Q signal delays'.F3:'Q signal delays'.F3 'Q signal delays'.F4:'Q signal delays'.F40 'Q signal delays'.A4:'Q signal delays'.A40 'Q signal delays'.H3:'Q signal delays'.H3 'Q signal delays'.H4:'Q signal delays'.H40 'Q signal delays'.A4:'Q signal delays'.A40 'Q signal delays'.J3:'Q signal delays'.J3 'Q signal delays'.J4:'Q signal delays'.J40 'Q signal delays'.B4:'Q signal delays'.B38 'Q signal delays'.C3:'Q signal delays'.C3 'Q signal delays'.C4:'Q signal delays'.C38 'Q signal delays'.A4:'Q signal delays'.A40 'Q signal delays'.K3:'Q signal delays'.K3 'Q signal delays'.K4:'Q signal delays'.K40 'Q signal delays'.A4:'Q signal delays'.A40 'Q signal delays'.M3:'Q signal delays'.M3 'Q signal delays'.M4:'Q signal delays'.M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formula="of:=[.F1]" office:value-type="float" office:value="2" calcext:value-type="float">
            <text:p>2</text:p>
          </table:table-cell>
          <table:table-cell/>
          <table:table-cell table:formula="of:=[.F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/>
          <table:table-cell table:formula="of:=[.F2]" office:value-type="float" office:value="40" calcext:value-type="float">
            <text:p>40</text:p>
          </table:table-cell>
          <table:table-cell/>
          <table:table-cell table:formula="of:=[.F2]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me [ms]</text:p>
          </table:table-cell>
          <table:table-cell office:value-type="string" calcext:value-type="string">
            <text:p>blank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bel</text:p>
          </table:table-cell>
          <table:table-cell table:style-name="ce2" office:value-type="string" calcext:value-type="string">
            <text:p>cumulative</text:p>
            <text:p>arrivals [kB]</text:p>
          </table:table-cell>
          <table:table-cell table:style-name="ce3" office:value-type="string" calcext:value-type="string">
            <text:p>cumulative</text:p>
            <text:p>arrivals [kB]</text:p>
          </table:table-cell>
          <table:table-cell table:style-name="ce2" office:value-type="string" calcext:value-type="string">
            <text:p>cumulative</text:p>
            <text:p>departures [kB]</text:p>
          </table:table-cell>
          <table:table-cell table:style-name="ce3" office:value-type="string" calcext:value-type="string">
            <text:p>cumulative</text:p>
            <text:p>departures [kB]</text:p>
          </table:table-cell>
          <table:table-cell table:style-name="ce4" office:value-type="string" calcext:value-type="string">
            <text:p>backlog [kB]</text:p>
          </table:table-cell>
          <table:table-cell office:value-type="string" calcext:value-type="string">
            <text:p>backlog [kB]</text:p>
            <text:p/>
            <text:p/>
            <text:p/>
          </table:table-cell>
          <table:table-cell office:value-type="string" calcext:value-type="string">
            <text:p>sojourn [ms]</text:p>
          </table:table-cell>
          <table:table-cell office:value-type="string" calcext:value-type="string">
            <text:p>forelog [kB]</text:p>
          </table:table-cell>
          <table:table-cell office:value-type="string" calcext:value-type="string">
            <text:p>scaled</text:p>
            <text:p>sojourn [ms]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 ms</text:p>
          </table:table-cell>
          <table:table-cell office:value-type="float" office:value="8" calcext:value-type="float">
            <text:p>8</text:p>
          </table:table-cell>
          <table:table-cell table:formula="of:=[.E4]/[.F$1]+[.F$2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[.G4]/[.H$1]+[.H$2]" office:value-type="float" office:value="42" calcext:value-type="float">
            <text:p>42</text:p>
          </table:table-cell>
          <table:table-cell table:formula="of:=[.E4]-[.G4]" office:value-type="float" office:value="4" calcext:value-type="float">
            <text:p>4</text:p>
          </table:table-cell>
          <table:table-cell table:formula="of:=[.I4]/[.J$1]+[.J$2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 ms</text:p>
          </table:table-cell>
          <table:table-cell office:value-type="float" office:value="12" calcext:value-type="float">
            <text:p>12</text:p>
          </table:table-cell>
          <table:table-cell table:formula="of:=[.E5]/[.F$1]+[.F$2]"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[.G5]/[.H$1]+[.H$2]" office:value-type="float" office:value="43" calcext:value-type="float">
            <text:p>43</text:p>
          </table:table-cell>
          <table:table-cell table:formula="of:=[.E5]-[.G5]" office:value-type="float" office:value="6" calcext:value-type="float">
            <text:p>6</text:p>
          </table:table-cell>
          <table:table-cell table:formula="of:=[.I5]/[.J$1]+[.J$2]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 ms</text:p>
          </table:table-cell>
          <table:table-cell office:value-type="float" office:value="18" calcext:value-type="float">
            <text:p>18</text:p>
          </table:table-cell>
          <table:table-cell table:formula="of:=[.E6]/[.F$1]+[.F$2]"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formula="of:=[.G6]/[.H$1]+[.H$2]" office:value-type="float" office:value="44" calcext:value-type="float">
            <text:p>44</text:p>
          </table:table-cell>
          <table:table-cell table:formula="of:=[.E6]-[.G6]" office:value-type="float" office:value="10" calcext:value-type="float">
            <text:p>10</text:p>
          </table:table-cell>
          <table:table-cell table:formula="of:=[.I6]/[.J$1]+[.J$2]" office:value-type="float" office:value="45" calcext:value-type="float">
            <text:p>45</text:p>
          </table:table-cell>
          <table:table-cell table:formula="of:=[.A6]-[.A4]" office:value-type="float" office:value="2" calcext:value-type="float">
            <text:p>2</text:p>
          </table:table-cell>
          <table:table-cell table:formula="of:=[.E4]-[.G4]" office:value-type="float" office:value="4" calcext:value-type="float">
            <text:p>4</text:p>
          </table:table-cell>
          <table:table-cell table:formula="of:=[.K6]*[.I6]/[.L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 ms</text:p>
          </table:table-cell>
          <table:table-cell office:value-type="float" office:value="24" calcext:value-type="float">
            <text:p>24</text:p>
          </table:table-cell>
          <table:table-cell table:formula="of:=[.E7]/[.F$1]+[.F$2]"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[.G7]/[.H$1]+[.H$2]" office:value-type="float" office:value="45" calcext:value-type="float">
            <text:p>45</text:p>
          </table:table-cell>
          <table:table-cell table:formula="of:=[.E7]-[.G7]" office:value-type="float" office:value="14" calcext:value-type="float">
            <text:p>14</text:p>
          </table:table-cell>
          <table:table-cell table:formula="of:=[.I7]/[.J$1]+[.J$2]" office:value-type="float" office:value="47" calcext:value-type="float">
            <text:p>47</text:p>
          </table:table-cell>
          <table:table-cell table:formula="of:=[.A7]-[.A5]" office:value-type="float" office:value="2" calcext:value-type="float">
            <text:p>2</text:p>
          </table:table-cell>
          <table:table-cell table:formula="of:=[.E5]-[.G5]" office:value-type="float" office:value="6" calcext:value-type="float">
            <text:p>6</text:p>
          </table:table-cell>
          <table:table-cell table:formula="of:=[.K7]*[.I7]/[.L7]" office:value-type="float" office:value="4.66666666666667" calcext:value-type="float">
            <text:p>4.6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E8]/[.F$1]+[.F$2]"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[.G8]/[.H$1]+[.H$2]" office:value-type="float" office:value="46" calcext:value-type="float">
            <text:p>46</text:p>
          </table:table-cell>
          <table:table-cell table:formula="of:=[.E8]-[.G8]" office:value-type="float" office:value="18" calcext:value-type="float">
            <text:p>18</text:p>
          </table:table-cell>
          <table:table-cell table:formula="of:=[.I8]/[.J$1]+[.J$2]" office:value-type="float" office:value="49" calcext:value-type="float">
            <text:p>49</text:p>
          </table:table-cell>
          <table:table-cell table:formula="of:=[.A8]-[.A5]" office:value-type="float" office:value="4" calcext:value-type="float">
            <text:p>4</text:p>
          </table:table-cell>
          <table:table-cell table:formula="of:=[.E5]-[.G5]" office:value-type="float" office:value="6" calcext:value-type="float">
            <text:p>6</text:p>
          </table:table-cell>
          <table:table-cell table:formula="of:=[.K8]*[.I8]/[.L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kB</text:p>
          </table:table-cell>
          <table:table-cell office:value-type="float" office:value="36" calcext:value-type="float">
            <text:p>36</text:p>
          </table:table-cell>
          <table:table-cell table:formula="of:=[.E9]/[.F$1]+[.F$2]"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[.G9]/[.H$1]+[.H$2]" office:value-type="float" office:value="47" calcext:value-type="float">
            <text:p>47</text:p>
          </table:table-cell>
          <table:table-cell table:formula="of:=[.E9]-[.G9]" office:value-type="float" office:value="22" calcext:value-type="float">
            <text:p>22</text:p>
          </table:table-cell>
          <table:table-cell table:formula="of:=[.I9]/[.J$1]+[.J$2]" office:value-type="float" office:value="51" calcext:value-type="float">
            <text:p>51</text:p>
          </table:table-cell>
          <table:table-cell table:formula="of:=[.A9]-[.A6]" office:value-type="float" office:value="5" calcext:value-type="float">
            <text:p>5</text:p>
          </table:table-cell>
          <table:table-cell table:formula="of:=[.E6]-[.G6]" office:value-type="float" office:value="10" calcext:value-type="float">
            <text:p>10</text:p>
          </table:table-cell>
          <table:table-cell table:formula="of:=[.K9]*[.I9]/[.L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 kB</text:p>
          </table:table-cell>
          <table:table-cell office:value-type="float" office:value="44" calcext:value-type="float">
            <text:p>44</text:p>
          </table:table-cell>
          <table:table-cell table:formula="of:=[.E10]/[.F$1]+[.F$2]"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formula="of:=[.G10]/[.H$1]+[.H$2]" office:value-type="float" office:value="48" calcext:value-type="float">
            <text:p>48</text:p>
          </table:table-cell>
          <table:table-cell table:formula="of:=[.E10]-[.G10]" office:value-type="float" office:value="28" calcext:value-type="float">
            <text:p>28</text:p>
          </table:table-cell>
          <table:table-cell table:formula="of:=[.I10]/[.J$1]+[.J$2]" office:value-type="float" office:value="54" calcext:value-type="float">
            <text:p>54</text:p>
          </table:table-cell>
          <table:table-cell table:formula="of:=[.A10]-[.A6]" office:value-type="float" office:value="7" calcext:value-type="float">
            <text:p>7</text:p>
          </table:table-cell>
          <table:table-cell table:formula="of:=[.E6]-[.G6]" office:value-type="float" office:value="10" calcext:value-type="float">
            <text:p>10</text:p>
          </table:table-cell>
          <table:table-cell table:formula="of:=[.K10]*[.I10]/[.L10]"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 kB</text:p>
          </table:table-cell>
          <table:table-cell office:value-type="float" office:value="46" calcext:value-type="float">
            <text:p>46</text:p>
          </table:table-cell>
          <table:table-cell table:formula="of:=[.E11]/[.F$1]+[.F$2]"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table:formula="of:=[.G11]/[.H$1]+[.H$2]" office:value-type="float" office:value="49" calcext:value-type="float">
            <text:p>49</text:p>
          </table:table-cell>
          <table:table-cell table:formula="of:=[.E11]-[.G11]" office:value-type="float" office:value="28" calcext:value-type="float">
            <text:p>28</text:p>
          </table:table-cell>
          <table:table-cell table:formula="of:=[.I11]/[.J$1]+[.J$2]" office:value-type="float" office:value="54" calcext:value-type="float">
            <text:p>54</text:p>
          </table:table-cell>
          <table:table-cell table:formula="of:=[.A11]-[.A6]" office:value-type="float" office:value="9" calcext:value-type="float">
            <text:p>9</text:p>
          </table:table-cell>
          <table:table-cell table:formula="of:=[.E6]-[.G6]" office:value-type="float" office:value="10" calcext:value-type="float">
            <text:p>10</text:p>
          </table:table-cell>
          <table:table-cell table:formula="of:=[.K11]*[.I11]/[.L11]"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0 kB</text:p>
          </table:table-cell>
          <table:table-cell office:value-type="float" office:value="48" calcext:value-type="float">
            <text:p>48</text:p>
          </table:table-cell>
          <table:table-cell table:formula="of:=[.E12]/[.F$1]+[.F$2]"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formula="of:=[.G12]/[.H$1]+[.H$2]" office:value-type="float" office:value="50" calcext:value-type="float">
            <text:p>50</text:p>
          </table:table-cell>
          <table:table-cell table:formula="of:=[.E12]-[.G12]" office:value-type="float" office:value="28" calcext:value-type="float">
            <text:p>28</text:p>
          </table:table-cell>
          <table:table-cell table:formula="of:=[.I12]/[.J$1]+[.J$2]" office:value-type="float" office:value="54" calcext:value-type="float">
            <text:p>54</text:p>
          </table:table-cell>
          <table:table-cell table:formula="of:=[.A12]-[.A7]" office:value-type="float" office:value="10" calcext:value-type="float">
            <text:p>10</text:p>
          </table:table-cell>
          <table:table-cell table:formula="of:=[.E7]-[.G7]" office:value-type="float" office:value="14" calcext:value-type="float">
            <text:p>14</text:p>
          </table:table-cell>
          <table:table-cell table:formula="of:=[.K12]*[.I12]/[.L1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 kB</text:p>
          </table:table-cell>
          <table:table-cell office:value-type="float" office:value="50" calcext:value-type="float">
            <text:p>50</text:p>
          </table:table-cell>
          <table:table-cell table:formula="of:=[.E13]/[.F$1]+[.F$2]"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table:formula="of:=[.G13]/[.H$1]+[.H$2]" office:value-type="float" office:value="51" calcext:value-type="float">
            <text:p>51</text:p>
          </table:table-cell>
          <table:table-cell table:formula="of:=[.E13]-[.G13]" office:value-type="float" office:value="28" calcext:value-type="float">
            <text:p>28</text:p>
          </table:table-cell>
          <table:table-cell table:formula="of:=[.I13]/[.J$1]+[.J$2]" office:value-type="float" office:value="54" calcext:value-type="float">
            <text:p>54</text:p>
          </table:table-cell>
          <table:table-cell table:formula="of:=[.A13]-[.A7]" office:value-type="float" office:value="10.5" calcext:value-type="float">
            <text:p>10.5</text:p>
          </table:table-cell>
          <table:table-cell table:formula="of:=[.E7]-[.G7]" office:value-type="float" office:value="14" calcext:value-type="float">
            <text:p>14</text:p>
          </table:table-cell>
          <table:table-cell table:formula="of:=[.K13]*[.I13]/[.L13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[.E14]/[.F$1]+[.F$2]"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table:formula="of:=[.G14]/[.H$1]+[.H$2]" office:value-type="float" office:value="52" calcext:value-type="float">
            <text:p>52</text:p>
          </table:table-cell>
          <table:table-cell table:formula="of:=[.E14]-[.G14]" office:value-type="float" office:value="28" calcext:value-type="float">
            <text:p>28</text:p>
          </table:table-cell>
          <table:table-cell table:formula="of:=[.I14]/[.J$1]+[.J$2]" office:value-type="float" office:value="54" calcext:value-type="float">
            <text:p>54</text:p>
          </table:table-cell>
          <table:table-cell table:formula="of:=[.A14]-[.A7]" office:value-type="float" office:value="11" calcext:value-type="float">
            <text:p>11</text:p>
          </table:table-cell>
          <table:table-cell table:formula="of:=[.E7]-[.G7]" office:value-type="float" office:value="14" calcext:value-type="float">
            <text:p>14</text:p>
          </table:table-cell>
          <table:table-cell table:formula="of:=[.K14]*[.I14]/[.L14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E15]/[.F$1]+[.F$2]"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table:formula="of:=[.G15]/[.H$1]+[.H$2]" office:value-type="float" office:value="53" calcext:value-type="float">
            <text:p>53</text:p>
          </table:table-cell>
          <table:table-cell table:formula="of:=[.E15]-[.G15]" office:value-type="float" office:value="26" calcext:value-type="float">
            <text:p>26</text:p>
          </table:table-cell>
          <table:table-cell table:formula="of:=[.I15]/[.J$1]+[.J$2]" office:value-type="float" office:value="53" calcext:value-type="float">
            <text:p>53</text:p>
          </table:table-cell>
          <table:table-cell table:formula="of:=[.A15]-[.A8]" office:value-type="float" office:value="9.5" calcext:value-type="float">
            <text:p>9.5</text:p>
          </table:table-cell>
          <table:table-cell table:formula="of:=[.E8]-[.G8]" office:value-type="float" office:value="18" calcext:value-type="float">
            <text:p>18</text:p>
          </table:table-cell>
          <table:table-cell table:formula="of:=[.K15]*[.I15]/[.L15]" office:value-type="float" office:value="13.7222222222222" calcext:value-type="float">
            <text:p>13.72222222222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E16]/[.F$1]+[.F$2]"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table:formula="of:=[.G16]/[.H$1]+[.H$2]" office:value-type="float" office:value="54" calcext:value-type="float">
            <text:p>54</text:p>
          </table:table-cell>
          <table:table-cell table:formula="of:=[.E16]-[.G16]" office:value-type="float" office:value="24" calcext:value-type="float">
            <text:p>24</text:p>
          </table:table-cell>
          <table:table-cell table:formula="of:=[.I16]/[.J$1]+[.J$2]" office:value-type="float" office:value="52" calcext:value-type="float">
            <text:p>52</text:p>
          </table:table-cell>
          <table:table-cell table:formula="of:=[.A16]-[.A8]" office:value-type="float" office:value="10" calcext:value-type="float">
            <text:p>10</text:p>
          </table:table-cell>
          <table:table-cell table:formula="of:=[.E8]-[.G8]" office:value-type="float" office:value="18" calcext:value-type="float">
            <text:p>18</text:p>
          </table:table-cell>
          <table:table-cell table:formula="of:=[.K16]*[.I16]/[.L16]" office:value-type="float" office:value="13.3333333333333" calcext:value-type="float">
            <text:p>13.3333333333333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E17]/[.F$1]+[.F$2]"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table:formula="of:=[.G17]/[.H$1]+[.H$2]" office:value-type="float" office:value="55" calcext:value-type="float">
            <text:p>55</text:p>
          </table:table-cell>
          <table:table-cell table:formula="of:=[.E17]-[.G17]" office:value-type="float" office:value="22" calcext:value-type="float">
            <text:p>22</text:p>
          </table:table-cell>
          <table:table-cell table:formula="of:=[.I17]/[.J$1]+[.J$2]" office:value-type="float" office:value="51" calcext:value-type="float">
            <text:p>51</text:p>
          </table:table-cell>
          <table:table-cell table:formula="of:=[.A17]-[.A8]" office:value-type="float" office:value="10.5" calcext:value-type="float">
            <text:p>10.5</text:p>
          </table:table-cell>
          <table:table-cell table:formula="of:=[.E8]-[.G8]" office:value-type="float" office:value="18" calcext:value-type="float">
            <text:p>18</text:p>
          </table:table-cell>
          <table:table-cell table:formula="of:=[.K17]*[.I17]/[.L17]" office:value-type="float" office:value="12.8333333333333" calcext:value-type="float">
            <text:p>12.833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E18]/[.F$1]+[.F$2]"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table:formula="of:=[.G18]/[.H$1]+[.H$2]" office:value-type="float" office:value="56" calcext:value-type="float">
            <text:p>56</text:p>
          </table:table-cell>
          <table:table-cell table:formula="of:=[.E18]-[.G18]" office:value-type="float" office:value="20" calcext:value-type="float">
            <text:p>20</text:p>
          </table:table-cell>
          <table:table-cell table:formula="of:=[.I18]/[.J$1]+[.J$2]" office:value-type="float" office:value="50" calcext:value-type="float">
            <text:p>50</text:p>
          </table:table-cell>
          <table:table-cell table:formula="of:=[.A18]-[.A9]" office:value-type="float" office:value="9" calcext:value-type="float">
            <text:p>9</text:p>
          </table:table-cell>
          <table:table-cell table:formula="of:=[.E9]-[.G9]" office:value-type="float" office:value="22" calcext:value-type="float">
            <text:p>22</text:p>
          </table:table-cell>
          <table:table-cell table:formula="of:=[.K18]*[.I18]/[.L18]" office:value-type="float" office:value="8.18181818181818" calcext:value-type="float">
            <text:p>8.18181818181818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E19]/[.F$1]+[.F$2]"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table:formula="of:=[.G19]/[.H$1]+[.H$2]" office:value-type="float" office:value="57" calcext:value-type="float">
            <text:p>57</text:p>
          </table:table-cell>
          <table:table-cell table:formula="of:=[.E19]-[.G19]" office:value-type="float" office:value="18" calcext:value-type="float">
            <text:p>18</text:p>
          </table:table-cell>
          <table:table-cell table:formula="of:=[.I19]/[.J$1]+[.J$2]" office:value-type="float" office:value="49" calcext:value-type="float">
            <text:p>49</text:p>
          </table:table-cell>
          <table:table-cell table:formula="of:=[.A19]-[.A9]" office:value-type="float" office:value="10.5" calcext:value-type="float">
            <text:p>10.5</text:p>
          </table:table-cell>
          <table:table-cell table:formula="of:=[.E9]-[.G9]" office:value-type="float" office:value="22" calcext:value-type="float">
            <text:p>22</text:p>
          </table:table-cell>
          <table:table-cell table:formula="of:=[.K19]*[.I19]/[.L19]" office:value-type="float" office:value="8.59090909090909" calcext:value-type="float">
            <text:p>8.590909090909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E20]/[.F$1]+[.F$2]"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table:formula="of:=[.G20]/[.H$1]+[.H$2]" office:value-type="float" office:value="58" calcext:value-type="float">
            <text:p>58</text:p>
          </table:table-cell>
          <table:table-cell table:formula="of:=[.E20]-[.G20]" office:value-type="float" office:value="16" calcext:value-type="float">
            <text:p>16</text:p>
          </table:table-cell>
          <table:table-cell table:formula="of:=[.I20]/[.J$1]+[.J$2]" office:value-type="float" office:value="48" calcext:value-type="float">
            <text:p>48</text:p>
          </table:table-cell>
          <table:table-cell table:formula="of:=[.A20]-[.A9]" office:value-type="float" office:value="12" calcext:value-type="float">
            <text:p>12</text:p>
          </table:table-cell>
          <table:table-cell table:formula="of:=[.E9]-[.G9]" office:value-type="float" office:value="22" calcext:value-type="float">
            <text:p>22</text:p>
          </table:table-cell>
          <table:table-cell table:formula="of:=[.K20]*[.I20]/[.L20]" office:value-type="float" office:value="8.72727272727273" calcext:value-type="float">
            <text:p>8.72727272727273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E21]/[.F$1]+[.F$2]"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table:formula="of:=[.G21]/[.H$1]+[.H$2]" office:value-type="float" office:value="59" calcext:value-type="float">
            <text:p>59</text:p>
          </table:table-cell>
          <table:table-cell table:formula="of:=[.E21]-[.G21]" office:value-type="float" office:value="14" calcext:value-type="float">
            <text:p>14</text:p>
          </table:table-cell>
          <table:table-cell table:formula="of:=[.I21]/[.J$1]+[.J$2]" office:value-type="float" office:value="47" calcext:value-type="float">
            <text:p>47</text:p>
          </table:table-cell>
          <table:table-cell table:formula="of:=[.A21]-[.A10]" office:value-type="float" office:value="11.5" calcext:value-type="float">
            <text:p>11.5</text:p>
          </table:table-cell>
          <table:table-cell table:formula="of:=[.E10]-[.G10]" office:value-type="float" office:value="28" calcext:value-type="float">
            <text:p>28</text:p>
          </table:table-cell>
          <table:table-cell table:formula="of:=[.K21]*[.I21]/[.L21]" office:value-type="float" office:value="5.75" calcext:value-type="float">
            <text:p>5.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E22]/[.F$1]+[.F$2]"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table:formula="of:=[.G22]/[.H$1]+[.H$2]" office:value-type="float" office:value="60" calcext:value-type="float">
            <text:p>60</text:p>
          </table:table-cell>
          <table:table-cell table:formula="of:=[.E22]-[.G22]" office:value-type="float" office:value="12" calcext:value-type="float">
            <text:p>12</text:p>
          </table:table-cell>
          <table:table-cell table:formula="of:=[.I22]/[.J$1]+[.J$2]" office:value-type="float" office:value="46" calcext:value-type="float">
            <text:p>46</text:p>
          </table:table-cell>
          <table:table-cell table:formula="of:=[.A22]-[.A10]" office:value-type="float" office:value="13" calcext:value-type="float">
            <text:p>13</text:p>
          </table:table-cell>
          <table:table-cell table:formula="of:=[.E10]-[.G10]" office:value-type="float" office:value="28" calcext:value-type="float">
            <text:p>28</text:p>
          </table:table-cell>
          <table:table-cell table:formula="of:=[.K22]*[.I22]/[.L22]" office:value-type="float" office:value="5.57142857142857" calcext:value-type="float">
            <text:p>5.57142857142857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E23]/[.F$1]+[.F$2]"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table:formula="of:=[.G23]/[.H$1]+[.H$2]" office:value-type="float" office:value="61" calcext:value-type="float">
            <text:p>61</text:p>
          </table:table-cell>
          <table:table-cell table:formula="of:=[.E23]-[.G23]" office:value-type="float" office:value="10" calcext:value-type="float">
            <text:p>10</text:p>
          </table:table-cell>
          <table:table-cell table:formula="of:=[.I23]/[.J$1]+[.J$2]" office:value-type="float" office:value="45" calcext:value-type="float">
            <text:p>45</text:p>
          </table:table-cell>
          <table:table-cell table:formula="of:=[.A23]-[.A10]" office:value-type="float" office:value="14.5" calcext:value-type="float">
            <text:p>14.5</text:p>
          </table:table-cell>
          <table:table-cell table:formula="of:=[.E10]-[.G10]" office:value-type="float" office:value="28" calcext:value-type="float">
            <text:p>28</text:p>
          </table:table-cell>
          <table:table-cell table:formula="of:=[.K23]*[.I23]/[.L23]" office:value-type="float" office:value="5.17857142857143" calcext:value-type="float">
            <text:p>5.178571428571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E24]/[.F$1]+[.F$2]"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formula="of:=[.G24]/[.H$1]+[.H$2]" office:value-type="float" office:value="62" calcext:value-type="float">
            <text:p>62</text:p>
          </table:table-cell>
          <table:table-cell table:formula="of:=[.E24]-[.G24]" office:value-type="float" office:value="8" calcext:value-type="float">
            <text:p>8</text:p>
          </table:table-cell>
          <table:table-cell table:formula="of:=[.I24]/[.J$1]+[.J$2]" office:value-type="float" office:value="44" calcext:value-type="float">
            <text:p>44</text:p>
          </table:table-cell>
          <table:table-cell table:formula="of:=[.A24]-[.A10]" office:value-type="float" office:value="16" calcext:value-type="float">
            <text:p>16</text:p>
          </table:table-cell>
          <table:table-cell table:formula="of:=[.E10]-[.G10]" office:value-type="float" office:value="28" calcext:value-type="float">
            <text:p>28</text:p>
          </table:table-cell>
          <table:table-cell table:formula="of:=[.K24]*[.I24]/[.L24]" office:value-type="float" office:value="4.57142857142857" calcext:value-type="float">
            <text:p>4.57142857142857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E25]/[.F$1]+[.F$2]"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table:formula="of:=[.G25]/[.H$1]+[.H$2]" office:value-type="float" office:value="63" calcext:value-type="float">
            <text:p>63</text:p>
          </table:table-cell>
          <table:table-cell table:formula="of:=[.E25]-[.G25]" office:value-type="float" office:value="6" calcext:value-type="float">
            <text:p>6</text:p>
          </table:table-cell>
          <table:table-cell table:formula="of:=[.I25]/[.J$1]+[.J$2]" office:value-type="float" office:value="43" calcext:value-type="float">
            <text:p>43</text:p>
          </table:table-cell>
          <table:table-cell table:formula="of:=[.A25]-[.A11]" office:value-type="float" office:value="16.5" calcext:value-type="float">
            <text:p>16.5</text:p>
          </table:table-cell>
          <table:table-cell table:formula="of:=[.E11]-[.G11]" office:value-type="float" office:value="28" calcext:value-type="float">
            <text:p>28</text:p>
          </table:table-cell>
          <table:table-cell table:formula="of:=[.K25]*[.I25]/[.L25]" office:value-type="float" office:value="3.53571428571429" calcext:value-type="float">
            <text:p>3.535714285714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E26]/[.F$1]+[.F$2]"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table:formula="of:=[.G26]/[.H$1]+[.H$2]" office:value-type="float" office:value="64" calcext:value-type="float">
            <text:p>64</text:p>
          </table:table-cell>
          <table:table-cell table:formula="of:=[.E26]-[.G26]" office:value-type="float" office:value="4" calcext:value-type="float">
            <text:p>4</text:p>
          </table:table-cell>
          <table:table-cell table:formula="of:=[.I26]/[.J$1]+[.J$2]" office:value-type="float" office:value="42" calcext:value-type="float">
            <text:p>42</text:p>
          </table:table-cell>
          <table:table-cell table:formula="of:=[.A26]-[.A12]" office:value-type="float" office:value="17" calcext:value-type="float">
            <text:p>17</text:p>
          </table:table-cell>
          <table:table-cell table:formula="of:=[.E12]-[.G12]" office:value-type="float" office:value="28" calcext:value-type="float">
            <text:p>28</text:p>
          </table:table-cell>
          <table:table-cell table:formula="of:=[.K26]*[.I26]/[.L26]" office:value-type="float" office:value="2.42857142857143" calcext:value-type="float">
            <text:p>2.42857142857143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E27]/[.F$1]+[.F$2]"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table:formula="of:=[.G27]/[.H$1]+[.H$2]" office:value-type="float" office:value="65" calcext:value-type="float">
            <text:p>65</text:p>
          </table:table-cell>
          <table:table-cell table:formula="of:=[.E27]-[.G27]" office:value-type="float" office:value="2" calcext:value-type="float">
            <text:p>2</text:p>
          </table:table-cell>
          <table:table-cell table:formula="of:=[.I27]/[.J$1]+[.J$2]" office:value-type="float" office:value="41" calcext:value-type="float">
            <text:p>41</text:p>
          </table:table-cell>
          <table:table-cell table:formula="of:=[.A27]-[.A13]" office:value-type="float" office:value="19" calcext:value-type="float">
            <text:p>19</text:p>
          </table:table-cell>
          <table:table-cell table:formula="of:=[.E13]-[.G13]" office:value-type="float" office:value="28" calcext:value-type="float">
            <text:p>28</text:p>
          </table:table-cell>
          <table:table-cell table:formula="of:=[.K27]*[.I27]/[.L27]" office:value-type="float" office:value="1.35714285714286" calcext:value-type="float">
            <text:p>1.357142857142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E28]/[.F$1]+[.F$2]"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table:formula="of:=[.G28]/[.H$1]+[.H$2]" office:value-type="float" office:value="66" calcext:value-type="float">
            <text:p>66</text:p>
          </table:table-cell>
          <table:table-cell table:formula="of:=[.E28]-[.G28]" office:value-type="float" office:value="0" calcext:value-type="float">
            <text:p>0</text:p>
          </table:table-cell>
          <table:table-cell table:formula="of:=[.I28]/[.J$1]+[.J$2]" office:value-type="float" office:value="40" calcext:value-type="float">
            <text:p>40</text:p>
          </table:table-cell>
          <table:table-cell table:formula="of:=[.A28]-[.A14]" office:value-type="float" office:value="21" calcext:value-type="float">
            <text:p>21</text:p>
          </table:table-cell>
          <table:table-cell table:formula="of:=[.E14]-[.G14]" office:value-type="float" office:value="28" calcext:value-type="float">
            <text:p>28</text:p>
          </table:table-cell>
          <table:table-cell table:formula="of:=[.K28]*[.I28]/[.L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[.E29]/[.F$1]+[.F$2]" office:value-type="float" office:value="66.5" calcext:value-type="float">
            <text:p>66.5</text:p>
          </table:table-cell>
          <table:table-cell office:value-type="float" office:value="53" calcext:value-type="float">
            <text:p>53</text:p>
          </table:table-cell>
          <table:table-cell table:formula="of:=[.G29]/[.H$1]+[.H$2]" office:value-type="float" office:value="66.5" calcext:value-type="float">
            <text:p>66.5</text:p>
          </table:table-cell>
          <table:table-cell table:formula="of:=[.E29]-[.G29]" office:value-type="float" office:value="0" calcext:value-type="float">
            <text:p>0</text:p>
          </table:table-cell>
          <table:table-cell table:formula="of:=[.I29]/[.J$1]+[.J$2]" office:value-type="float" office:value="40" calcext:value-type="float">
            <text:p>40</text:p>
          </table:table-cell>
          <table:table-cell table:formula="of:=[.A29]-[.A29]" office:value-type="float" office:value="0" calcext:value-type="float">
            <text:p>0</text:p>
          </table:table-cell>
          <table:table-cell table:formula="of:=[.E29]-[.G29]" office:value-type="float" office:value="0" calcext:value-type="float">
            <text:p>0</text:p>
          </table:table-cell>
          <table:table-cell table:formula="of:=[.K29]*[.I29]/[.L2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E30]/[.F$1]+[.F$2]" office:value-type="float" office:value="67.5" calcext:value-type="float">
            <text:p>67.5</text:p>
          </table:table-cell>
          <table:table-cell office:value-type="float" office:value="54" calcext:value-type="float">
            <text:p>54</text:p>
          </table:table-cell>
          <table:table-cell table:formula="of:=[.G30]/[.H$1]+[.H$2]" office:value-type="float" office:value="67" calcext:value-type="float">
            <text:p>67</text:p>
          </table:table-cell>
          <table:table-cell table:formula="of:=[.E30]-[.G30]" office:value-type="float" office:value="1" calcext:value-type="float">
            <text:p>1</text:p>
          </table:table-cell>
          <table:table-cell table:formula="of:=[.I30]/[.J$1]+[.J$2]" office:value-type="float" office:value="40.5" calcext:value-type="float">
            <text:p>40.5</text:p>
          </table:table-cell>
          <table:table-cell table:formula="of:=[.A30]-[.A30]" office:value-type="float" office:value="0" calcext:value-type="float">
            <text:p>0</text:p>
          </table:table-cell>
          <table:table-cell table:formula="of:=[.E30]-[.G30]" office:value-type="float" office:value="1" calcext:value-type="float">
            <text:p>1</text:p>
          </table:table-cell>
          <table:table-cell table:formula="of:=[.K30]*[.I30]/[.L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[.E31]/[.F$1]+[.F$2]" office:value-type="float" office:value="68.5" calcext:value-type="float">
            <text:p>68.5</text:p>
          </table:table-cell>
          <table:table-cell office:value-type="float" office:value="55" calcext:value-type="float">
            <text:p>55</text:p>
          </table:table-cell>
          <table:table-cell table:formula="of:=[.G31]/[.H$1]+[.H$2]" office:value-type="float" office:value="67.5" calcext:value-type="float">
            <text:p>67.5</text:p>
          </table:table-cell>
          <table:table-cell table:formula="of:=[.E31]-[.G31]" office:value-type="float" office:value="2" calcext:value-type="float">
            <text:p>2</text:p>
          </table:table-cell>
          <table:table-cell table:formula="of:=[.I31]/[.J$1]+[.J$2]" office:value-type="float" office:value="41" calcext:value-type="float">
            <text:p>41</text:p>
          </table:table-cell>
          <table:table-cell table:formula="of:=[.A31]-[.A30]" office:value-type="float" office:value="2" calcext:value-type="float">
            <text:p>2</text:p>
          </table:table-cell>
          <table:table-cell table:formula="of:=[.E30]-[.G30]" office:value-type="float" office:value="1" calcext:value-type="float">
            <text:p>1</text:p>
          </table:table-cell>
          <table:table-cell table:formula="of:=[.K31]*[.I31]/[.L3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[.E32]/[.F$1]+[.F$2]" office:value-type="float" office:value="69.5" calcext:value-type="float">
            <text:p>69.5</text:p>
          </table:table-cell>
          <table:table-cell office:value-type="float" office:value="56" calcext:value-type="float">
            <text:p>56</text:p>
          </table:table-cell>
          <table:table-cell table:formula="of:=[.G32]/[.H$1]+[.H$2]" office:value-type="float" office:value="68" calcext:value-type="float">
            <text:p>68</text:p>
          </table:table-cell>
          <table:table-cell table:formula="of:=[.E32]-[.G32]" office:value-type="float" office:value="3" calcext:value-type="float">
            <text:p>3</text:p>
          </table:table-cell>
          <table:table-cell table:formula="of:=[.I32]/[.J$1]+[.J$2]" office:value-type="float" office:value="41.5" calcext:value-type="float">
            <text:p>41.5</text:p>
          </table:table-cell>
          <table:table-cell table:formula="of:=[.A32]-[.A31]" office:value-type="float" office:value="2" calcext:value-type="float">
            <text:p>2</text:p>
          </table:table-cell>
          <table:table-cell table:formula="of:=[.E31]-[.G31]" office:value-type="float" office:value="2" calcext:value-type="float">
            <text:p>2</text:p>
          </table:table-cell>
          <table:table-cell table:formula="of:=[.K32]*[.I32]/[.L3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E33]/[.F$1]+[.F$2]"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table:formula="of:=[.G33]/[.H$1]+[.H$2]" office:value-type="float" office:value="68.5" calcext:value-type="float">
            <text:p>68.5</text:p>
          </table:table-cell>
          <table:table-cell table:formula="of:=[.E33]-[.G33]" office:value-type="float" office:value="3" calcext:value-type="float">
            <text:p>3</text:p>
          </table:table-cell>
          <table:table-cell table:formula="of:=[.I33]/[.J$1]+[.J$2]" office:value-type="float" office:value="41.5" calcext:value-type="float">
            <text:p>41.5</text:p>
          </table:table-cell>
          <table:table-cell table:formula="of:=[.A33]-[.A31]" office:value-type="float" office:value="4" calcext:value-type="float">
            <text:p>4</text:p>
          </table:table-cell>
          <table:table-cell table:formula="of:=[.E31]-[.G31]" office:value-type="float" office:value="2" calcext:value-type="float">
            <text:p>2</text:p>
          </table:table-cell>
          <table:table-cell table:formula="of:=[.K33]*[.I33]/[.L3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E34]/[.F$1]+[.F$2]"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table:formula="of:=[.G34]/[.H$1]+[.H$2]" office:value-type="float" office:value="69" calcext:value-type="float">
            <text:p>69</text:p>
          </table:table-cell>
          <table:table-cell table:formula="of:=[.E34]-[.G34]" office:value-type="float" office:value="2" calcext:value-type="float">
            <text:p>2</text:p>
          </table:table-cell>
          <table:table-cell table:formula="of:=[.I34]/[.J$1]+[.J$2]" office:value-type="float" office:value="41" calcext:value-type="float">
            <text:p>41</text:p>
          </table:table-cell>
          <table:table-cell table:formula="of:=[.A34]-[.A32]" office:value-type="float" office:value="4" calcext:value-type="float">
            <text:p>4</text:p>
          </table:table-cell>
          <table:table-cell table:formula="of:=[.E32]-[.G32]" office:value-type="float" office:value="3" calcext:value-type="float">
            <text:p>3</text:p>
          </table:table-cell>
          <table:table-cell table:formula="of:=[.K34]*[.I34]/[.L34]" office:value-type="float" office:value="2.66666666666667" calcext:value-type="float">
            <text:p>2.666666666666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E35]/[.F$1]+[.F$2]"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table:formula="of:=[.G35]/[.H$1]+[.H$2]" office:value-type="float" office:value="69.5" calcext:value-type="float">
            <text:p>69.5</text:p>
          </table:table-cell>
          <table:table-cell table:formula="of:=[.E35]-[.G35]" office:value-type="float" office:value="1" calcext:value-type="float">
            <text:p>1</text:p>
          </table:table-cell>
          <table:table-cell table:formula="of:=[.I35]/[.J$1]+[.J$2]" office:value-type="float" office:value="40.5" calcext:value-type="float">
            <text:p>40.5</text:p>
          </table:table-cell>
          <table:table-cell table:formula="of:=[.A35]-[.A32]" office:value-type="float" office:value="6" calcext:value-type="float">
            <text:p>6</text:p>
          </table:table-cell>
          <table:table-cell table:formula="of:=[.E32]-[.G32]" office:value-type="float" office:value="3" calcext:value-type="float">
            <text:p>3</text:p>
          </table:table-cell>
          <table:table-cell table:formula="of:=[.K35]*[.I35]/[.L3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E36]/[.F$1]+[.F$2]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[.G36]/[.H$1]+[.H$2]" office:value-type="float" office:value="70" calcext:value-type="float">
            <text:p>70</text:p>
          </table:table-cell>
          <table:table-cell table:formula="of:=[.E36]-[.G36]" office:value-type="float" office:value="0" calcext:value-type="float">
            <text:p>0</text:p>
          </table:table-cell>
          <table:table-cell table:formula="of:=[.I36]/[.J$1]+[.J$2]" office:value-type="float" office:value="40" calcext:value-type="float">
            <text:p>40</text:p>
          </table:table-cell>
          <table:table-cell table:formula="of:=[.A36]-[.A33]" office:value-type="float" office:value="6" calcext:value-type="float">
            <text:p>6</text:p>
          </table:table-cell>
          <table:table-cell table:formula="of:=[.E33]-[.G33]" office:value-type="float" office:value="3" calcext:value-type="float">
            <text:p>3</text:p>
          </table:table-cell>
          <table:table-cell table:formula="of:=[.K36]*[.I36]/[.L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E37]/[.F$1]+[.F$2]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[.G37]/[.H$1]+[.H$2]" office:value-type="float" office:value="70" calcext:value-type="float">
            <text:p>70</text:p>
          </table:table-cell>
          <table:table-cell table:formula="of:=[.E37]-[.G37]" office:value-type="float" office:value="0" calcext:value-type="float">
            <text:p>0</text:p>
          </table:table-cell>
          <table:table-cell table:formula="of:=[.I37]/[.J$1]+[.J$2]" office:value-type="float" office:value="40" calcext:value-type="float">
            <text:p>40</text:p>
          </table:table-cell>
          <table:table-cell table:formula="of:=[.A37]-[.A36]" office:value-type="float" office:value="6" calcext:value-type="float">
            <text:p>6</text:p>
          </table:table-cell>
          <table:table-cell table:formula="of:=[.E36]-[.G36]" office:value-type="float" office:value="0" calcext:value-type="float">
            <text:p>0</text:p>
          </table:table-cell>
          <table:table-cell table:formula="of:=[.K37]*[.I37]/[.L3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E38]/[.F$1]+[.F$2]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[.G38]/[.H$1]+[.H$2]" office:value-type="float" office:value="70" calcext:value-type="float">
            <text:p>70</text:p>
          </table:table-cell>
          <table:table-cell table:formula="of:=[.E38]-[.G38]" office:value-type="float" office:value="0" calcext:value-type="float">
            <text:p>0</text:p>
          </table:table-cell>
          <table:table-cell table:formula="of:=[.I38]/[.J$1]+[.J$2]" office:value-type="float" office:value="40" calcext:value-type="float">
            <text:p>40</text:p>
          </table:table-cell>
          <table:table-cell table:formula="of:=[.A38]-[.A37]" office:value-type="float" office:value="6" calcext:value-type="float">
            <text:p>6</text:p>
          </table:table-cell>
          <table:table-cell table:formula="of:=[.E37]-[.G37]" office:value-type="float" office:value="0" calcext:value-type="float">
            <text:p>0</text:p>
          </table:table-cell>
          <table:table-cell table:formula="of:=[.K38]*[.I38]/[.L38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table:number-columns-repeated="12"/>
          <table:table-cell/>
        </table:table-row>
      </table:table>
      <table:table table:name="Avg of Avgs" table:style-name="ta1">
        <table:shapes>
          <draw:frame draw:z-index="0" draw:style-name="gr1" draw:text-style-name="P1" svg:width="19.294cm" svg:height="8.986cm" svg:x="6.842cm" svg:y="2.777cm">
            <draw:object draw:notify-on-update-of-ranges="'Avg of Avgs'.B4:'Avg of Avgs'.B46 'Avg of Avgs'.H3:'Avg of Avgs'.H3 'Avg of Avgs'.H4:'Avg of Avgs'.H46 'Avg of Avgs'.B4:'Avg of Avgs'.B46 'Avg of Avgs'.J3:'Avg of Avgs'.J3 'Avg of Avgs'.J4:'Avg of Avgs'.J46 'Avg of Avgs'.B4:'Avg of Avgs'.B46 'Avg of Avgs'.L3:'Avg of Avgs'.L3 'Avg of Avgs'.L4:'Avg of Avgs'.L46 'Avg of Avgs'.B4:'Avg of Avgs'.B46 'Avg of Avgs'.N3:'Avg of Avgs'.N3 'Avg of Avgs'.N4:'Avg of Avgs'.N46 'Avg of Avgs'.B4:'Avg of Avgs'.B46 'Avg of Avgs'.D3:'Avg of Avgs'.D3 'Avg of Avgs'.D4:'Avg of Avgs'.D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/[.B1]" office:value-type="float" office:value="0.5" calcext:value-type="float">
            <text:p>0.5</text:p>
          </table:table-cell>
          <table:table-cell office:value-type="string" calcext:value-type="string">
            <text:p>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rr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eal sojourn, s</text:p>
          </table:table-cell>
          <table:table-cell office:value-type="string" calcext:value-type="string">
            <text:p>ideal clock</text:p>
          </table:table-cell>
          <table:table-cell office:value-type="string" calcext:value-type="string">
            <text:p>sojourn, s [μs]</text:p>
          </table:table-cell>
          <table:table-cell office:value-type="string" calcext:value-type="string">
            <text:p>r_d</text:p>
          </table:table-cell>
          <table:table-cell office:value-type="string" calcext:value-type="string">
            <text:p>forelog, f</text:p>
          </table:table-cell>
          <table:table-cell office:value-type="string" calcext:value-type="string">
            <text:p>s_avg</text:p>
          </table:table-cell>
          <table:table-cell office:value-type="string" calcext:value-type="string">
            <text:p>f_avg</text:p>
          </table:table-cell>
          <table:table-cell office:value-type="string" calcext:value-type="string">
            <text:p>s_avg / f_avg</text:p>
          </table:table-cell>
          <table:table-cell office:value-type="string" calcext:value-type="string">
            <text:p>s/f</text:p>
          </table:table-cell>
          <table:table-cell office:value-type="string" calcext:value-type="string">
            <text:p>(s/f)_avg</text:p>
          </table:table-cell>
          <table:table-cell office:value-type="string" calcext:value-type="string">
            <text:p>s_avg hi-p</text:p>
          </table:table-cell>
          <table:table-cell office:value-type="string" calcext:value-type="string">
            <text:p>s_avg / f_avg hi-p</text:p>
          </table:table-cell>
          <table:table-cell office:value-type="string" calcext:value-type="string">
            <text:p>s/f hi-p</text:p>
          </table:table-cell>
          <table:table-cell office:value-type="string" calcext:value-type="string">
            <text:p>(s/f)_avg hi-p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formula="of:=[.E5]*[.D5]" office:value-type="float" office:value="75000" calcext:value-type="float">
            <text:p>75000</text:p>
          </table:table-cell>
          <table:table-cell table:formula="of:=[.B4]+[.A5]" office:value-type="float" office:value="75000" calcext:value-type="float">
            <text:p>75000</text:p>
          </table:table-cell>
          <table:table-cell table:formula="of:=ROUND([.B5];-[.$C$2])-ROUND([.B4];-[.$C$2])" office:value-type="float" office:value="75000" calcext:value-type="float">
            <text:p>75000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table:formula="of:=[.$C5]" office:value-type="float" office:value="75000" calcext:value-type="float">
            <text:p>75000</text:p>
          </table:table-cell>
          <table:table-cell table:formula="of:=[.$E5]" office:value-type="float" office:value="1500" calcext:value-type="float">
            <text:p>1500</text:p>
          </table:table-cell>
          <table:table-cell table:formula="of:=[.F5]/[.$G5]" office:value-type="float" office:value="50" calcext:value-type="float">
            <text:p>50</text:p>
          </table:table-cell>
          <table:table-cell/>
          <table:table-cell table:formula="of:=[.$F5]/[.$G5]" office:value-type="float" office:value="50" calcext:value-type="float">
            <text:p>50</text:p>
          </table:table-cell>
          <table:table-cell table:formula="of:=[.$A5]" office:value-type="float" office:value="75000" calcext:value-type="float">
            <text:p>75000</text:p>
          </table:table-cell>
          <table:table-cell table:formula="of:=[.K5]/[.$G5]" office:value-type="float" office:value="50" calcext:value-type="float">
            <text:p>50</text:p>
          </table:table-cell>
          <table:table-cell/>
          <table:table-cell table:formula="of:=[.$K5]/[.$G5]" office:value-type="float" office:value="50" calcext:value-type="float">
            <text:p>50</text:p>
          </table:table-cell>
        </table:table-row>
        <table:table-row table:style-name="ro1">
          <table:table-cell table:formula="of:=[.E6]*[.D6]" office:value-type="float" office:value="75000" calcext:value-type="float">
            <text:p>75000</text:p>
          </table:table-cell>
          <table:table-cell table:formula="of:=[.B5]+[.A6]" office:value-type="float" office:value="150000" calcext:value-type="float">
            <text:p>150000</text:p>
          </table:table-cell>
          <table:table-cell table:formula="of:=ROUND([.B6];-[.$C$2])-ROUND([.B5];-[.$C$2])" office:value-type="float" office:value="75000" calcext:value-type="float">
            <text:p>75000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table:formula="of:=[.F5]+([.$C6]-[.F5])*[.$C$1]" office:value-type="float" office:value="75000" calcext:value-type="float">
            <text:p>75000</text:p>
          </table:table-cell>
          <table:table-cell table:formula="of:=[.G5]+([.$E6]-[.G5])*[.$C$1]" office:value-type="float" office:value="1500" calcext:value-type="float">
            <text:p>1500</text:p>
          </table:table-cell>
          <table:table-cell table:formula="of:=[.F6]/[.$G6]" office:value-type="float" office:value="50" calcext:value-type="float">
            <text:p>50</text:p>
          </table:table-cell>
          <table:table-cell table:formula="of:=[.$C6]/[.$E6]" office:value-type="float" office:value="50" calcext:value-type="float">
            <text:p>50</text:p>
          </table:table-cell>
          <table:table-cell table:formula="of:=[.J5]+([.I6]-[.J5])*[.$C$1]" office:value-type="float" office:value="50" calcext:value-type="float">
            <text:p>50</text:p>
          </table:table-cell>
          <table:table-cell table:formula="of:=[.K5]+([.$A6]-[.K5])*[.$C$1]" office:value-type="float" office:value="75000" calcext:value-type="float">
            <text:p>75000</text:p>
          </table:table-cell>
          <table:table-cell table:formula="of:=[.K6]/[.$G6]" office:value-type="float" office:value="50" calcext:value-type="float">
            <text:p>50</text:p>
          </table:table-cell>
          <table:table-cell table:formula="of:=[.$A6]/[.$E6]" office:value-type="float" office:value="50" calcext:value-type="float">
            <text:p>50</text:p>
          </table:table-cell>
          <table:table-cell table:formula="of:=[.N5]+([.M6]-[.N5])*[.$C$1]" office:value-type="float" office:value="50" calcext:value-type="float">
            <text:p>50</text:p>
          </table:table-cell>
        </table:table-row>
        <table:table-row table:style-name="ro1">
          <table:table-cell table:formula="of:=[.E7]*[.D7]" office:value-type="float" office:value="75000" calcext:value-type="float">
            <text:p>75000</text:p>
          </table:table-cell>
          <table:table-cell table:formula="of:=[.B6]+[.A7]" office:value-type="float" office:value="225000" calcext:value-type="float">
            <text:p>225000</text:p>
          </table:table-cell>
          <table:table-cell table:formula="of:=ROUND([.B7];-[.$C$2])-ROUND([.B6];-[.$C$2])" office:value-type="float" office:value="75000" calcext:value-type="float">
            <text:p>75000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table:formula="of:=[.F6]+([.$C7]-[.F6])*[.$C$1]" office:value-type="float" office:value="75000" calcext:value-type="float">
            <text:p>75000</text:p>
          </table:table-cell>
          <table:table-cell table:formula="of:=[.G6]+([.$E7]-[.G6])*[.$C$1]" office:value-type="float" office:value="1500" calcext:value-type="float">
            <text:p>1500</text:p>
          </table:table-cell>
          <table:table-cell table:formula="of:=[.F7]/[.$G7]" office:value-type="float" office:value="50" calcext:value-type="float">
            <text:p>50</text:p>
          </table:table-cell>
          <table:table-cell table:formula="of:=[.$C7]/[.$E7]" office:value-type="float" office:value="50" calcext:value-type="float">
            <text:p>50</text:p>
          </table:table-cell>
          <table:table-cell table:formula="of:=[.J6]+([.I7]-[.J6])*[.$C$1]" office:value-type="float" office:value="50" calcext:value-type="float">
            <text:p>50</text:p>
          </table:table-cell>
          <table:table-cell table:formula="of:=[.K6]+([.$A7]-[.K6])*[.$C$1]" office:value-type="float" office:value="75000" calcext:value-type="float">
            <text:p>75000</text:p>
          </table:table-cell>
          <table:table-cell table:formula="of:=[.K7]/[.$G7]" office:value-type="float" office:value="50" calcext:value-type="float">
            <text:p>50</text:p>
          </table:table-cell>
          <table:table-cell table:formula="of:=[.$A7]/[.$E7]" office:value-type="float" office:value="50" calcext:value-type="float">
            <text:p>50</text:p>
          </table:table-cell>
          <table:table-cell table:formula="of:=[.N6]+([.M7]-[.N6])*[.$C$1]" office:value-type="float" office:value="50" calcext:value-type="float">
            <text:p>50</text:p>
          </table:table-cell>
        </table:table-row>
        <table:table-row table:style-name="ro1">
          <table:table-cell table:formula="of:=[.E8]*[.D8]" office:value-type="float" office:value="75000" calcext:value-type="float">
            <text:p>75000</text:p>
          </table:table-cell>
          <table:table-cell table:formula="of:=[.B7]+[.A8]" office:value-type="float" office:value="300000" calcext:value-type="float">
            <text:p>300000</text:p>
          </table:table-cell>
          <table:table-cell table:formula="of:=ROUND([.B8];-[.$C$2])-ROUND([.B7];-[.$C$2])" office:value-type="float" office:value="75000" calcext:value-type="float">
            <text:p>75000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table:formula="of:=[.F7]+([.$C8]-[.F7])*[.$C$1]" office:value-type="float" office:value="75000" calcext:value-type="float">
            <text:p>75000</text:p>
          </table:table-cell>
          <table:table-cell table:formula="of:=[.G7]+([.$E8]-[.G7])*[.$C$1]" office:value-type="float" office:value="1500" calcext:value-type="float">
            <text:p>1500</text:p>
          </table:table-cell>
          <table:table-cell table:formula="of:=[.F8]/[.$G8]" office:value-type="float" office:value="50" calcext:value-type="float">
            <text:p>50</text:p>
          </table:table-cell>
          <table:table-cell table:formula="of:=[.$C8]/[.$E8]" office:value-type="float" office:value="50" calcext:value-type="float">
            <text:p>50</text:p>
          </table:table-cell>
          <table:table-cell table:formula="of:=[.J7]+([.I8]-[.J7])*[.$C$1]" office:value-type="float" office:value="50" calcext:value-type="float">
            <text:p>50</text:p>
          </table:table-cell>
          <table:table-cell table:formula="of:=[.K7]+([.$A8]-[.K7])*[.$C$1]" office:value-type="float" office:value="75000" calcext:value-type="float">
            <text:p>75000</text:p>
          </table:table-cell>
          <table:table-cell table:formula="of:=[.K8]/[.$G8]" office:value-type="float" office:value="50" calcext:value-type="float">
            <text:p>50</text:p>
          </table:table-cell>
          <table:table-cell table:formula="of:=[.$A8]/[.$E8]" office:value-type="float" office:value="50" calcext:value-type="float">
            <text:p>50</text:p>
          </table:table-cell>
          <table:table-cell table:formula="of:=[.N7]+([.M8]-[.N7])*[.$C$1]" office:value-type="float" office:value="50" calcext:value-type="float">
            <text:p>50</text:p>
          </table:table-cell>
        </table:table-row>
        <table:table-row table:style-name="ro1">
          <table:table-cell table:formula="of:=[.E9]*[.D9]" office:value-type="float" office:value="81000" calcext:value-type="float">
            <text:p>81000</text:p>
          </table:table-cell>
          <table:table-cell table:formula="of:=[.B8]+[.A9]" office:value-type="float" office:value="381000" calcext:value-type="float">
            <text:p>381000</text:p>
          </table:table-cell>
          <table:table-cell table:formula="of:=ROUND([.B9];-[.$C$2])-ROUND([.B8];-[.$C$2])" office:value-type="float" office:value="81000" calcext:value-type="float">
            <text:p>81000</text:p>
          </table:table-cell>
          <table:table-cell office:value-type="float" office:value="54" calcext:value-type="float">
            <text:p>54</text:p>
          </table:table-cell>
          <table:table-cell office:value-type="float" office:value="1500" calcext:value-type="float">
            <text:p>1500</text:p>
          </table:table-cell>
          <table:table-cell table:formula="of:=[.F8]+([.$C9]-[.F8])*[.$C$1]" office:value-type="float" office:value="78000" calcext:value-type="float">
            <text:p>78000</text:p>
          </table:table-cell>
          <table:table-cell table:formula="of:=[.G8]+([.$E9]-[.G8])*[.$C$1]" office:value-type="float" office:value="1500" calcext:value-type="float">
            <text:p>1500</text:p>
          </table:table-cell>
          <table:table-cell table:formula="of:=[.F9]/[.$G9]" office:value-type="float" office:value="52" calcext:value-type="float">
            <text:p>52</text:p>
          </table:table-cell>
          <table:table-cell table:formula="of:=[.$C9]/[.$E9]" office:value-type="float" office:value="54" calcext:value-type="float">
            <text:p>54</text:p>
          </table:table-cell>
          <table:table-cell table:formula="of:=[.J8]+([.I9]-[.J8])*[.$C$1]" office:value-type="float" office:value="52" calcext:value-type="float">
            <text:p>52</text:p>
          </table:table-cell>
          <table:table-cell table:formula="of:=[.K8]+([.$A9]-[.K8])*[.$C$1]" office:value-type="float" office:value="78000" calcext:value-type="float">
            <text:p>78000</text:p>
          </table:table-cell>
          <table:table-cell table:formula="of:=[.K9]/[.$G9]" office:value-type="float" office:value="52" calcext:value-type="float">
            <text:p>52</text:p>
          </table:table-cell>
          <table:table-cell table:formula="of:=[.$A9]/[.$E9]" office:value-type="float" office:value="54" calcext:value-type="float">
            <text:p>54</text:p>
          </table:table-cell>
          <table:table-cell table:formula="of:=[.N8]+([.M9]-[.N8])*[.$C$1]" office:value-type="float" office:value="52" calcext:value-type="float">
            <text:p>52</text:p>
          </table:table-cell>
        </table:table-row>
        <table:table-row table:style-name="ro1">
          <table:table-cell table:formula="of:=[.E10]*[.D10]" office:value-type="float" office:value="81000" calcext:value-type="float">
            <text:p>81000</text:p>
          </table:table-cell>
          <table:table-cell table:formula="of:=[.B9]+[.A10]" office:value-type="float" office:value="462000" calcext:value-type="float">
            <text:p>462000</text:p>
          </table:table-cell>
          <table:table-cell table:formula="of:=ROUND([.B10];-[.$C$2])-ROUND([.B9];-[.$C$2])" office:value-type="float" office:value="81000" calcext:value-type="float">
            <text:p>81000</text:p>
          </table:table-cell>
          <table:table-cell office:value-type="float" office:value="54" calcext:value-type="float">
            <text:p>54</text:p>
          </table:table-cell>
          <table:table-cell office:value-type="float" office:value="1500" calcext:value-type="float">
            <text:p>1500</text:p>
          </table:table-cell>
          <table:table-cell table:formula="of:=[.F9]+([.$C10]-[.F9])*[.$C$1]" office:value-type="float" office:value="79500" calcext:value-type="float">
            <text:p>79500</text:p>
          </table:table-cell>
          <table:table-cell table:formula="of:=[.G9]+([.$E10]-[.G9])*[.$C$1]" office:value-type="float" office:value="1500" calcext:value-type="float">
            <text:p>1500</text:p>
          </table:table-cell>
          <table:table-cell table:formula="of:=[.F10]/[.$G10]" office:value-type="float" office:value="53" calcext:value-type="float">
            <text:p>53</text:p>
          </table:table-cell>
          <table:table-cell table:formula="of:=[.$C10]/[.$E10]" office:value-type="float" office:value="54" calcext:value-type="float">
            <text:p>54</text:p>
          </table:table-cell>
          <table:table-cell table:formula="of:=[.J9]+([.I10]-[.J9])*[.$C$1]" office:value-type="float" office:value="53" calcext:value-type="float">
            <text:p>53</text:p>
          </table:table-cell>
          <table:table-cell table:formula="of:=[.K9]+([.$A10]-[.K9])*[.$C$1]" office:value-type="float" office:value="79500" calcext:value-type="float">
            <text:p>79500</text:p>
          </table:table-cell>
          <table:table-cell table:formula="of:=[.K10]/[.$G10]" office:value-type="float" office:value="53" calcext:value-type="float">
            <text:p>53</text:p>
          </table:table-cell>
          <table:table-cell table:formula="of:=[.$A10]/[.$E10]" office:value-type="float" office:value="54" calcext:value-type="float">
            <text:p>54</text:p>
          </table:table-cell>
          <table:table-cell table:formula="of:=[.N9]+([.M10]-[.N9])*[.$C$1]" office:value-type="float" office:value="53" calcext:value-type="float">
            <text:p>53</text:p>
          </table:table-cell>
        </table:table-row>
        <table:table-row table:style-name="ro1">
          <table:table-cell table:formula="of:=[.E11]*[.D11]" office:value-type="float" office:value="3240" calcext:value-type="float">
            <text:p>3240</text:p>
          </table:table-cell>
          <table:table-cell table:formula="of:=[.B10]+[.A11]" office:value-type="float" office:value="465240" calcext:value-type="float">
            <text:p>465240</text:p>
          </table:table-cell>
          <table:table-cell table:formula="of:=ROUND([.B11];-[.$C$2])-ROUND([.B10];-[.$C$2])" office:value-type="float" office:value="3000" calcext:value-type="float">
            <text:p>300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formula="of:=[.F10]+([.$C11]-[.F10])*[.$C$1]" office:value-type="float" office:value="41250" calcext:value-type="float">
            <text:p>41250</text:p>
          </table:table-cell>
          <table:table-cell table:formula="of:=[.G10]+([.$E11]-[.G10])*[.$C$1]" office:value-type="float" office:value="780" calcext:value-type="float">
            <text:p>780</text:p>
          </table:table-cell>
          <table:table-cell table:formula="of:=[.F11]/[.$G11]" office:value-type="float" office:value="52.8846153846154" calcext:value-type="float">
            <text:p>52.8846153846154</text:p>
          </table:table-cell>
          <table:table-cell table:formula="of:=[.$C11]/[.$E11]" office:value-type="float" office:value="50" calcext:value-type="float">
            <text:p>50</text:p>
          </table:table-cell>
          <table:table-cell table:formula="of:=[.J10]+([.I11]-[.J10])*[.$C$1]" office:value-type="float" office:value="51.5" calcext:value-type="float">
            <text:p>51.5</text:p>
          </table:table-cell>
          <table:table-cell table:formula="of:=[.K10]+([.$A11]-[.K10])*[.$C$1]" office:value-type="float" office:value="41370" calcext:value-type="float">
            <text:p>41370</text:p>
          </table:table-cell>
          <table:table-cell table:formula="of:=[.K11]/[.$G11]" office:value-type="float" office:value="53.0384615384615" calcext:value-type="float">
            <text:p>53.0384615384615</text:p>
          </table:table-cell>
          <table:table-cell table:formula="of:=[.$A11]/[.$E11]" office:value-type="float" office:value="54" calcext:value-type="float">
            <text:p>54</text:p>
          </table:table-cell>
          <table:table-cell table:formula="of:=[.N10]+([.M11]-[.N10])*[.$C$1]" office:value-type="float" office:value="53.5" calcext:value-type="float">
            <text:p>53.5</text:p>
          </table:table-cell>
        </table:table-row>
        <table:table-row table:style-name="ro1">
          <table:table-cell table:formula="of:=[.E12]*[.D12]" office:value-type="float" office:value="81000" calcext:value-type="float">
            <text:p>81000</text:p>
          </table:table-cell>
          <table:table-cell table:formula="of:=[.B11]+[.A12]" office:value-type="float" office:value="546240" calcext:value-type="float">
            <text:p>546240</text:p>
          </table:table-cell>
          <table:table-cell table:formula="of:=ROUND([.B12];-[.$C$2])-ROUND([.B11];-[.$C$2])" office:value-type="float" office:value="81000" calcext:value-type="float">
            <text:p>81000</text:p>
          </table:table-cell>
          <table:table-cell office:value-type="float" office:value="54" calcext:value-type="float">
            <text:p>54</text:p>
          </table:table-cell>
          <table:table-cell office:value-type="float" office:value="1500" calcext:value-type="float">
            <text:p>1500</text:p>
          </table:table-cell>
          <table:table-cell table:formula="of:=[.F11]+([.$C12]-[.F11])*[.$C$1]" office:value-type="float" office:value="61125" calcext:value-type="float">
            <text:p>61125</text:p>
          </table:table-cell>
          <table:table-cell table:formula="of:=[.G11]+([.$E12]-[.G11])*[.$C$1]" office:value-type="float" office:value="1140" calcext:value-type="float">
            <text:p>1140</text:p>
          </table:table-cell>
          <table:table-cell table:formula="of:=[.F12]/[.$G12]" office:value-type="float" office:value="53.6184210526316" calcext:value-type="float">
            <text:p>53.6184210526316</text:p>
          </table:table-cell>
          <table:table-cell table:formula="of:=[.$C12]/[.$E12]" office:value-type="float" office:value="54" calcext:value-type="float">
            <text:p>54</text:p>
          </table:table-cell>
          <table:table-cell table:formula="of:=[.J11]+([.I12]-[.J11])*[.$C$1]" office:value-type="float" office:value="52.75" calcext:value-type="float">
            <text:p>52.75</text:p>
          </table:table-cell>
          <table:table-cell table:formula="of:=[.K11]+([.$A12]-[.K11])*[.$C$1]" office:value-type="float" office:value="61185" calcext:value-type="float">
            <text:p>61185</text:p>
          </table:table-cell>
          <table:table-cell table:formula="of:=[.K12]/[.$G12]" office:value-type="float" office:value="53.6710526315789" calcext:value-type="float">
            <text:p>53.6710526315789</text:p>
          </table:table-cell>
          <table:table-cell table:formula="of:=[.$A12]/[.$E12]" office:value-type="float" office:value="54" calcext:value-type="float">
            <text:p>54</text:p>
          </table:table-cell>
          <table:table-cell table:formula="of:=[.N11]+([.M12]-[.N11])*[.$C$1]" office:value-type="float" office:value="53.75" calcext:value-type="float">
            <text:p>53.75</text:p>
          </table:table-cell>
        </table:table-row>
        <table:table-row table:style-name="ro1">
          <table:table-cell table:formula="of:=[.E13]*[.D13]" office:value-type="float" office:value="72000" calcext:value-type="float">
            <text:p>72000</text:p>
          </table:table-cell>
          <table:table-cell table:formula="of:=[.B12]+[.A13]" office:value-type="float" office:value="618240" calcext:value-type="float">
            <text:p>618240</text:p>
          </table:table-cell>
          <table:table-cell table:formula="of:=ROUND([.B13];-[.$C$2])-ROUND([.B12];-[.$C$2])" office:value-type="float" office:value="72000" calcext:value-type="float">
            <text:p>72000</text:p>
          </table:table-cell>
          <table:table-cell office:value-type="float" office:value="48" calcext:value-type="float">
            <text:p>48</text:p>
          </table:table-cell>
          <table:table-cell office:value-type="float" office:value="1500" calcext:value-type="float">
            <text:p>1500</text:p>
          </table:table-cell>
          <table:table-cell table:formula="of:=[.F12]+([.$C13]-[.F12])*[.$C$1]" office:value-type="float" office:value="66562.5" calcext:value-type="float">
            <text:p>66562.5</text:p>
          </table:table-cell>
          <table:table-cell table:formula="of:=[.G12]+([.$E13]-[.G12])*[.$C$1]" office:value-type="float" office:value="1320" calcext:value-type="float">
            <text:p>1320</text:p>
          </table:table-cell>
          <table:table-cell table:formula="of:=[.F13]/[.$G13]" office:value-type="float" office:value="50.4261363636364" calcext:value-type="float">
            <text:p>50.4261363636364</text:p>
          </table:table-cell>
          <table:table-cell table:formula="of:=[.$C13]/[.$E13]" office:value-type="float" office:value="48" calcext:value-type="float">
            <text:p>48</text:p>
          </table:table-cell>
          <table:table-cell table:formula="of:=[.J12]+([.I13]-[.J12])*[.$C$1]" office:value-type="float" office:value="50.375" calcext:value-type="float">
            <text:p>50.375</text:p>
          </table:table-cell>
          <table:table-cell table:formula="of:=[.K12]+([.$A13]-[.K12])*[.$C$1]" office:value-type="float" office:value="66592.5" calcext:value-type="float">
            <text:p>66592.5</text:p>
          </table:table-cell>
          <table:table-cell table:formula="of:=[.K13]/[.$G13]" office:value-type="float" office:value="50.4488636363636" calcext:value-type="float">
            <text:p>50.4488636363636</text:p>
          </table:table-cell>
          <table:table-cell table:formula="of:=[.$A13]/[.$E13]" office:value-type="float" office:value="48" calcext:value-type="float">
            <text:p>48</text:p>
          </table:table-cell>
          <table:table-cell table:formula="of:=[.N12]+([.M13]-[.N12])*[.$C$1]" office:value-type="float" office:value="50.875" calcext:value-type="float">
            <text:p>50.875</text:p>
          </table:table-cell>
        </table:table-row>
        <table:table-row table:style-name="ro1">
          <table:table-cell table:formula="of:=[.E14]*[.D14]" office:value-type="float" office:value="72000" calcext:value-type="float">
            <text:p>72000</text:p>
          </table:table-cell>
          <table:table-cell table:formula="of:=[.B13]+[.A14]" office:value-type="float" office:value="690240" calcext:value-type="float">
            <text:p>690240</text:p>
          </table:table-cell>
          <table:table-cell table:formula="of:=ROUND([.B14];-[.$C$2])-ROUND([.B13];-[.$C$2])" office:value-type="float" office:value="72000" calcext:value-type="float">
            <text:p>72000</text:p>
          </table:table-cell>
          <table:table-cell office:value-type="float" office:value="48" calcext:value-type="float">
            <text:p>48</text:p>
          </table:table-cell>
          <table:table-cell office:value-type="float" office:value="1500" calcext:value-type="float">
            <text:p>1500</text:p>
          </table:table-cell>
          <table:table-cell table:formula="of:=[.F13]+([.$C14]-[.F13])*[.$C$1]" office:value-type="float" office:value="69281.25" calcext:value-type="float">
            <text:p>69281.25</text:p>
          </table:table-cell>
          <table:table-cell table:formula="of:=[.G13]+([.$E14]-[.G13])*[.$C$1]" office:value-type="float" office:value="1410" calcext:value-type="float">
            <text:p>1410</text:p>
          </table:table-cell>
          <table:table-cell table:formula="of:=[.F14]/[.$G14]" office:value-type="float" office:value="49.1356382978723" calcext:value-type="float">
            <text:p>49.1356382978723</text:p>
          </table:table-cell>
          <table:table-cell table:formula="of:=[.$C14]/[.$E14]" office:value-type="float" office:value="48" calcext:value-type="float">
            <text:p>48</text:p>
          </table:table-cell>
          <table:table-cell table:formula="of:=[.J13]+([.I14]-[.J13])*[.$C$1]" office:value-type="float" office:value="49.1875" calcext:value-type="float">
            <text:p>49.1875</text:p>
          </table:table-cell>
          <table:table-cell table:formula="of:=[.K13]+([.$A14]-[.K13])*[.$C$1]" office:value-type="float" office:value="69296.25" calcext:value-type="float">
            <text:p>69296.25</text:p>
          </table:table-cell>
          <table:table-cell table:formula="of:=[.K14]/[.$G14]" office:value-type="float" office:value="49.1462765957447" calcext:value-type="float">
            <text:p>49.1462765957447</text:p>
          </table:table-cell>
          <table:table-cell table:formula="of:=[.$A14]/[.$E14]" office:value-type="float" office:value="48" calcext:value-type="float">
            <text:p>48</text:p>
          </table:table-cell>
          <table:table-cell table:formula="of:=[.N13]+([.M14]-[.N13])*[.$C$1]" office:value-type="float" office:value="49.4375" calcext:value-type="float">
            <text:p>49.4375</text:p>
          </table:table-cell>
        </table:table-row>
        <table:table-row table:style-name="ro1">
          <table:table-cell table:formula="of:=[.E15]*[.D15]" office:value-type="float" office:value="72000" calcext:value-type="float">
            <text:p>72000</text:p>
          </table:table-cell>
          <table:table-cell table:formula="of:=[.B14]+[.A15]" office:value-type="float" office:value="762240" calcext:value-type="float">
            <text:p>762240</text:p>
          </table:table-cell>
          <table:table-cell table:formula="of:=ROUND([.B15];-[.$C$2])-ROUND([.B14];-[.$C$2])" office:value-type="float" office:value="72000" calcext:value-type="float">
            <text:p>72000</text:p>
          </table:table-cell>
          <table:table-cell office:value-type="float" office:value="48" calcext:value-type="float">
            <text:p>48</text:p>
          </table:table-cell>
          <table:table-cell office:value-type="float" office:value="1500" calcext:value-type="float">
            <text:p>1500</text:p>
          </table:table-cell>
          <table:table-cell table:formula="of:=[.F14]+([.$C15]-[.F14])*[.$C$1]" office:value-type="float" office:value="70640.625" calcext:value-type="float">
            <text:p>70640.625</text:p>
          </table:table-cell>
          <table:table-cell table:formula="of:=[.G14]+([.$E15]-[.G14])*[.$C$1]" office:value-type="float" office:value="1455" calcext:value-type="float">
            <text:p>1455</text:p>
          </table:table-cell>
          <table:table-cell table:formula="of:=[.F15]/[.$G15]" office:value-type="float" office:value="48.5502577319588" calcext:value-type="float">
            <text:p>48.5502577319588</text:p>
          </table:table-cell>
          <table:table-cell table:formula="of:=[.$C15]/[.$E15]" office:value-type="float" office:value="48" calcext:value-type="float">
            <text:p>48</text:p>
          </table:table-cell>
          <table:table-cell table:formula="of:=[.J14]+([.I15]-[.J14])*[.$C$1]" office:value-type="float" office:value="48.59375" calcext:value-type="float">
            <text:p>48.59375</text:p>
          </table:table-cell>
          <table:table-cell table:formula="of:=[.K14]+([.$A15]-[.K14])*[.$C$1]" office:value-type="float" office:value="70648.125" calcext:value-type="float">
            <text:p>70648.125</text:p>
          </table:table-cell>
          <table:table-cell table:formula="of:=[.K15]/[.$G15]" office:value-type="float" office:value="48.555412371134" calcext:value-type="float">
            <text:p>48.555412371134</text:p>
          </table:table-cell>
          <table:table-cell table:formula="of:=[.$A15]/[.$E15]" office:value-type="float" office:value="48" calcext:value-type="float">
            <text:p>48</text:p>
          </table:table-cell>
          <table:table-cell table:formula="of:=[.N14]+([.M15]-[.N14])*[.$C$1]" office:value-type="float" office:value="48.71875" calcext:value-type="float">
            <text:p>48.71875</text:p>
          </table:table-cell>
        </table:table-row>
        <table:table-row table:style-name="ro1">
          <table:table-cell table:formula="of:=[.E16]*[.D16]" office:value-type="float" office:value="72000" calcext:value-type="float">
            <text:p>72000</text:p>
          </table:table-cell>
          <table:table-cell table:formula="of:=[.B15]+[.A16]" office:value-type="float" office:value="834240" calcext:value-type="float">
            <text:p>834240</text:p>
          </table:table-cell>
          <table:table-cell table:formula="of:=ROUND([.B16];-[.$C$2])-ROUND([.B15];-[.$C$2])" office:value-type="float" office:value="72000" calcext:value-type="float">
            <text:p>72000</text:p>
          </table:table-cell>
          <table:table-cell office:value-type="float" office:value="48" calcext:value-type="float">
            <text:p>48</text:p>
          </table:table-cell>
          <table:table-cell office:value-type="float" office:value="1500" calcext:value-type="float">
            <text:p>1500</text:p>
          </table:table-cell>
          <table:table-cell table:formula="of:=[.F15]+([.$C16]-[.F15])*[.$C$1]" office:value-type="float" office:value="71320.3125" calcext:value-type="float">
            <text:p>71320.3125</text:p>
          </table:table-cell>
          <table:table-cell table:formula="of:=[.G15]+([.$E16]-[.G15])*[.$C$1]" office:value-type="float" office:value="1477.5" calcext:value-type="float">
            <text:p>1477.5</text:p>
          </table:table-cell>
          <table:table-cell table:formula="of:=[.F16]/[.$G16]" office:value-type="float" office:value="48.2709390862944" calcext:value-type="float">
            <text:p>48.2709390862944</text:p>
          </table:table-cell>
          <table:table-cell table:formula="of:=[.$C16]/[.$E16]" office:value-type="float" office:value="48" calcext:value-type="float">
            <text:p>48</text:p>
          </table:table-cell>
          <table:table-cell table:formula="of:=[.J15]+([.I16]-[.J15])*[.$C$1]" office:value-type="float" office:value="48.296875" calcext:value-type="float">
            <text:p>48.296875</text:p>
          </table:table-cell>
          <table:table-cell table:formula="of:=[.K15]+([.$A16]-[.K15])*[.$C$1]" office:value-type="float" office:value="71324.0625" calcext:value-type="float">
            <text:p>71324.0625</text:p>
          </table:table-cell>
          <table:table-cell table:formula="of:=[.K16]/[.$G16]" office:value-type="float" office:value="48.2734771573604" calcext:value-type="float">
            <text:p>48.2734771573604</text:p>
          </table:table-cell>
          <table:table-cell table:formula="of:=[.$A16]/[.$E16]" office:value-type="float" office:value="48" calcext:value-type="float">
            <text:p>48</text:p>
          </table:table-cell>
          <table:table-cell table:formula="of:=[.N15]+([.M16]-[.N15])*[.$C$1]" office:value-type="float" office:value="48.359375" calcext:value-type="float">
            <text:p>48.359375</text:p>
          </table:table-cell>
        </table:table-row>
        <table:table-row table:style-name="ro1">
          <table:table-cell table:formula="of:=[.E17]*[.D17]" office:value-type="float" office:value="3360" calcext:value-type="float">
            <text:p>3360</text:p>
          </table:table-cell>
          <table:table-cell table:formula="of:=[.B16]+[.A17]" office:value-type="float" office:value="837600" calcext:value-type="float">
            <text:p>837600</text:p>
          </table:table-cell>
          <table:table-cell table:formula="of:=ROUND([.B17];-[.$C$2])-ROUND([.B16];-[.$C$2])" office:value-type="float" office:value="4000" calcext:value-type="float">
            <text:p>400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formula="of:=[.F16]+([.$C17]-[.F16])*[.$C$1]" office:value-type="float" office:value="37660.15625" calcext:value-type="float">
            <text:p>37660.15625</text:p>
          </table:table-cell>
          <table:table-cell table:formula="of:=[.G16]+([.$E17]-[.G16])*[.$C$1]" office:value-type="float" office:value="768.75" calcext:value-type="float">
            <text:p>768.75</text:p>
          </table:table-cell>
          <table:table-cell table:formula="of:=[.F17]/[.$G17]" office:value-type="float" office:value="48.9888211382114" calcext:value-type="float">
            <text:p>48.9888211382114</text:p>
          </table:table-cell>
          <table:table-cell table:formula="of:=[.$C17]/[.$E17]" office:value-type="float" office:value="66.6666666666667" calcext:value-type="float">
            <text:p>66.6666666666667</text:p>
          </table:table-cell>
          <table:table-cell table:formula="of:=[.J16]+([.I17]-[.J16])*[.$C$1]" office:value-type="float" office:value="57.4817708333333" calcext:value-type="float">
            <text:p>57.4817708333333</text:p>
          </table:table-cell>
          <table:table-cell table:formula="of:=[.K16]+([.$A17]-[.K16])*[.$C$1]" office:value-type="float" office:value="37342.03125" calcext:value-type="float">
            <text:p>37342.03125</text:p>
          </table:table-cell>
          <table:table-cell table:formula="of:=[.K17]/[.$G17]" office:value-type="float" office:value="48.575" calcext:value-type="float">
            <text:p>48.575</text:p>
          </table:table-cell>
          <table:table-cell table:formula="of:=[.$A17]/[.$E17]" office:value-type="float" office:value="56" calcext:value-type="float">
            <text:p>56</text:p>
          </table:table-cell>
          <table:table-cell table:formula="of:=[.N16]+([.M17]-[.N16])*[.$C$1]" office:value-type="float" office:value="52.1796875" calcext:value-type="float">
            <text:p>52.1796875</text:p>
          </table:table-cell>
        </table:table-row>
        <table:table-row table:style-name="ro1">
          <table:table-cell table:formula="of:=[.E18]*[.D18]" office:value-type="float" office:value="3360" calcext:value-type="float">
            <text:p>3360</text:p>
          </table:table-cell>
          <table:table-cell table:formula="of:=[.B17]+[.A18]" office:value-type="float" office:value="840960" calcext:value-type="float">
            <text:p>840960</text:p>
          </table:table-cell>
          <table:table-cell table:formula="of:=ROUND([.B18];-[.$C$2])-ROUND([.B17];-[.$C$2])" office:value-type="float" office:value="3000" calcext:value-type="float">
            <text:p>300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formula="of:=[.F17]+([.$C18]-[.F17])*[.$C$1]" office:value-type="float" office:value="20330.078125" calcext:value-type="float">
            <text:p>20330.078125</text:p>
          </table:table-cell>
          <table:table-cell table:formula="of:=[.G17]+([.$E18]-[.G17])*[.$C$1]" office:value-type="float" office:value="414.375" calcext:value-type="float">
            <text:p>414.375</text:p>
          </table:table-cell>
          <table:table-cell table:formula="of:=[.F18]/[.$G18]" office:value-type="float" office:value="49.0620286576169" calcext:value-type="float">
            <text:p>49.0620286576169</text:p>
          </table:table-cell>
          <table:table-cell table:formula="of:=[.$C18]/[.$E18]" office:value-type="float" office:value="50" calcext:value-type="float">
            <text:p>50</text:p>
          </table:table-cell>
          <table:table-cell table:formula="of:=[.J17]+([.I18]-[.J17])*[.$C$1]" office:value-type="float" office:value="53.7408854166667" calcext:value-type="float">
            <text:p>53.7408854166667</text:p>
          </table:table-cell>
          <table:table-cell table:formula="of:=[.K17]+([.$A18]-[.K17])*[.$C$1]" office:value-type="float" office:value="20351.015625" calcext:value-type="float">
            <text:p>20351.015625</text:p>
          </table:table-cell>
          <table:table-cell table:formula="of:=[.K18]/[.$G18]" office:value-type="float" office:value="49.112556561086" calcext:value-type="float">
            <text:p>49.112556561086</text:p>
          </table:table-cell>
          <table:table-cell table:formula="of:=[.$A18]/[.$E18]" office:value-type="float" office:value="56" calcext:value-type="float">
            <text:p>56</text:p>
          </table:table-cell>
          <table:table-cell table:formula="of:=[.N17]+([.M18]-[.N17])*[.$C$1]" office:value-type="float" office:value="54.08984375" calcext:value-type="float">
            <text:p>54.08984375</text:p>
          </table:table-cell>
        </table:table-row>
        <table:table-row table:style-name="ro1">
          <table:table-cell table:formula="of:=[.E19]*[.D19]" office:value-type="float" office:value="84000" calcext:value-type="float">
            <text:p>84000</text:p>
          </table:table-cell>
          <table:table-cell table:formula="of:=[.B18]+[.A19]" office:value-type="float" office:value="924960" calcext:value-type="float">
            <text:p>924960</text:p>
          </table:table-cell>
          <table:table-cell table:formula="of:=ROUND([.B19];-[.$C$2])-ROUND([.B18];-[.$C$2])" office:value-type="float" office:value="84000" calcext:value-type="float">
            <text:p>84000</text:p>
          </table:table-cell>
          <table:table-cell office:value-type="float" office:value="56" calcext:value-type="float">
            <text:p>56</text:p>
          </table:table-cell>
          <table:table-cell office:value-type="float" office:value="1500" calcext:value-type="float">
            <text:p>1500</text:p>
          </table:table-cell>
          <table:table-cell table:formula="of:=[.F18]+([.$C19]-[.F18])*[.$C$1]" office:value-type="float" office:value="52165.0390625" calcext:value-type="float">
            <text:p>52165.0390625</text:p>
          </table:table-cell>
          <table:table-cell table:formula="of:=[.G18]+([.$E19]-[.G18])*[.$C$1]" office:value-type="float" office:value="957.1875" calcext:value-type="float">
            <text:p>957.1875</text:p>
          </table:table-cell>
          <table:table-cell table:formula="of:=[.F19]/[.$G19]" office:value-type="float" office:value="54.4982451844597" calcext:value-type="float">
            <text:p>54.4982451844597</text:p>
          </table:table-cell>
          <table:table-cell table:formula="of:=[.$C19]/[.$E19]" office:value-type="float" office:value="56" calcext:value-type="float">
            <text:p>56</text:p>
          </table:table-cell>
          <table:table-cell table:formula="of:=[.J18]+([.I19]-[.J18])*[.$C$1]" office:value-type="float" office:value="54.8704427083333" calcext:value-type="float">
            <text:p>54.8704427083333</text:p>
          </table:table-cell>
          <table:table-cell table:formula="of:=[.K18]+([.$A19]-[.K18])*[.$C$1]" office:value-type="float" office:value="52175.5078125" calcext:value-type="float">
            <text:p>52175.5078125</text:p>
          </table:table-cell>
          <table:table-cell table:formula="of:=[.K19]/[.$G19]" office:value-type="float" office:value="54.5091821743389" calcext:value-type="float">
            <text:p>54.5091821743389</text:p>
          </table:table-cell>
          <table:table-cell table:formula="of:=[.$A19]/[.$E19]" office:value-type="float" office:value="56" calcext:value-type="float">
            <text:p>56</text:p>
          </table:table-cell>
          <table:table-cell table:formula="of:=[.N18]+([.M19]-[.N18])*[.$C$1]" office:value-type="float" office:value="55.044921875" calcext:value-type="float">
            <text:p>55.044921875</text:p>
          </table:table-cell>
        </table:table-row>
        <table:table-row table:style-name="ro1">
          <table:table-cell table:formula="of:=[.E20]*[.D20]" office:value-type="float" office:value="84000" calcext:value-type="float">
            <text:p>84000</text:p>
          </table:table-cell>
          <table:table-cell table:formula="of:=[.B19]+[.A20]" office:value-type="float" office:value="1008960" calcext:value-type="float">
            <text:p>1008960</text:p>
          </table:table-cell>
          <table:table-cell table:formula="of:=ROUND([.B20];-[.$C$2])-ROUND([.B19];-[.$C$2])" office:value-type="float" office:value="84000" calcext:value-type="float">
            <text:p>84000</text:p>
          </table:table-cell>
          <table:table-cell office:value-type="float" office:value="56" calcext:value-type="float">
            <text:p>56</text:p>
          </table:table-cell>
          <table:table-cell office:value-type="float" office:value="1500" calcext:value-type="float">
            <text:p>1500</text:p>
          </table:table-cell>
          <table:table-cell table:formula="of:=[.F19]+([.$C20]-[.F19])*[.$C$1]" office:value-type="float" office:value="68082.51953125" calcext:value-type="float">
            <text:p>68082.51953125</text:p>
          </table:table-cell>
          <table:table-cell table:formula="of:=[.G19]+([.$E20]-[.G19])*[.$C$1]" office:value-type="float" office:value="1228.59375" calcext:value-type="float">
            <text:p>1228.59375</text:p>
          </table:table-cell>
          <table:table-cell table:formula="of:=[.F20]/[.$G20]" office:value-type="float" office:value="55.4149974564416" calcext:value-type="float">
            <text:p>55.4149974564416</text:p>
          </table:table-cell>
          <table:table-cell table:formula="of:=[.$C20]/[.$E20]" office:value-type="float" office:value="56" calcext:value-type="float">
            <text:p>56</text:p>
          </table:table-cell>
          <table:table-cell table:formula="of:=[.J19]+([.I20]-[.J19])*[.$C$1]" office:value-type="float" office:value="55.4352213541667" calcext:value-type="float">
            <text:p>55.4352213541667</text:p>
          </table:table-cell>
          <table:table-cell table:formula="of:=[.K19]+([.$A20]-[.K19])*[.$C$1]" office:value-type="float" office:value="68087.75390625" calcext:value-type="float">
            <text:p>68087.75390625</text:p>
          </table:table-cell>
          <table:table-cell table:formula="of:=[.K20]/[.$G20]" office:value-type="float" office:value="55.4192579168256" calcext:value-type="float">
            <text:p>55.4192579168256</text:p>
          </table:table-cell>
          <table:table-cell table:formula="of:=[.$A20]/[.$E20]" office:value-type="float" office:value="56" calcext:value-type="float">
            <text:p>56</text:p>
          </table:table-cell>
          <table:table-cell table:formula="of:=[.N19]+([.M20]-[.N19])*[.$C$1]" office:value-type="float" office:value="55.5224609375" calcext:value-type="float">
            <text:p>55.5224609375</text:p>
          </table:table-cell>
        </table:table-row>
        <table:table-row table:style-name="ro1">
          <table:table-cell table:formula="of:=[.E21]*[.D21]" office:value-type="float" office:value="75000" calcext:value-type="float">
            <text:p>75000</text:p>
          </table:table-cell>
          <table:table-cell table:formula="of:=[.B20]+[.A21]" office:value-type="float" office:value="1083960" calcext:value-type="float">
            <text:p>1083960</text:p>
          </table:table-cell>
          <table:table-cell table:formula="of:=ROUND([.B21];-[.$C$2])-ROUND([.B20];-[.$C$2])" office:value-type="float" office:value="75000" calcext:value-type="float">
            <text:p>75000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table:formula="of:=[.F20]+([.$C21]-[.F20])*[.$C$1]" office:value-type="float" office:value="71541.259765625" calcext:value-type="float">
            <text:p>71541.259765625</text:p>
          </table:table-cell>
          <table:table-cell table:formula="of:=[.G20]+([.$E21]-[.G20])*[.$C$1]" office:value-type="float" office:value="1364.296875" calcext:value-type="float">
            <text:p>1364.296875</text:p>
          </table:table-cell>
          <table:table-cell table:formula="of:=[.F21]/[.$G21]" office:value-type="float" office:value="52.438190746149" calcext:value-type="float">
            <text:p>52.438190746149</text:p>
          </table:table-cell>
          <table:table-cell table:formula="of:=[.$C21]/[.$E21]" office:value-type="float" office:value="50" calcext:value-type="float">
            <text:p>50</text:p>
          </table:table-cell>
          <table:table-cell table:formula="of:=[.J20]+([.I21]-[.J20])*[.$C$1]" office:value-type="float" office:value="52.7176106770833" calcext:value-type="float">
            <text:p>52.7176106770833</text:p>
          </table:table-cell>
          <table:table-cell table:formula="of:=[.K20]+([.$A21]-[.K20])*[.$C$1]" office:value-type="float" office:value="71543.876953125" calcext:value-type="float">
            <text:p>71543.876953125</text:p>
          </table:table-cell>
          <table:table-cell table:formula="of:=[.K21]/[.$G21]" office:value-type="float" office:value="52.4401090877856" calcext:value-type="float">
            <text:p>52.4401090877856</text:p>
          </table:table-cell>
          <table:table-cell table:formula="of:=[.$A21]/[.$E21]" office:value-type="float" office:value="50" calcext:value-type="float">
            <text:p>50</text:p>
          </table:table-cell>
          <table:table-cell table:formula="of:=[.N20]+([.M21]-[.N20])*[.$C$1]" office:value-type="float" office:value="52.76123046875" calcext:value-type="float">
            <text:p>52.76123046875</text:p>
          </table:table-cell>
        </table:table-row>
        <table:table-row table:style-name="ro1">
          <table:table-cell table:formula="of:=[.E22]*[.D22]" office:value-type="float" office:value="75000" calcext:value-type="float">
            <text:p>75000</text:p>
          </table:table-cell>
          <table:table-cell table:formula="of:=[.B21]+[.A22]" office:value-type="float" office:value="1158960" calcext:value-type="float">
            <text:p>1158960</text:p>
          </table:table-cell>
          <table:table-cell table:formula="of:=ROUND([.B22];-[.$C$2])-ROUND([.B21];-[.$C$2])" office:value-type="float" office:value="75000" calcext:value-type="float">
            <text:p>75000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table:formula="of:=[.F21]+([.$C22]-[.F21])*[.$C$1]" office:value-type="float" office:value="73270.6298828125" calcext:value-type="float">
            <text:p>73270.6298828125</text:p>
          </table:table-cell>
          <table:table-cell table:formula="of:=[.G21]+([.$E22]-[.G21])*[.$C$1]" office:value-type="float" office:value="1432.1484375" calcext:value-type="float">
            <text:p>1432.1484375</text:p>
          </table:table-cell>
          <table:table-cell table:formula="of:=[.F22]/[.$G22]" office:value-type="float" office:value="51.1613377246816" calcext:value-type="float">
            <text:p>51.1613377246816</text:p>
          </table:table-cell>
          <table:table-cell table:formula="of:=[.$C22]/[.$E22]" office:value-type="float" office:value="50" calcext:value-type="float">
            <text:p>50</text:p>
          </table:table-cell>
          <table:table-cell table:formula="of:=[.J21]+([.I22]-[.J21])*[.$C$1]" office:value-type="float" office:value="51.3588053385417" calcext:value-type="float">
            <text:p>51.3588053385417</text:p>
          </table:table-cell>
          <table:table-cell table:formula="of:=[.K21]+([.$A22]-[.K21])*[.$C$1]" office:value-type="float" office:value="73271.9384765625" calcext:value-type="float">
            <text:p>73271.9384765625</text:p>
          </table:table-cell>
          <table:table-cell table:formula="of:=[.K22]/[.$G22]" office:value-type="float" office:value="51.162251452418" calcext:value-type="float">
            <text:p>51.162251452418</text:p>
          </table:table-cell>
          <table:table-cell table:formula="of:=[.$A22]/[.$E22]" office:value-type="float" office:value="50" calcext:value-type="float">
            <text:p>50</text:p>
          </table:table-cell>
          <table:table-cell table:formula="of:=[.N21]+([.M22]-[.N21])*[.$C$1]" office:value-type="float" office:value="51.380615234375" calcext:value-type="float">
            <text:p>51.380615234375</text:p>
          </table:table-cell>
        </table:table-row>
        <table:table-row table:style-name="ro1">
          <table:table-cell table:formula="of:=[.E23]*[.D23]" office:value-type="float" office:value="81000" calcext:value-type="float">
            <text:p>81000</text:p>
          </table:table-cell>
          <table:table-cell table:formula="of:=[.B22]+[.A23]" office:value-type="float" office:value="1239960" calcext:value-type="float">
            <text:p>1239960</text:p>
          </table:table-cell>
          <table:table-cell table:formula="of:=ROUND([.B23];-[.$C$2])-ROUND([.B22];-[.$C$2])" office:value-type="float" office:value="81000" calcext:value-type="float">
            <text:p>81000</text:p>
          </table:table-cell>
          <table:table-cell office:value-type="float" office:value="54" calcext:value-type="float">
            <text:p>54</text:p>
          </table:table-cell>
          <table:table-cell office:value-type="float" office:value="1500" calcext:value-type="float">
            <text:p>1500</text:p>
          </table:table-cell>
          <table:table-cell table:formula="of:=[.F22]+([.$C23]-[.F22])*[.$C$1]" office:value-type="float" office:value="77135.3149414063" calcext:value-type="float">
            <text:p>77135.3149414063</text:p>
          </table:table-cell>
          <table:table-cell table:formula="of:=[.G22]+([.$E23]-[.G22])*[.$C$1]" office:value-type="float" office:value="1466.07421875" calcext:value-type="float">
            <text:p>1466.07421875</text:p>
          </table:table-cell>
          <table:table-cell table:formula="of:=[.F23]/[.$G23]" office:value-type="float" office:value="52.6135129824281" calcext:value-type="float">
            <text:p>52.6135129824281</text:p>
          </table:table-cell>
          <table:table-cell table:formula="of:=[.$C23]/[.$E23]" office:value-type="float" office:value="54" calcext:value-type="float">
            <text:p>54</text:p>
          </table:table-cell>
          <table:table-cell table:formula="of:=[.J22]+([.I23]-[.J22])*[.$C$1]" office:value-type="float" office:value="52.6794026692708" calcext:value-type="float">
            <text:p>52.6794026692708</text:p>
          </table:table-cell>
          <table:table-cell table:formula="of:=[.K22]+([.$A23]-[.K22])*[.$C$1]" office:value-type="float" office:value="77135.9692382813" calcext:value-type="float">
            <text:p>77135.9692382813</text:p>
          </table:table-cell>
          <table:table-cell table:formula="of:=[.K23]/[.$G23]" office:value-type="float" office:value="52.6139592742097" calcext:value-type="float">
            <text:p>52.6139592742097</text:p>
          </table:table-cell>
          <table:table-cell table:formula="of:=[.$A23]/[.$E23]" office:value-type="float" office:value="54" calcext:value-type="float">
            <text:p>54</text:p>
          </table:table-cell>
          <table:table-cell table:formula="of:=[.N22]+([.M23]-[.N22])*[.$C$1]" office:value-type="float" office:value="52.6903076171875" calcext:value-type="float">
            <text:p>52.6903076171875</text:p>
          </table:table-cell>
        </table:table-row>
        <table:table-row table:style-name="ro1">
          <table:table-cell table:formula="of:=[.E24]*[.D24]" office:value-type="float" office:value="3240" calcext:value-type="float">
            <text:p>3240</text:p>
          </table:table-cell>
          <table:table-cell table:formula="of:=[.B23]+[.A24]" office:value-type="float" office:value="1243200" calcext:value-type="float">
            <text:p>1243200</text:p>
          </table:table-cell>
          <table:table-cell table:formula="of:=ROUND([.B24];-[.$C$2])-ROUND([.B23];-[.$C$2])" office:value-type="float" office:value="3000" calcext:value-type="float">
            <text:p>300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formula="of:=[.F23]+([.$C24]-[.F23])*[.$C$1]" office:value-type="float" office:value="40067.6574707031" calcext:value-type="float">
            <text:p>40067.6574707031</text:p>
          </table:table-cell>
          <table:table-cell table:formula="of:=[.G23]+([.$E24]-[.G23])*[.$C$1]" office:value-type="float" office:value="763.037109375" calcext:value-type="float">
            <text:p>763.037109375</text:p>
          </table:table-cell>
          <table:table-cell table:formula="of:=[.F24]/[.$G24]" office:value-type="float" office:value="52.5107586228963" calcext:value-type="float">
            <text:p>52.5107586228963</text:p>
          </table:table-cell>
          <table:table-cell table:formula="of:=[.$C24]/[.$E24]" office:value-type="float" office:value="50" calcext:value-type="float">
            <text:p>50</text:p>
          </table:table-cell>
          <table:table-cell table:formula="of:=[.J23]+([.I24]-[.J23])*[.$C$1]" office:value-type="float" office:value="51.3397013346354" calcext:value-type="float">
            <text:p>51.3397013346354</text:p>
          </table:table-cell>
          <table:table-cell table:formula="of:=[.K23]+([.$A24]-[.K23])*[.$C$1]" office:value-type="float" office:value="40187.9846191406" calcext:value-type="float">
            <text:p>40187.9846191406</text:p>
          </table:table-cell>
          <table:table-cell table:formula="of:=[.K24]/[.$G24]" office:value-type="float" office:value="52.6684536379343" calcext:value-type="float">
            <text:p>52.6684536379343</text:p>
          </table:table-cell>
          <table:table-cell table:formula="of:=[.$A24]/[.$E24]" office:value-type="float" office:value="54" calcext:value-type="float">
            <text:p>54</text:p>
          </table:table-cell>
          <table:table-cell table:formula="of:=[.N23]+([.M24]-[.N23])*[.$C$1]" office:value-type="float" office:value="53.3451538085938" calcext:value-type="float">
            <text:p>53.3451538085938</text:p>
          </table:table-cell>
        </table:table-row>
        <table:table-row table:style-name="ro1">
          <table:table-cell table:formula="of:=[.E25]*[.D25]" office:value-type="float" office:value="3000" calcext:value-type="float">
            <text:p>3000</text:p>
          </table:table-cell>
          <table:table-cell table:formula="of:=[.B24]+[.A25]" office:value-type="float" office:value="1246200" calcext:value-type="float">
            <text:p>1246200</text:p>
          </table:table-cell>
          <table:table-cell table:formula="of:=ROUND([.B25];-[.$C$2])-ROUND([.B24];-[.$C$2])"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[.F24]+([.$C25]-[.F24])*[.$C$1]" office:value-type="float" office:value="21533.8287353516" calcext:value-type="float">
            <text:p>21533.8287353516</text:p>
          </table:table-cell>
          <table:table-cell table:formula="of:=[.G24]+([.$E25]-[.G24])*[.$C$1]" office:value-type="float" office:value="411.5185546875" calcext:value-type="float">
            <text:p>411.5185546875</text:p>
          </table:table-cell>
          <table:table-cell table:formula="of:=[.F25]/[.$G25]" office:value-type="float" office:value="52.3277225050131" calcext:value-type="float">
            <text:p>52.3277225050131</text:p>
          </table:table-cell>
          <table:table-cell table:formula="of:=[.$C25]/[.$E25]" office:value-type="float" office:value="50" calcext:value-type="float">
            <text:p>50</text:p>
          </table:table-cell>
          <table:table-cell table:formula="of:=[.J24]+([.I25]-[.J24])*[.$C$1]" office:value-type="float" office:value="50.6698506673177" calcext:value-type="float">
            <text:p>50.6698506673177</text:p>
          </table:table-cell>
          <table:table-cell table:formula="of:=[.K24]+([.$A25]-[.K24])*[.$C$1]" office:value-type="float" office:value="21593.9923095703" calcext:value-type="float">
            <text:p>21593.9923095703</text:p>
          </table:table-cell>
          <table:table-cell table:formula="of:=[.K25]/[.$G25]" office:value-type="float" office:value="52.4739214395045" calcext:value-type="float">
            <text:p>52.4739214395045</text:p>
          </table:table-cell>
          <table:table-cell table:formula="of:=[.$A25]/[.$E25]" office:value-type="float" office:value="50" calcext:value-type="float">
            <text:p>50</text:p>
          </table:table-cell>
          <table:table-cell table:formula="of:=[.N24]+([.M25]-[.N24])*[.$C$1]" office:value-type="float" office:value="51.6725769042969" calcext:value-type="float">
            <text:p>51.6725769042969</text:p>
          </table:table-cell>
        </table:table-row>
        <table:table-row table:style-name="ro1">
          <table:table-cell table:formula="of:=[.E26]*[.D26]" office:value-type="float" office:value="3000" calcext:value-type="float">
            <text:p>3000</text:p>
          </table:table-cell>
          <table:table-cell table:formula="of:=[.B25]+[.A26]" office:value-type="float" office:value="1249200" calcext:value-type="float">
            <text:p>1249200</text:p>
          </table:table-cell>
          <table:table-cell table:formula="of:=ROUND([.B26];-[.$C$2])-ROUND([.B25];-[.$C$2])"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[.F25]+([.$C26]-[.F25])*[.$C$1]" office:value-type="float" office:value="12266.9143676758" calcext:value-type="float">
            <text:p>12266.9143676758</text:p>
          </table:table-cell>
          <table:table-cell table:formula="of:=[.G25]+([.$E26]-[.G25])*[.$C$1]" office:value-type="float" office:value="235.75927734375" calcext:value-type="float">
            <text:p>235.75927734375</text:p>
          </table:table-cell>
          <table:table-cell table:formula="of:=[.F26]/[.$G26]" office:value-type="float" office:value="52.0315234500399" calcext:value-type="float">
            <text:p>52.0315234500399</text:p>
          </table:table-cell>
          <table:table-cell table:formula="of:=[.$C26]/[.$E26]" office:value-type="float" office:value="50" calcext:value-type="float">
            <text:p>50</text:p>
          </table:table-cell>
          <table:table-cell table:formula="of:=[.J25]+([.I26]-[.J25])*[.$C$1]" office:value-type="float" office:value="50.3349253336589" calcext:value-type="float">
            <text:p>50.3349253336589</text:p>
          </table:table-cell>
          <table:table-cell table:formula="of:=[.K25]+([.$A26]-[.K25])*[.$C$1]" office:value-type="float" office:value="12296.9961547852" calcext:value-type="float">
            <text:p>12296.9961547852</text:p>
          </table:table-cell>
          <table:table-cell table:formula="of:=[.K26]/[.$G26]" office:value-type="float" office:value="52.1591187983473" calcext:value-type="float">
            <text:p>52.1591187983473</text:p>
          </table:table-cell>
          <table:table-cell table:formula="of:=[.$A26]/[.$E26]" office:value-type="float" office:value="50" calcext:value-type="float">
            <text:p>50</text:p>
          </table:table-cell>
          <table:table-cell table:formula="of:=[.N25]+([.M26]-[.N25])*[.$C$1]" office:value-type="float" office:value="50.8362884521484" calcext:value-type="float">
            <text:p>50.8362884521484</text:p>
          </table:table-cell>
        </table:table-row>
        <table:table-row table:style-name="ro1">
          <table:table-cell table:formula="of:=[.E27]*[.D27]" office:value-type="float" office:value="3240" calcext:value-type="float">
            <text:p>3240</text:p>
          </table:table-cell>
          <table:table-cell table:formula="of:=[.B26]+[.A27]" office:value-type="float" office:value="1252440" calcext:value-type="float">
            <text:p>1252440</text:p>
          </table:table-cell>
          <table:table-cell table:formula="of:=ROUND([.B27];-[.$C$2])-ROUND([.B26];-[.$C$2])" office:value-type="float" office:value="3000" calcext:value-type="float">
            <text:p>300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formula="of:=[.F26]+([.$C27]-[.F26])*[.$C$1]" office:value-type="float" office:value="7633.45718383789" calcext:value-type="float">
            <text:p>7633.45718383789</text:p>
          </table:table-cell>
          <table:table-cell table:formula="of:=[.G26]+([.$E27]-[.G26])*[.$C$1]" office:value-type="float" office:value="147.879638671875" calcext:value-type="float">
            <text:p>147.879638671875</text:p>
          </table:table-cell>
          <table:table-cell table:formula="of:=[.F27]/[.$G27]" office:value-type="float" office:value="51.6193929901026" calcext:value-type="float">
            <text:p>51.6193929901026</text:p>
          </table:table-cell>
          <table:table-cell table:formula="of:=[.$C27]/[.$E27]" office:value-type="float" office:value="50" calcext:value-type="float">
            <text:p>50</text:p>
          </table:table-cell>
          <table:table-cell table:formula="of:=[.J26]+([.I27]-[.J26])*[.$C$1]" office:value-type="float" office:value="50.1674626668294" calcext:value-type="float">
            <text:p>50.1674626668294</text:p>
          </table:table-cell>
          <table:table-cell table:formula="of:=[.K26]+([.$A27]-[.K26])*[.$C$1]" office:value-type="float" office:value="7768.49807739258" calcext:value-type="float">
            <text:p>7768.49807739258</text:p>
          </table:table-cell>
          <table:table-cell table:formula="of:=[.K27]/[.$G27]" office:value-type="float" office:value="52.5325741066343" calcext:value-type="float">
            <text:p>52.5325741066343</text:p>
          </table:table-cell>
          <table:table-cell table:formula="of:=[.$A27]/[.$E27]" office:value-type="float" office:value="54" calcext:value-type="float">
            <text:p>54</text:p>
          </table:table-cell>
          <table:table-cell table:formula="of:=[.N26]+([.M27]-[.N26])*[.$C$1]" office:value-type="float" office:value="52.4181442260742" calcext:value-type="float">
            <text:p>52.4181442260742</text:p>
          </table:table-cell>
        </table:table-row>
        <table:table-row table:style-name="ro1">
          <table:table-cell table:formula="of:=[.E28]*[.D28]" office:value-type="float" office:value="81000" calcext:value-type="float">
            <text:p>81000</text:p>
          </table:table-cell>
          <table:table-cell table:formula="of:=[.B27]+[.A28]" office:value-type="float" office:value="1333440" calcext:value-type="float">
            <text:p>1333440</text:p>
          </table:table-cell>
          <table:table-cell table:formula="of:=ROUND([.B28];-[.$C$2])-ROUND([.B27];-[.$C$2])" office:value-type="float" office:value="81000" calcext:value-type="float">
            <text:p>81000</text:p>
          </table:table-cell>
          <table:table-cell office:value-type="float" office:value="54" calcext:value-type="float">
            <text:p>54</text:p>
          </table:table-cell>
          <table:table-cell office:value-type="float" office:value="1500" calcext:value-type="float">
            <text:p>1500</text:p>
          </table:table-cell>
          <table:table-cell table:formula="of:=[.F27]+([.$C28]-[.F27])*[.$C$1]" office:value-type="float" office:value="44316.7285919189" calcext:value-type="float">
            <text:p>44316.7285919189</text:p>
          </table:table-cell>
          <table:table-cell table:formula="of:=[.G27]+([.$E28]-[.G27])*[.$C$1]" office:value-type="float" office:value="823.939819335937" calcext:value-type="float">
            <text:p>823.939819335937</text:p>
          </table:table-cell>
          <table:table-cell table:formula="of:=[.F28]/[.$G28]" office:value-type="float" office:value="53.7863658873004" calcext:value-type="float">
            <text:p>53.7863658873004</text:p>
          </table:table-cell>
          <table:table-cell table:formula="of:=[.$C28]/[.$E28]" office:value-type="float" office:value="54" calcext:value-type="float">
            <text:p>54</text:p>
          </table:table-cell>
          <table:table-cell table:formula="of:=[.J27]+([.I28]-[.J27])*[.$C$1]" office:value-type="float" office:value="52.0837313334147" calcext:value-type="float">
            <text:p>52.0837313334147</text:p>
          </table:table-cell>
          <table:table-cell table:formula="of:=[.K27]+([.$A28]-[.K27])*[.$C$1]" office:value-type="float" office:value="44384.2490386963" calcext:value-type="float">
            <text:p>44384.2490386963</text:p>
          </table:table-cell>
          <table:table-cell table:formula="of:=[.K28]/[.$G28]" office:value-type="float" office:value="53.8683141621535" calcext:value-type="float">
            <text:p>53.8683141621535</text:p>
          </table:table-cell>
          <table:table-cell table:formula="of:=[.$A28]/[.$E28]" office:value-type="float" office:value="54" calcext:value-type="float">
            <text:p>54</text:p>
          </table:table-cell>
          <table:table-cell table:formula="of:=[.N27]+([.M28]-[.N27])*[.$C$1]" office:value-type="float" office:value="53.2090721130371" calcext:value-type="float">
            <text:p>53.2090721130371</text:p>
          </table:table-cell>
        </table:table-row>
        <table:table-row table:style-name="ro1">
          <table:table-cell table:formula="of:=[.E29]*[.D29]" office:value-type="float" office:value="66000" calcext:value-type="float">
            <text:p>66000</text:p>
          </table:table-cell>
          <table:table-cell table:formula="of:=[.B28]+[.A29]" office:value-type="float" office:value="1399440" calcext:value-type="float">
            <text:p>1399440</text:p>
          </table:table-cell>
          <table:table-cell table:formula="of:=ROUND([.B29];-[.$C$2])-ROUND([.B28];-[.$C$2])" office:value-type="float" office:value="66000" calcext:value-type="float">
            <text:p>66000</text:p>
          </table:table-cell>
          <table:table-cell office:value-type="float" office:value="44" calcext:value-type="float">
            <text:p>44</text:p>
          </table:table-cell>
          <table:table-cell office:value-type="float" office:value="1500" calcext:value-type="float">
            <text:p>1500</text:p>
          </table:table-cell>
          <table:table-cell table:formula="of:=[.F28]+([.$C29]-[.F28])*[.$C$1]" office:value-type="float" office:value="55158.3642959595" calcext:value-type="float">
            <text:p>55158.3642959595</text:p>
          </table:table-cell>
          <table:table-cell table:formula="of:=[.G28]+([.$E29]-[.G28])*[.$C$1]" office:value-type="float" office:value="1161.96990966797" calcext:value-type="float">
            <text:p>1161.96990966797</text:p>
          </table:table-cell>
          <table:table-cell table:formula="of:=[.F29]/[.$G29]" office:value-type="float" office:value="47.4697010972693" calcext:value-type="float">
            <text:p>47.4697010972693</text:p>
          </table:table-cell>
          <table:table-cell table:formula="of:=[.$C29]/[.$E29]" office:value-type="float" office:value="44" calcext:value-type="float">
            <text:p>44</text:p>
          </table:table-cell>
          <table:table-cell table:formula="of:=[.J28]+([.I29]-[.J28])*[.$C$1]" office:value-type="float" office:value="48.0418656667074" calcext:value-type="float">
            <text:p>48.0418656667074</text:p>
          </table:table-cell>
          <table:table-cell table:formula="of:=[.K28]+([.$A29]-[.K28])*[.$C$1]" office:value-type="float" office:value="55192.1245193481" calcext:value-type="float">
            <text:p>55192.1245193481</text:p>
          </table:table-cell>
          <table:table-cell table:formula="of:=[.K29]/[.$G29]" office:value-type="float" office:value="47.4987553981662" calcext:value-type="float">
            <text:p>47.4987553981662</text:p>
          </table:table-cell>
          <table:table-cell table:formula="of:=[.$A29]/[.$E29]" office:value-type="float" office:value="44" calcext:value-type="float">
            <text:p>44</text:p>
          </table:table-cell>
          <table:table-cell table:formula="of:=[.N28]+([.M29]-[.N28])*[.$C$1]" office:value-type="float" office:value="48.6045360565186" calcext:value-type="float">
            <text:p>48.6045360565186</text:p>
          </table:table-cell>
        </table:table-row>
        <table:table-row table:style-name="ro1">
          <table:table-cell table:formula="of:=[.E30]*[.D30]" office:value-type="float" office:value="66000" calcext:value-type="float">
            <text:p>66000</text:p>
          </table:table-cell>
          <table:table-cell table:formula="of:=[.B29]+[.A30]" office:value-type="float" office:value="1465440" calcext:value-type="float">
            <text:p>1465440</text:p>
          </table:table-cell>
          <table:table-cell table:formula="of:=ROUND([.B30];-[.$C$2])-ROUND([.B29];-[.$C$2])" office:value-type="float" office:value="66000" calcext:value-type="float">
            <text:p>66000</text:p>
          </table:table-cell>
          <table:table-cell office:value-type="float" office:value="44" calcext:value-type="float">
            <text:p>44</text:p>
          </table:table-cell>
          <table:table-cell office:value-type="float" office:value="1500" calcext:value-type="float">
            <text:p>1500</text:p>
          </table:table-cell>
          <table:table-cell table:formula="of:=[.F29]+([.$C30]-[.F29])*[.$C$1]" office:value-type="float" office:value="60579.1821479797" calcext:value-type="float">
            <text:p>60579.1821479797</text:p>
          </table:table-cell>
          <table:table-cell table:formula="of:=[.G29]+([.$E30]-[.G29])*[.$C$1]" office:value-type="float" office:value="1330.98495483398" calcext:value-type="float">
            <text:p>1330.98495483398</text:p>
          </table:table-cell>
          <table:table-cell table:formula="of:=[.F30]/[.$G30]" office:value-type="float" office:value="45.5145506551093" calcext:value-type="float">
            <text:p>45.5145506551093</text:p>
          </table:table-cell>
          <table:table-cell table:formula="of:=[.$C30]/[.$E30]" office:value-type="float" office:value="44" calcext:value-type="float">
            <text:p>44</text:p>
          </table:table-cell>
          <table:table-cell table:formula="of:=[.J29]+([.I30]-[.J29])*[.$C$1]" office:value-type="float" office:value="46.0209328333537" calcext:value-type="float">
            <text:p>46.0209328333537</text:p>
          </table:table-cell>
          <table:table-cell table:formula="of:=[.K29]+([.$A30]-[.K29])*[.$C$1]" office:value-type="float" office:value="60596.0622596741" calcext:value-type="float">
            <text:p>60596.0622596741</text:p>
          </table:table-cell>
          <table:table-cell table:formula="of:=[.K30]/[.$G30]" office:value-type="float" office:value="45.5272330762239" calcext:value-type="float">
            <text:p>45.5272330762239</text:p>
          </table:table-cell>
          <table:table-cell table:formula="of:=[.$A30]/[.$E30]" office:value-type="float" office:value="44" calcext:value-type="float">
            <text:p>44</text:p>
          </table:table-cell>
          <table:table-cell table:formula="of:=[.N29]+([.M30]-[.N29])*[.$C$1]" office:value-type="float" office:value="46.3022680282593" calcext:value-type="float">
            <text:p>46.3022680282593</text:p>
          </table:table-cell>
        </table:table-row>
        <table:table-row table:style-name="ro1">
          <table:table-cell table:formula="of:=[.E31]*[.D31]" office:value-type="float" office:value="66000" calcext:value-type="float">
            <text:p>66000</text:p>
          </table:table-cell>
          <table:table-cell table:formula="of:=[.B30]+[.A31]" office:value-type="float" office:value="1531440" calcext:value-type="float">
            <text:p>1531440</text:p>
          </table:table-cell>
          <table:table-cell table:formula="of:=ROUND([.B31];-[.$C$2])-ROUND([.B30];-[.$C$2])" office:value-type="float" office:value="66000" calcext:value-type="float">
            <text:p>66000</text:p>
          </table:table-cell>
          <table:table-cell office:value-type="float" office:value="44" calcext:value-type="float">
            <text:p>44</text:p>
          </table:table-cell>
          <table:table-cell office:value-type="float" office:value="1500" calcext:value-type="float">
            <text:p>1500</text:p>
          </table:table-cell>
          <table:table-cell table:formula="of:=[.F30]+([.$C31]-[.F30])*[.$C$1]" office:value-type="float" office:value="63289.5910739899" calcext:value-type="float">
            <text:p>63289.5910739899</text:p>
          </table:table-cell>
          <table:table-cell table:formula="of:=[.G30]+([.$E31]-[.G30])*[.$C$1]" office:value-type="float" office:value="1415.49247741699" calcext:value-type="float">
            <text:p>1415.49247741699</text:p>
          </table:table-cell>
          <table:table-cell table:formula="of:=[.F31]/[.$G31]" office:value-type="float" office:value="44.7120645879245" calcext:value-type="float">
            <text:p>44.7120645879245</text:p>
          </table:table-cell>
          <table:table-cell table:formula="of:=[.$C31]/[.$E31]" office:value-type="float" office:value="44" calcext:value-type="float">
            <text:p>44</text:p>
          </table:table-cell>
          <table:table-cell table:formula="of:=[.J30]+([.I31]-[.J30])*[.$C$1]" office:value-type="float" office:value="45.0104664166768" calcext:value-type="float">
            <text:p>45.0104664166768</text:p>
          </table:table-cell>
          <table:table-cell table:formula="of:=[.K30]+([.$A31]-[.K30])*[.$C$1]" office:value-type="float" office:value="63298.031129837" calcext:value-type="float">
            <text:p>63298.031129837</text:p>
          </table:table-cell>
          <table:table-cell table:formula="of:=[.K31]/[.$G31]" office:value-type="float" office:value="44.7180272164668" calcext:value-type="float">
            <text:p>44.7180272164668</text:p>
          </table:table-cell>
          <table:table-cell table:formula="of:=[.$A31]/[.$E31]" office:value-type="float" office:value="44" calcext:value-type="float">
            <text:p>44</text:p>
          </table:table-cell>
          <table:table-cell table:formula="of:=[.N30]+([.M31]-[.N30])*[.$C$1]" office:value-type="float" office:value="45.1511340141296" calcext:value-type="float">
            <text:p>45.1511340141296</text:p>
          </table:table-cell>
        </table:table-row>
        <table:table-row table:style-name="ro1">
          <table:table-cell table:formula="of:=[.E32]*[.D32]" office:value-type="float" office:value="66000" calcext:value-type="float">
            <text:p>66000</text:p>
          </table:table-cell>
          <table:table-cell table:formula="of:=[.B31]+[.A32]" office:value-type="float" office:value="1597440" calcext:value-type="float">
            <text:p>1597440</text:p>
          </table:table-cell>
          <table:table-cell table:formula="of:=ROUND([.B32];-[.$C$2])-ROUND([.B31];-[.$C$2])" office:value-type="float" office:value="66000" calcext:value-type="float">
            <text:p>66000</text:p>
          </table:table-cell>
          <table:table-cell office:value-type="float" office:value="44" calcext:value-type="float">
            <text:p>44</text:p>
          </table:table-cell>
          <table:table-cell office:value-type="float" office:value="1500" calcext:value-type="float">
            <text:p>1500</text:p>
          </table:table-cell>
          <table:table-cell table:formula="of:=[.F31]+([.$C32]-[.F31])*[.$C$1]" office:value-type="float" office:value="64644.7955369949" calcext:value-type="float">
            <text:p>64644.7955369949</text:p>
          </table:table-cell>
          <table:table-cell table:formula="of:=[.G31]+([.$E32]-[.G31])*[.$C$1]" office:value-type="float" office:value="1457.7462387085" calcext:value-type="float">
            <text:p>1457.7462387085</text:p>
          </table:table-cell>
          <table:table-cell table:formula="of:=[.F32]/[.$G32]" office:value-type="float" office:value="44.3457124569689" calcext:value-type="float">
            <text:p>44.3457124569689</text:p>
          </table:table-cell>
          <table:table-cell table:formula="of:=[.$C32]/[.$E32]" office:value-type="float" office:value="44" calcext:value-type="float">
            <text:p>44</text:p>
          </table:table-cell>
          <table:table-cell table:formula="of:=[.J31]+([.I32]-[.J31])*[.$C$1]" office:value-type="float" office:value="44.5052332083384" calcext:value-type="float">
            <text:p>44.5052332083384</text:p>
          </table:table-cell>
          <table:table-cell table:formula="of:=[.K31]+([.$A32]-[.K31])*[.$C$1]" office:value-type="float" office:value="64649.0155649185" calcext:value-type="float">
            <text:p>64649.0155649185</text:p>
          </table:table-cell>
          <table:table-cell table:formula="of:=[.K32]/[.$G32]" office:value-type="float" office:value="44.3486073558282" calcext:value-type="float">
            <text:p>44.3486073558282</text:p>
          </table:table-cell>
          <table:table-cell table:formula="of:=[.$A32]/[.$E32]" office:value-type="float" office:value="44" calcext:value-type="float">
            <text:p>44</text:p>
          </table:table-cell>
          <table:table-cell table:formula="of:=[.N31]+([.M32]-[.N31])*[.$C$1]" office:value-type="float" office:value="44.5755670070648" calcext:value-type="float">
            <text:p>44.5755670070648</text:p>
          </table:table-cell>
        </table:table-row>
        <table:table-row table:style-name="ro1">
          <table:table-cell table:formula="of:=[.E33]*[.D33]" office:value-type="float" office:value="66000" calcext:value-type="float">
            <text:p>66000</text:p>
          </table:table-cell>
          <table:table-cell table:formula="of:=[.B32]+[.A33]" office:value-type="float" office:value="1663440" calcext:value-type="float">
            <text:p>1663440</text:p>
          </table:table-cell>
          <table:table-cell table:formula="of:=ROUND([.B33];-[.$C$2])-ROUND([.B32];-[.$C$2])" office:value-type="float" office:value="66000" calcext:value-type="float">
            <text:p>66000</text:p>
          </table:table-cell>
          <table:table-cell office:value-type="float" office:value="44" calcext:value-type="float">
            <text:p>44</text:p>
          </table:table-cell>
          <table:table-cell office:value-type="float" office:value="1500" calcext:value-type="float">
            <text:p>1500</text:p>
          </table:table-cell>
          <table:table-cell table:formula="of:=[.F32]+([.$C33]-[.F32])*[.$C$1]" office:value-type="float" office:value="65322.3977684975" calcext:value-type="float">
            <text:p>65322.3977684975</text:p>
          </table:table-cell>
          <table:table-cell table:formula="of:=[.G32]+([.$E33]-[.G32])*[.$C$1]" office:value-type="float" office:value="1478.87311935425" calcext:value-type="float">
            <text:p>1478.87311935425</text:p>
          </table:table-cell>
          <table:table-cell table:formula="of:=[.F33]/[.$G33]" office:value-type="float" office:value="44.1703868395556" calcext:value-type="float">
            <text:p>44.1703868395556</text:p>
          </table:table-cell>
          <table:table-cell table:formula="of:=[.$C33]/[.$E33]" office:value-type="float" office:value="44" calcext:value-type="float">
            <text:p>44</text:p>
          </table:table-cell>
          <table:table-cell table:formula="of:=[.J32]+([.I33]-[.J32])*[.$C$1]" office:value-type="float" office:value="44.2526166041692" calcext:value-type="float">
            <text:p>44.2526166041692</text:p>
          </table:table-cell>
          <table:table-cell table:formula="of:=[.K32]+([.$A33]-[.K32])*[.$C$1]" office:value-type="float" office:value="65324.5077824593" calcext:value-type="float">
            <text:p>65324.5077824593</text:p>
          </table:table-cell>
          <table:table-cell table:formula="of:=[.K33]/[.$G33]" office:value-type="float" office:value="44.1718136110171" calcext:value-type="float">
            <text:p>44.1718136110171</text:p>
          </table:table-cell>
          <table:table-cell table:formula="of:=[.$A33]/[.$E33]" office:value-type="float" office:value="44" calcext:value-type="float">
            <text:p>44</text:p>
          </table:table-cell>
          <table:table-cell table:formula="of:=[.N32]+([.M33]-[.N32])*[.$C$1]" office:value-type="float" office:value="44.2877835035324" calcext:value-type="float">
            <text:p>44.2877835035324</text:p>
          </table:table-cell>
        </table:table-row>
        <table:table-row table:style-name="ro1">
          <table:table-cell table:formula="of:=[.E34]*[.D34]" office:value-type="float" office:value="66000" calcext:value-type="float">
            <text:p>66000</text:p>
          </table:table-cell>
          <table:table-cell table:formula="of:=[.B33]+[.A34]" office:value-type="float" office:value="1729440" calcext:value-type="float">
            <text:p>1729440</text:p>
          </table:table-cell>
          <table:table-cell table:formula="of:=ROUND([.B34];-[.$C$2])-ROUND([.B33];-[.$C$2])" office:value-type="float" office:value="66000" calcext:value-type="float">
            <text:p>66000</text:p>
          </table:table-cell>
          <table:table-cell office:value-type="float" office:value="44" calcext:value-type="float">
            <text:p>44</text:p>
          </table:table-cell>
          <table:table-cell office:value-type="float" office:value="1500" calcext:value-type="float">
            <text:p>1500</text:p>
          </table:table-cell>
          <table:table-cell table:formula="of:=[.F33]+([.$C34]-[.F33])*[.$C$1]" office:value-type="float" office:value="65661.1988842487" calcext:value-type="float">
            <text:p>65661.1988842487</text:p>
          </table:table-cell>
          <table:table-cell table:formula="of:=[.G33]+([.$E34]-[.G33])*[.$C$1]" office:value-type="float" office:value="1489.43655967712" calcext:value-type="float">
            <text:p>1489.43655967712</text:p>
          </table:table-cell>
          <table:table-cell table:formula="of:=[.F34]/[.$G34]" office:value-type="float" office:value="44.0845892076683" calcext:value-type="float">
            <text:p>44.0845892076683</text:p>
          </table:table-cell>
          <table:table-cell table:formula="of:=[.$C34]/[.$E34]" office:value-type="float" office:value="44" calcext:value-type="float">
            <text:p>44</text:p>
          </table:table-cell>
          <table:table-cell table:formula="of:=[.J33]+([.I34]-[.J33])*[.$C$1]" office:value-type="float" office:value="44.1263083020846" calcext:value-type="float">
            <text:p>44.1263083020846</text:p>
          </table:table-cell>
          <table:table-cell table:formula="of:=[.K33]+([.$A34]-[.K33])*[.$C$1]" office:value-type="float" office:value="65662.2538912296" calcext:value-type="float">
            <text:p>65662.2538912296</text:p>
          </table:table-cell>
          <table:table-cell table:formula="of:=[.K34]/[.$G34]" office:value-type="float" office:value="44.0852975338968" calcext:value-type="float">
            <text:p>44.0852975338968</text:p>
          </table:table-cell>
          <table:table-cell table:formula="of:=[.$A34]/[.$E34]" office:value-type="float" office:value="44" calcext:value-type="float">
            <text:p>44</text:p>
          </table:table-cell>
          <table:table-cell table:formula="of:=[.N33]+([.M34]-[.N33])*[.$C$1]" office:value-type="float" office:value="44.1438917517662" calcext:value-type="float">
            <text:p>44.1438917517662</text:p>
          </table:table-cell>
        </table:table-row>
        <table:table-row table:style-name="ro1">
          <table:table-cell table:formula="of:=[.E35]*[.D35]" office:value-type="float" office:value="66000" calcext:value-type="float">
            <text:p>66000</text:p>
          </table:table-cell>
          <table:table-cell table:formula="of:=[.B34]+[.A35]" office:value-type="float" office:value="1795440" calcext:value-type="float">
            <text:p>1795440</text:p>
          </table:table-cell>
          <table:table-cell table:formula="of:=ROUND([.B35];-[.$C$2])-ROUND([.B34];-[.$C$2])" office:value-type="float" office:value="66000" calcext:value-type="float">
            <text:p>66000</text:p>
          </table:table-cell>
          <table:table-cell office:value-type="float" office:value="44" calcext:value-type="float">
            <text:p>44</text:p>
          </table:table-cell>
          <table:table-cell office:value-type="float" office:value="1500" calcext:value-type="float">
            <text:p>1500</text:p>
          </table:table-cell>
          <table:table-cell table:formula="of:=[.F34]+([.$C35]-[.F34])*[.$C$1]" office:value-type="float" office:value="65830.5994421244" calcext:value-type="float">
            <text:p>65830.5994421244</text:p>
          </table:table-cell>
          <table:table-cell table:formula="of:=[.G34]+([.$E35]-[.G34])*[.$C$1]" office:value-type="float" office:value="1494.71827983856" calcext:value-type="float">
            <text:p>1494.71827983856</text:p>
          </table:table-cell>
          <table:table-cell table:formula="of:=[.F35]/[.$G35]" office:value-type="float" office:value="44.0421451520847" calcext:value-type="float">
            <text:p>44.0421451520847</text:p>
          </table:table-cell>
          <table:table-cell table:formula="of:=[.$C35]/[.$E35]" office:value-type="float" office:value="44" calcext:value-type="float">
            <text:p>44</text:p>
          </table:table-cell>
          <table:table-cell table:formula="of:=[.J34]+([.I35]-[.J34])*[.$C$1]" office:value-type="float" office:value="44.0631541510423" calcext:value-type="float">
            <text:p>44.0631541510423</text:p>
          </table:table-cell>
          <table:table-cell table:formula="of:=[.K34]+([.$A35]-[.K34])*[.$C$1]" office:value-type="float" office:value="65831.1269456148" calcext:value-type="float">
            <text:p>65831.1269456148</text:p>
          </table:table-cell>
          <table:table-cell table:formula="of:=[.K35]/[.$G35]" office:value-type="float" office:value="44.0424980637321" calcext:value-type="float">
            <text:p>44.0424980637321</text:p>
          </table:table-cell>
          <table:table-cell table:formula="of:=[.$A35]/[.$E35]" office:value-type="float" office:value="44" calcext:value-type="float">
            <text:p>44</text:p>
          </table:table-cell>
          <table:table-cell table:formula="of:=[.N34]+([.M35]-[.N34])*[.$C$1]" office:value-type="float" office:value="44.0719458758831" calcext:value-type="float">
            <text:p>44.0719458758831</text:p>
          </table:table-cell>
        </table:table-row>
        <table:table-row table:style-name="ro1">
          <table:table-cell table:formula="of:=[.E36]*[.D36]" office:value-type="float" office:value="66000" calcext:value-type="float">
            <text:p>66000</text:p>
          </table:table-cell>
          <table:table-cell table:formula="of:=[.B35]+[.A36]" office:value-type="float" office:value="1861440" calcext:value-type="float">
            <text:p>1861440</text:p>
          </table:table-cell>
          <table:table-cell table:formula="of:=ROUND([.B36];-[.$C$2])-ROUND([.B35];-[.$C$2])" office:value-type="float" office:value="66000" calcext:value-type="float">
            <text:p>66000</text:p>
          </table:table-cell>
          <table:table-cell office:value-type="float" office:value="44" calcext:value-type="float">
            <text:p>44</text:p>
          </table:table-cell>
          <table:table-cell office:value-type="float" office:value="1500" calcext:value-type="float">
            <text:p>1500</text:p>
          </table:table-cell>
          <table:table-cell table:formula="of:=[.F35]+([.$C36]-[.F35])*[.$C$1]" office:value-type="float" office:value="65915.2997210622" calcext:value-type="float">
            <text:p>65915.2997210622</text:p>
          </table:table-cell>
          <table:table-cell table:formula="of:=[.G35]+([.$E36]-[.G35])*[.$C$1]" office:value-type="float" office:value="1497.35913991928" calcext:value-type="float">
            <text:p>1497.35913991928</text:p>
          </table:table-cell>
          <table:table-cell table:formula="of:=[.F36]/[.$G36]" office:value-type="float" office:value="44.0210354107937" calcext:value-type="float">
            <text:p>44.0210354107937</text:p>
          </table:table-cell>
          <table:table-cell table:formula="of:=[.$C36]/[.$E36]" office:value-type="float" office:value="44" calcext:value-type="float">
            <text:p>44</text:p>
          </table:table-cell>
          <table:table-cell table:formula="of:=[.J35]+([.I36]-[.J35])*[.$C$1]" office:value-type="float" office:value="44.0315770755212" calcext:value-type="float">
            <text:p>44.0315770755212</text:p>
          </table:table-cell>
          <table:table-cell table:formula="of:=[.K35]+([.$A36]-[.K35])*[.$C$1]" office:value-type="float" office:value="65915.5634728074" calcext:value-type="float">
            <text:p>65915.5634728074</text:p>
          </table:table-cell>
          <table:table-cell table:formula="of:=[.K36]/[.$G36]" office:value-type="float" office:value="44.021211555406" calcext:value-type="float">
            <text:p>44.021211555406</text:p>
          </table:table-cell>
          <table:table-cell table:formula="of:=[.$A36]/[.$E36]" office:value-type="float" office:value="44" calcext:value-type="float">
            <text:p>44</text:p>
          </table:table-cell>
          <table:table-cell table:formula="of:=[.N35]+([.M36]-[.N35])*[.$C$1]" office:value-type="float" office:value="44.0359729379416" calcext:value-type="float">
            <text:p>44.0359729379416</text:p>
          </table:table-cell>
        </table:table-row>
        <table:table-row table:style-name="ro1">
          <table:table-cell table:formula="of:=[.E37]*[.D37]" office:value-type="float" office:value="84000" calcext:value-type="float">
            <text:p>84000</text:p>
          </table:table-cell>
          <table:table-cell table:formula="of:=[.B36]+[.A37]" office:value-type="float" office:value="1945440" calcext:value-type="float">
            <text:p>1945440</text:p>
          </table:table-cell>
          <table:table-cell table:formula="of:=ROUND([.B37];-[.$C$2])-ROUND([.B36];-[.$C$2])" office:value-type="float" office:value="84000" calcext:value-type="float">
            <text:p>84000</text:p>
          </table:table-cell>
          <table:table-cell office:value-type="float" office:value="56" calcext:value-type="float">
            <text:p>56</text:p>
          </table:table-cell>
          <table:table-cell office:value-type="float" office:value="1500" calcext:value-type="float">
            <text:p>1500</text:p>
          </table:table-cell>
          <table:table-cell table:formula="of:=[.F36]+([.$C37]-[.F36])*[.$C$1]" office:value-type="float" office:value="74957.6498605311" calcext:value-type="float">
            <text:p>74957.6498605311</text:p>
          </table:table-cell>
          <table:table-cell table:formula="of:=[.G36]+([.$E37]-[.G36])*[.$C$1]" office:value-type="float" office:value="1498.67956995964" calcext:value-type="float">
            <text:p>1498.67956995964</text:p>
          </table:table-cell>
          <table:table-cell table:formula="of:=[.F37]/[.$G37]" office:value-type="float" office:value="50.0157948123292" calcext:value-type="float">
            <text:p>50.0157948123292</text:p>
          </table:table-cell>
          <table:table-cell table:formula="of:=[.$C37]/[.$E37]" office:value-type="float" office:value="56" calcext:value-type="float">
            <text:p>56</text:p>
          </table:table-cell>
          <table:table-cell table:formula="of:=[.J36]+([.I37]-[.J36])*[.$C$1]" office:value-type="float" office:value="50.0157885377606" calcext:value-type="float">
            <text:p>50.0157885377606</text:p>
          </table:table-cell>
          <table:table-cell table:formula="of:=[.K36]+([.$A37]-[.K36])*[.$C$1]" office:value-type="float" office:value="74957.7817364037" calcext:value-type="float">
            <text:p>74957.7817364037</text:p>
          </table:table-cell>
          <table:table-cell table:formula="of:=[.K37]/[.$G37]" office:value-type="float" office:value="50.0158828070382" calcext:value-type="float">
            <text:p>50.0158828070382</text:p>
          </table:table-cell>
          <table:table-cell table:formula="of:=[.$A37]/[.$E37]" office:value-type="float" office:value="56" calcext:value-type="float">
            <text:p>56</text:p>
          </table:table-cell>
          <table:table-cell table:formula="of:=[.N36]+([.M37]-[.N36])*[.$C$1]" office:value-type="float" office:value="50.0179864689708" calcext:value-type="float">
            <text:p>50.0179864689708</text:p>
          </table:table-cell>
        </table:table-row>
        <table:table-row table:style-name="ro1">
          <table:table-cell table:formula="of:=[.E38]*[.D38]" office:value-type="float" office:value="3360" calcext:value-type="float">
            <text:p>3360</text:p>
          </table:table-cell>
          <table:table-cell table:formula="of:=[.B37]+[.A38]" office:value-type="float" office:value="1948800" calcext:value-type="float">
            <text:p>1948800</text:p>
          </table:table-cell>
          <table:table-cell table:formula="of:=ROUND([.B38];-[.$C$2])-ROUND([.B37];-[.$C$2])" office:value-type="float" office:value="4000" calcext:value-type="float">
            <text:p>400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formula="of:=[.F37]+([.$C38]-[.F37])*[.$C$1]" office:value-type="float" office:value="39478.8249302655" calcext:value-type="float">
            <text:p>39478.8249302655</text:p>
          </table:table-cell>
          <table:table-cell table:formula="of:=[.G37]+([.$E38]-[.G37])*[.$C$1]" office:value-type="float" office:value="779.33978497982" calcext:value-type="float">
            <text:p>779.33978497982</text:p>
          </table:table-cell>
          <table:table-cell table:formula="of:=[.F38]/[.$G38]" office:value-type="float" office:value="50.656755488606" calcext:value-type="float">
            <text:p>50.656755488606</text:p>
          </table:table-cell>
          <table:table-cell table:formula="of:=[.$C38]/[.$E38]" office:value-type="float" office:value="66.6666666666667" calcext:value-type="float">
            <text:p>66.6666666666667</text:p>
          </table:table-cell>
          <table:table-cell table:formula="of:=[.J37]+([.I38]-[.J37])*[.$C$1]" office:value-type="float" office:value="58.3412276022136" calcext:value-type="float">
            <text:p>58.3412276022136</text:p>
          </table:table-cell>
          <table:table-cell table:formula="of:=[.K37]+([.$A38]-[.K37])*[.$C$1]" office:value-type="float" office:value="39158.8908682019" calcext:value-type="float">
            <text:p>39158.8908682019</text:p>
          </table:table-cell>
          <table:table-cell table:formula="of:=[.K38]/[.$G38]" office:value-type="float" office:value="50.2462361384718" calcext:value-type="float">
            <text:p>50.2462361384718</text:p>
          </table:table-cell>
          <table:table-cell table:formula="of:=[.$A38]/[.$E38]" office:value-type="float" office:value="56" calcext:value-type="float">
            <text:p>56</text:p>
          </table:table-cell>
          <table:table-cell table:formula="of:=[.N37]+([.M38]-[.N37])*[.$C$1]" office:value-type="float" office:value="53.0089932344854" calcext:value-type="float">
            <text:p>53.0089932344854</text:p>
          </table:table-cell>
        </table:table-row>
        <table:table-row table:style-name="ro1">
          <table:table-cell table:formula="of:=[.E39]*[.D39]" office:value-type="float" office:value="84000" calcext:value-type="float">
            <text:p>84000</text:p>
          </table:table-cell>
          <table:table-cell table:formula="of:=[.B38]+[.A39]" office:value-type="float" office:value="2032800" calcext:value-type="float">
            <text:p>2032800</text:p>
          </table:table-cell>
          <table:table-cell table:formula="of:=ROUND([.B39];-[.$C$2])-ROUND([.B38];-[.$C$2])" office:value-type="float" office:value="84000" calcext:value-type="float">
            <text:p>84000</text:p>
          </table:table-cell>
          <table:table-cell office:value-type="float" office:value="56" calcext:value-type="float">
            <text:p>56</text:p>
          </table:table-cell>
          <table:table-cell office:value-type="float" office:value="1500" calcext:value-type="float">
            <text:p>1500</text:p>
          </table:table-cell>
          <table:table-cell table:formula="of:=[.F38]+([.$C39]-[.F38])*[.$C$1]" office:value-type="float" office:value="61739.4124651328" calcext:value-type="float">
            <text:p>61739.4124651328</text:p>
          </table:table-cell>
          <table:table-cell table:formula="of:=[.G38]+([.$E39]-[.G38])*[.$C$1]" office:value-type="float" office:value="1139.66989248991" calcext:value-type="float">
            <text:p>1139.66989248991</text:p>
          </table:table-cell>
          <table:table-cell table:formula="of:=[.F39]/[.$G39]" office:value-type="float" office:value="54.1730661413251" calcext:value-type="float">
            <text:p>54.1730661413251</text:p>
          </table:table-cell>
          <table:table-cell table:formula="of:=[.$C39]/[.$E39]" office:value-type="float" office:value="56" calcext:value-type="float">
            <text:p>56</text:p>
          </table:table-cell>
          <table:table-cell table:formula="of:=[.J38]+([.I39]-[.J38])*[.$C$1]" office:value-type="float" office:value="57.1706138011068" calcext:value-type="float">
            <text:p>57.1706138011068</text:p>
          </table:table-cell>
          <table:table-cell table:formula="of:=[.K38]+([.$A39]-[.K38])*[.$C$1]" office:value-type="float" office:value="61579.4454341009" calcext:value-type="float">
            <text:p>61579.4454341009</text:p>
          </table:table-cell>
          <table:table-cell table:formula="of:=[.K39]/[.$G39]" office:value-type="float" office:value="54.032703539763" calcext:value-type="float">
            <text:p>54.032703539763</text:p>
          </table:table-cell>
          <table:table-cell table:formula="of:=[.$A39]/[.$E39]" office:value-type="float" office:value="56" calcext:value-type="float">
            <text:p>56</text:p>
          </table:table-cell>
          <table:table-cell table:formula="of:=[.N38]+([.M39]-[.N38])*[.$C$1]" office:value-type="float" office:value="54.5044966172427" calcext:value-type="float">
            <text:p>54.5044966172427</text:p>
          </table:table-cell>
        </table:table-row>
        <table:table-row table:style-name="ro1">
          <table:table-cell table:formula="of:=[.E40]*[.D40]" office:value-type="float" office:value="84000" calcext:value-type="float">
            <text:p>84000</text:p>
          </table:table-cell>
          <table:table-cell table:formula="of:=[.B39]+[.A40]" office:value-type="float" office:value="2116800" calcext:value-type="float">
            <text:p>2116800</text:p>
          </table:table-cell>
          <table:table-cell table:formula="of:=ROUND([.B40];-[.$C$2])-ROUND([.B39];-[.$C$2])" office:value-type="float" office:value="84000" calcext:value-type="float">
            <text:p>84000</text:p>
          </table:table-cell>
          <table:table-cell office:value-type="float" office:value="56" calcext:value-type="float">
            <text:p>56</text:p>
          </table:table-cell>
          <table:table-cell office:value-type="float" office:value="1500" calcext:value-type="float">
            <text:p>1500</text:p>
          </table:table-cell>
          <table:table-cell table:formula="of:=[.F39]+([.$C40]-[.F39])*[.$C$1]" office:value-type="float" office:value="72869.7062325664" calcext:value-type="float">
            <text:p>72869.7062325664</text:p>
          </table:table-cell>
          <table:table-cell table:formula="of:=[.G39]+([.$E40]-[.G39])*[.$C$1]" office:value-type="float" office:value="1319.83494624496" calcext:value-type="float">
            <text:p>1319.83494624496</text:p>
          </table:table-cell>
          <table:table-cell table:formula="of:=[.F40]/[.$G40]" office:value-type="float" office:value="55.2112265551742" calcext:value-type="float">
            <text:p>55.2112265551742</text:p>
          </table:table-cell>
          <table:table-cell table:formula="of:=[.$C40]/[.$E40]" office:value-type="float" office:value="56" calcext:value-type="float">
            <text:p>56</text:p>
          </table:table-cell>
          <table:table-cell table:formula="of:=[.J39]+([.I40]-[.J39])*[.$C$1]" office:value-type="float" office:value="56.5853069005534" calcext:value-type="float">
            <text:p>56.5853069005534</text:p>
          </table:table-cell>
          <table:table-cell table:formula="of:=[.K39]+([.$A40]-[.K39])*[.$C$1]" office:value-type="float" office:value="72789.7227170505" calcext:value-type="float">
            <text:p>72789.7227170505</text:p>
          </table:table-cell>
          <table:table-cell table:formula="of:=[.K40]/[.$G40]" office:value-type="float" office:value="55.150625405202" calcext:value-type="float">
            <text:p>55.150625405202</text:p>
          </table:table-cell>
          <table:table-cell table:formula="of:=[.$A40]/[.$E40]" office:value-type="float" office:value="56" calcext:value-type="float">
            <text:p>56</text:p>
          </table:table-cell>
          <table:table-cell table:formula="of:=[.N39]+([.M40]-[.N39])*[.$C$1]" office:value-type="float" office:value="55.2522483086213" calcext:value-type="float">
            <text:p>55.2522483086213</text:p>
          </table:table-cell>
        </table:table-row>
        <table:table-row table:style-name="ro1">
          <table:table-cell table:formula="of:=[.E41]*[.D41]" office:value-type="float" office:value="84000" calcext:value-type="float">
            <text:p>84000</text:p>
          </table:table-cell>
          <table:table-cell table:formula="of:=[.B40]+[.A41]" office:value-type="float" office:value="2200800" calcext:value-type="float">
            <text:p>2200800</text:p>
          </table:table-cell>
          <table:table-cell table:formula="of:=ROUND([.B41];-[.$C$2])-ROUND([.B40];-[.$C$2])" office:value-type="float" office:value="84000" calcext:value-type="float">
            <text:p>84000</text:p>
          </table:table-cell>
          <table:table-cell office:value-type="float" office:value="56" calcext:value-type="float">
            <text:p>56</text:p>
          </table:table-cell>
          <table:table-cell office:value-type="float" office:value="1500" calcext:value-type="float">
            <text:p>1500</text:p>
          </table:table-cell>
          <table:table-cell table:formula="of:=[.F40]+([.$C41]-[.F40])*[.$C$1]" office:value-type="float" office:value="78434.8531162832" calcext:value-type="float">
            <text:p>78434.8531162832</text:p>
          </table:table-cell>
          <table:table-cell table:formula="of:=[.G40]+([.$E41]-[.G40])*[.$C$1]" office:value-type="float" office:value="1409.91747312248" calcext:value-type="float">
            <text:p>1409.91747312248</text:p>
          </table:table-cell>
          <table:table-cell table:formula="of:=[.F41]/[.$G41]" office:value-type="float" office:value="55.6308114563452" calcext:value-type="float">
            <text:p>55.6308114563452</text:p>
          </table:table-cell>
          <table:table-cell table:formula="of:=[.$C41]/[.$E41]" office:value-type="float" office:value="56" calcext:value-type="float">
            <text:p>56</text:p>
          </table:table-cell>
          <table:table-cell table:formula="of:=[.J40]+([.I41]-[.J40])*[.$C$1]" office:value-type="float" office:value="56.2926534502767" calcext:value-type="float">
            <text:p>56.2926534502767</text:p>
          </table:table-cell>
          <table:table-cell table:formula="of:=[.K40]+([.$A41]-[.K40])*[.$C$1]" office:value-type="float" office:value="78394.8613585252" calcext:value-type="float">
            <text:p>78394.8613585252</text:p>
          </table:table-cell>
          <table:table-cell table:formula="of:=[.K41]/[.$G41]" office:value-type="float" office:value="55.6024468474086" calcext:value-type="float">
            <text:p>55.6024468474086</text:p>
          </table:table-cell>
          <table:table-cell table:formula="of:=[.$A41]/[.$E41]" office:value-type="float" office:value="56" calcext:value-type="float">
            <text:p>56</text:p>
          </table:table-cell>
          <table:table-cell table:formula="of:=[.N40]+([.M41]-[.N40])*[.$C$1]" office:value-type="float" office:value="55.6261241543107" calcext:value-type="float">
            <text:p>55.6261241543107</text:p>
          </table:table-cell>
        </table:table-row>
        <table:table-row table:style-name="ro1">
          <table:table-cell table:formula="of:=[.E42]*[.D42]" office:value-type="float" office:value="84000" calcext:value-type="float">
            <text:p>84000</text:p>
          </table:table-cell>
          <table:table-cell table:formula="of:=[.B41]+[.A42]" office:value-type="float" office:value="2284800" calcext:value-type="float">
            <text:p>2284800</text:p>
          </table:table-cell>
          <table:table-cell table:formula="of:=ROUND([.B42];-[.$C$2])-ROUND([.B41];-[.$C$2])" office:value-type="float" office:value="84000" calcext:value-type="float">
            <text:p>84000</text:p>
          </table:table-cell>
          <table:table-cell office:value-type="float" office:value="56" calcext:value-type="float">
            <text:p>56</text:p>
          </table:table-cell>
          <table:table-cell office:value-type="float" office:value="1500" calcext:value-type="float">
            <text:p>1500</text:p>
          </table:table-cell>
          <table:table-cell table:formula="of:=[.F41]+([.$C42]-[.F41])*[.$C$1]" office:value-type="float" office:value="81217.4265581416" calcext:value-type="float">
            <text:p>81217.4265581416</text:p>
          </table:table-cell>
          <table:table-cell table:formula="of:=[.G41]+([.$E42]-[.G41])*[.$C$1]" office:value-type="float" office:value="1454.95873656124" calcext:value-type="float">
            <text:p>1454.95873656124</text:p>
          </table:table-cell>
          <table:table-cell table:formula="of:=[.F42]/[.$G42]" office:value-type="float" office:value="55.8211202264726" calcext:value-type="float">
            <text:p>55.8211202264726</text:p>
          </table:table-cell>
          <table:table-cell table:formula="of:=[.$C42]/[.$E42]" office:value-type="float" office:value="56" calcext:value-type="float">
            <text:p>56</text:p>
          </table:table-cell>
          <table:table-cell table:formula="of:=[.J41]+([.I42]-[.J41])*[.$C$1]" office:value-type="float" office:value="56.1463267251384" calcext:value-type="float">
            <text:p>56.1463267251384</text:p>
          </table:table-cell>
          <table:table-cell table:formula="of:=[.K41]+([.$A42]-[.K41])*[.$C$1]" office:value-type="float" office:value="81197.4306792626" calcext:value-type="float">
            <text:p>81197.4306792626</text:p>
          </table:table-cell>
          <table:table-cell table:formula="of:=[.K42]/[.$G42]" office:value-type="float" office:value="55.8073769646353" calcext:value-type="float">
            <text:p>55.8073769646353</text:p>
          </table:table-cell>
          <table:table-cell table:formula="of:=[.$A42]/[.$E42]" office:value-type="float" office:value="56" calcext:value-type="float">
            <text:p>56</text:p>
          </table:table-cell>
          <table:table-cell table:formula="of:=[.N41]+([.M42]-[.N41])*[.$C$1]" office:value-type="float" office:value="55.8130620771553" calcext:value-type="float">
            <text:p>55.8130620771553</text:p>
          </table:table-cell>
        </table:table-row>
        <table:table-row table:style-name="ro1">
          <table:table-cell table:formula="of:=[.E43]*[.D43]" office:value-type="float" office:value="84000" calcext:value-type="float">
            <text:p>84000</text:p>
          </table:table-cell>
          <table:table-cell table:formula="of:=[.B42]+[.A43]" office:value-type="float" office:value="2368800" calcext:value-type="float">
            <text:p>2368800</text:p>
          </table:table-cell>
          <table:table-cell table:formula="of:=ROUND([.B43];-[.$C$2])-ROUND([.B42];-[.$C$2])" office:value-type="float" office:value="84000" calcext:value-type="float">
            <text:p>84000</text:p>
          </table:table-cell>
          <table:table-cell office:value-type="float" office:value="56" calcext:value-type="float">
            <text:p>56</text:p>
          </table:table-cell>
          <table:table-cell office:value-type="float" office:value="1500" calcext:value-type="float">
            <text:p>1500</text:p>
          </table:table-cell>
          <table:table-cell table:formula="of:=[.F42]+([.$C43]-[.F42])*[.$C$1]" office:value-type="float" office:value="82608.7132790708" calcext:value-type="float">
            <text:p>82608.7132790708</text:p>
          </table:table-cell>
          <table:table-cell table:formula="of:=[.G42]+([.$E43]-[.G42])*[.$C$1]" office:value-type="float" office:value="1477.47936828062" calcext:value-type="float">
            <text:p>1477.47936828062</text:p>
          </table:table-cell>
          <table:table-cell table:formula="of:=[.F43]/[.$G43]" office:value-type="float" office:value="55.9119234099388" calcext:value-type="float">
            <text:p>55.9119234099388</text:p>
          </table:table-cell>
          <table:table-cell table:formula="of:=[.$C43]/[.$E43]" office:value-type="float" office:value="56" calcext:value-type="float">
            <text:p>56</text:p>
          </table:table-cell>
          <table:table-cell table:formula="of:=[.J42]+([.I43]-[.J42])*[.$C$1]" office:value-type="float" office:value="56.0731633625692" calcext:value-type="float">
            <text:p>56.0731633625692</text:p>
          </table:table-cell>
          <table:table-cell table:formula="of:=[.K42]+([.$A43]-[.K42])*[.$C$1]" office:value-type="float" office:value="82598.7153396313" calcext:value-type="float">
            <text:p>82598.7153396313</text:p>
          </table:table-cell>
          <table:table-cell table:formula="of:=[.K43]/[.$G43]" office:value-type="float" office:value="55.9051565205635" calcext:value-type="float">
            <text:p>55.9051565205635</text:p>
          </table:table-cell>
          <table:table-cell table:formula="of:=[.$A43]/[.$E43]" office:value-type="float" office:value="56" calcext:value-type="float">
            <text:p>56</text:p>
          </table:table-cell>
          <table:table-cell table:formula="of:=[.N42]+([.M43]-[.N42])*[.$C$1]" office:value-type="float" office:value="55.9065310385777" calcext:value-type="float">
            <text:p>55.9065310385777</text:p>
          </table:table-cell>
        </table:table-row>
        <table:table-row table:style-name="ro1">
          <table:table-cell table:formula="of:=[.E44]*[.D44]" office:value-type="float" office:value="3360" calcext:value-type="float">
            <text:p>3360</text:p>
          </table:table-cell>
          <table:table-cell table:formula="of:=[.B43]+[.A44]" office:value-type="float" office:value="2372160" calcext:value-type="float">
            <text:p>2372160</text:p>
          </table:table-cell>
          <table:table-cell table:formula="of:=ROUND([.B44];-[.$C$2])-ROUND([.B43];-[.$C$2])" office:value-type="float" office:value="3000" calcext:value-type="float">
            <text:p>300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formula="of:=[.F43]+([.$C44]-[.F43])*[.$C$1]" office:value-type="float" office:value="42804.3566395354" calcext:value-type="float">
            <text:p>42804.3566395354</text:p>
          </table:table-cell>
          <table:table-cell table:formula="of:=[.G43]+([.$E44]-[.G43])*[.$C$1]" office:value-type="float" office:value="768.73968414031" calcext:value-type="float">
            <text:p>768.73968414031</text:p>
          </table:table-cell>
          <table:table-cell table:formula="of:=[.F44]/[.$G44]" office:value-type="float" office:value="55.6812111077679" calcext:value-type="float">
            <text:p>55.6812111077679</text:p>
          </table:table-cell>
          <table:table-cell table:formula="of:=[.$C44]/[.$E44]" office:value-type="float" office:value="50" calcext:value-type="float">
            <text:p>50</text:p>
          </table:table-cell>
          <table:table-cell table:formula="of:=[.J43]+([.I44]-[.J43])*[.$C$1]" office:value-type="float" office:value="53.0365816812846" calcext:value-type="float">
            <text:p>53.0365816812846</text:p>
          </table:table-cell>
          <table:table-cell table:formula="of:=[.K43]+([.$A44]-[.K43])*[.$C$1]" office:value-type="float" office:value="42979.3576698157" calcext:value-type="float">
            <text:p>42979.3576698157</text:p>
          </table:table-cell>
          <table:table-cell table:formula="of:=[.K44]/[.$G44]" office:value-type="float" office:value="55.9088577791843" calcext:value-type="float">
            <text:p>55.9088577791843</text:p>
          </table:table-cell>
          <table:table-cell table:formula="of:=[.$A44]/[.$E44]" office:value-type="float" office:value="56" calcext:value-type="float">
            <text:p>56</text:p>
          </table:table-cell>
          <table:table-cell table:formula="of:=[.N43]+([.M44]-[.N43])*[.$C$1]" office:value-type="float" office:value="55.9532655192888" calcext:value-type="float">
            <text:p>55.9532655192888</text:p>
          </table:table-cell>
        </table:table-row>
        <table:table-row table:style-name="ro1">
          <table:table-cell table:formula="of:=[.E45]*[.D45]" office:value-type="float" office:value="75000" calcext:value-type="float">
            <text:p>75000</text:p>
          </table:table-cell>
          <table:table-cell table:formula="of:=[.B44]+[.A45]" office:value-type="float" office:value="2447160" calcext:value-type="float">
            <text:p>2447160</text:p>
          </table:table-cell>
          <table:table-cell table:formula="of:=ROUND([.B45];-[.$C$2])-ROUND([.B44];-[.$C$2])" office:value-type="float" office:value="75000" calcext:value-type="float">
            <text:p>75000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table:formula="of:=[.F44]+([.$C45]-[.F44])*[.$C$1]" office:value-type="float" office:value="58902.1783197677" calcext:value-type="float">
            <text:p>58902.1783197677</text:p>
          </table:table-cell>
          <table:table-cell table:formula="of:=[.G44]+([.$E45]-[.G44])*[.$C$1]" office:value-type="float" office:value="1134.36984207016" calcext:value-type="float">
            <text:p>1134.36984207016</text:p>
          </table:table-cell>
          <table:table-cell table:formula="of:=[.F45]/[.$G45]" office:value-type="float" office:value="51.925021395381" calcext:value-type="float">
            <text:p>51.925021395381</text:p>
          </table:table-cell>
          <table:table-cell table:formula="of:=[.$C45]/[.$E45]" office:value-type="float" office:value="50" calcext:value-type="float">
            <text:p>50</text:p>
          </table:table-cell>
          <table:table-cell table:formula="of:=[.J44]+([.I45]-[.J44])*[.$C$1]" office:value-type="float" office:value="51.5182908406423" calcext:value-type="float">
            <text:p>51.5182908406423</text:p>
          </table:table-cell>
          <table:table-cell table:formula="of:=[.K44]+([.$A45]-[.K44])*[.$C$1]" office:value-type="float" office:value="58989.6788349078" calcext:value-type="float">
            <text:p>58989.6788349078</text:p>
          </table:table-cell>
          <table:table-cell table:formula="of:=[.K45]/[.$G45]" office:value-type="float" office:value="52.0021571864563" calcext:value-type="float">
            <text:p>52.0021571864563</text:p>
          </table:table-cell>
          <table:table-cell table:formula="of:=[.$A45]/[.$E45]" office:value-type="float" office:value="50" calcext:value-type="float">
            <text:p>50</text:p>
          </table:table-cell>
          <table:table-cell table:formula="of:=[.N44]+([.M45]-[.N44])*[.$C$1]" office:value-type="float" office:value="52.9766327596444" calcext:value-type="float">
            <text:p>52.9766327596444</text:p>
          </table:table-cell>
        </table:table-row>
        <table:table-row table:style-name="ro1">
          <table:table-cell table:formula="of:=[.E46]*[.D46]" office:value-type="float" office:value="75000" calcext:value-type="float">
            <text:p>75000</text:p>
          </table:table-cell>
          <table:table-cell table:formula="of:=[.B45]+[.A46]" office:value-type="float" office:value="2522160" calcext:value-type="float">
            <text:p>2522160</text:p>
          </table:table-cell>
          <table:table-cell table:formula="of:=ROUND([.B46];-[.$C$2])-ROUND([.B45];-[.$C$2])" office:value-type="float" office:value="75000" calcext:value-type="float">
            <text:p>75000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table:formula="of:=[.F45]+([.$C46]-[.F45])*[.$C$1]" office:value-type="float" office:value="66951.0891598839" calcext:value-type="float">
            <text:p>66951.0891598839</text:p>
          </table:table-cell>
          <table:table-cell table:formula="of:=[.G45]+([.$E46]-[.G45])*[.$C$1]" office:value-type="float" office:value="1317.18492103508" calcext:value-type="float">
            <text:p>1317.18492103508</text:p>
          </table:table-cell>
          <table:table-cell table:formula="of:=[.F46]/[.$G46]" office:value-type="float" office:value="50.8289216576151" calcext:value-type="float">
            <text:p>50.8289216576151</text:p>
          </table:table-cell>
          <table:table-cell table:formula="of:=[.$C46]/[.$E46]" office:value-type="float" office:value="50" calcext:value-type="float">
            <text:p>50</text:p>
          </table:table-cell>
          <table:table-cell table:formula="of:=[.J45]+([.I46]-[.J45])*[.$C$1]" office:value-type="float" office:value="50.7591454203211" calcext:value-type="float">
            <text:p>50.7591454203211</text:p>
          </table:table-cell>
          <table:table-cell table:formula="of:=[.K45]+([.$A46]-[.K45])*[.$C$1]" office:value-type="float" office:value="66994.8394174539" calcext:value-type="float">
            <text:p>66994.8394174539</text:p>
          </table:table-cell>
          <table:table-cell table:formula="of:=[.K46]/[.$G46]" office:value-type="float" office:value="50.8621366275645" calcext:value-type="float">
            <text:p>50.8621366275645</text:p>
          </table:table-cell>
          <table:table-cell table:formula="of:=[.$A46]/[.$E46]" office:value-type="float" office:value="50" calcext:value-type="float">
            <text:p>50</text:p>
          </table:table-cell>
          <table:table-cell table:formula="of:=[.N45]+([.M46]-[.N45])*[.$C$1]" office:value-type="float" office:value="51.4883163798222" calcext:value-type="float">
            <text:p>51.4883163798222</text:p>
          </table:table-cell>
        </table:table-row>
      </table:table>
      <table:table table:name="Avg of Avgs_2" table:style-name="ta1">
        <table:shapes>
          <draw:frame draw:z-index="0" draw:style-name="gr1" draw:text-style-name="P1" svg:width="15.999cm" svg:height="8.999cm" svg:x="16.856cm" svg:y="1.003cm">
            <draw:object draw:notify-on-update-of-ranges="'Avg of Avgs_2'.C3:'Avg of Avgs_2'.C3 'Avg of Avgs_2'.C4:'Avg of Avgs_2'.C12 'Avg of Avgs_2'.D3:'Avg of Avgs_2'.D3 'Avg of Avgs_2'.D4:'Avg of Avgs_2'.D12 'Avg of Avgs_2'.G3:'Avg of Avgs_2'.G3 'Avg of Avgs_2'.G4:'Avg of Avgs_2'.G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/2" office:value-type="float" office:value="0.5" calcext:value-type="float">
            <text:p>0.5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ialization ts [μs]</text:p>
          </table:table-cell>
          <table:table-cell office:value-type="string" calcext:value-type="string">
            <text:p>size, b [B]</text:p>
          </table:table-cell>
          <table:table-cell office:value-type="string" calcext:value-type="string">
            <text:p>r [MB/s]</text:p>
          </table:table-cell>
          <table:table-cell office:value-type="string" calcext:value-type="string">
            <text:p>EWMA(r)</text:p>
          </table:table-cell>
          <table:table-cell office:value-type="string" calcext:value-type="string">
            <text:p>EWMA(b)</text:p>
          </table:table-cell>
          <table:table-cell office:value-type="string" calcext:value-type="string">
            <text:p>EWMA(ts)</text:p>
          </table:table-cell>
          <table:table-cell office:value-type="string" calcext:value-type="string">
            <text:p>EWMA(b)/EWMA(ts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00" calcext:value-type="float">
            <text:p>1500</text:p>
          </table:table-cell>
          <table:table-cell table:formula="of:=8*[.B5]/[.A5]" office:value-type="float" office:value="48" calcext:value-type="float">
            <text:p>48</text:p>
          </table:table-cell>
          <table:table-cell table:formula="of:=[.C5]" office:value-type="float" office:value="48" calcext:value-type="float">
            <text:p>48</text:p>
          </table:table-cell>
          <table:table-cell table:formula="of:=8*[.B5]" office:value-type="float" office:value="12000" calcext:value-type="float">
            <text:p>12000</text:p>
          </table:table-cell>
          <table:table-cell table:formula="of:=[.A5]" office:value-type="float" office:value="250" calcext:value-type="float">
            <text:p>250</text:p>
          </table:table-cell>
          <table:table-cell table:formula="of:=[.E5]/[.F5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formula="of:=8*[.B6]/[.A6]" office:value-type="float" office:value="2.4" calcext:value-type="float">
            <text:p>2.4</text:p>
          </table:table-cell>
          <table:table-cell table:formula="of:=[.D5]+[.$C$1]*([.C6]-[.D5])" office:value-type="float" office:value="25.2" calcext:value-type="float">
            <text:p>25.2</text:p>
          </table:table-cell>
          <table:table-cell table:formula="of:=[.E5]+[.$C$1]*(8*[.B6]-[.E5])" office:value-type="float" office:value="6240" calcext:value-type="float">
            <text:p>6240</text:p>
          </table:table-cell>
          <table:table-cell table:formula="of:=[.F5]+[.$C$1]*([.A6]-[.F5])" office:value-type="float" office:value="225" calcext:value-type="float">
            <text:p>225</text:p>
          </table:table-cell>
          <table:table-cell table:formula="of:=[.E6]/[.F6]" office:value-type="float" office:value="27.7333333333333" calcext:value-type="float">
            <text:p>27.7333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0" calcext:value-type="float">
            <text:p>1440</text:p>
          </table:table-cell>
          <table:table-cell table:formula="of:=8*[.B7]/[.A7]" office:value-type="float" office:value="230.4" calcext:value-type="float">
            <text:p>230.4</text:p>
          </table:table-cell>
          <table:table-cell table:formula="of:=[.D6]+[.$C$1]*([.C7]-[.D6])" office:value-type="float" office:value="127.8" calcext:value-type="float">
            <text:p>127.8</text:p>
          </table:table-cell>
          <table:table-cell table:formula="of:=[.E6]+[.$C$1]*(8*[.B7]-[.E6])" office:value-type="float" office:value="8880" calcext:value-type="float">
            <text:p>8880</text:p>
          </table:table-cell>
          <table:table-cell table:formula="of:=[.F6]+[.$C$1]*([.A7]-[.F6])" office:value-type="float" office:value="137.5" calcext:value-type="float">
            <text:p>137.5</text:p>
          </table:table-cell>
          <table:table-cell table:formula="of:=[.E7]/[.F7]" office:value-type="float" office:value="64.5818181818182" calcext:value-type="float">
            <text:p>64.581818181818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00" calcext:value-type="float">
            <text:p>1500</text:p>
          </table:table-cell>
          <table:table-cell table:formula="of:=8*[.B8]/[.A8]" office:value-type="float" office:value="48" calcext:value-type="float">
            <text:p>48</text:p>
          </table:table-cell>
          <table:table-cell table:formula="of:=[.D7]+[.$C$1]*([.C8]-[.D7])" office:value-type="float" office:value="87.9" calcext:value-type="float">
            <text:p>87.9</text:p>
          </table:table-cell>
          <table:table-cell table:formula="of:=[.E7]+[.$C$1]*(8*[.B8]-[.E7])" office:value-type="float" office:value="10440" calcext:value-type="float">
            <text:p>10440</text:p>
          </table:table-cell>
          <table:table-cell table:formula="of:=[.F7]+[.$C$1]*([.A8]-[.F7])" office:value-type="float" office:value="193.75" calcext:value-type="float">
            <text:p>193.75</text:p>
          </table:table-cell>
          <table:table-cell table:formula="of:=[.E8]/[.F8]" office:value-type="float" office:value="53.8838709677419" calcext:value-type="float">
            <text:p>53.88387096774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00" calcext:value-type="float">
            <text:p>1500</text:p>
          </table:table-cell>
          <table:table-cell table:formula="of:=8*[.B9]/[.A9]" office:value-type="float" office:value="48" calcext:value-type="float">
            <text:p>48</text:p>
          </table:table-cell>
          <table:table-cell table:formula="of:=[.D8]+[.$C$1]*([.C9]-[.D8])" office:value-type="float" office:value="67.95" calcext:value-type="float">
            <text:p>67.95</text:p>
          </table:table-cell>
          <table:table-cell table:formula="of:=[.E8]+[.$C$1]*(8*[.B9]-[.E8])" office:value-type="float" office:value="11220" calcext:value-type="float">
            <text:p>11220</text:p>
          </table:table-cell>
          <table:table-cell table:formula="of:=[.F8]+[.$C$1]*([.A9]-[.F8])" office:value-type="float" office:value="221.875" calcext:value-type="float">
            <text:p>221.875</text:p>
          </table:table-cell>
          <table:table-cell table:formula="of:=[.E9]/[.F9]" office:value-type="float" office:value="50.569014084507" calcext:value-type="float">
            <text:p>50.5690140845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formula="of:=8*[.B10]/[.A10]" office:value-type="float" office:value="2.4" calcext:value-type="float">
            <text:p>2.4</text:p>
          </table:table-cell>
          <table:table-cell table:formula="of:=[.D9]+[.$C$1]*([.C10]-[.D9])" office:value-type="float" office:value="35.175" calcext:value-type="float">
            <text:p>35.175</text:p>
          </table:table-cell>
          <table:table-cell table:formula="of:=[.E9]+[.$C$1]*(8*[.B10]-[.E9])" office:value-type="float" office:value="5850" calcext:value-type="float">
            <text:p>5850</text:p>
          </table:table-cell>
          <table:table-cell table:formula="of:=[.F9]+[.$C$1]*([.A10]-[.F9])" office:value-type="float" office:value="210.9375" calcext:value-type="float">
            <text:p>210.9375</text:p>
          </table:table-cell>
          <table:table-cell table:formula="of:=[.E10]/[.F10]" office:value-type="float" office:value="27.7333333333333" calcext:value-type="float">
            <text:p>27.7333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0" calcext:value-type="float">
            <text:p>1440</text:p>
          </table:table-cell>
          <table:table-cell table:formula="of:=8*[.B11]/[.A11]" office:value-type="float" office:value="230.4" calcext:value-type="float">
            <text:p>230.4</text:p>
          </table:table-cell>
          <table:table-cell table:formula="of:=[.D10]+[.$C$1]*([.C11]-[.D10])" office:value-type="float" office:value="132.7875" calcext:value-type="float">
            <text:p>132.7875</text:p>
          </table:table-cell>
          <table:table-cell table:formula="of:=[.E10]+[.$C$1]*(8*[.B11]-[.E10])" office:value-type="float" office:value="8685" calcext:value-type="float">
            <text:p>8685</text:p>
          </table:table-cell>
          <table:table-cell table:formula="of:=[.F10]+[.$C$1]*([.A11]-[.F10])" office:value-type="float" office:value="130.46875" calcext:value-type="float">
            <text:p>130.46875</text:p>
          </table:table-cell>
          <table:table-cell table:formula="of:=[.E11]/[.F11]" office:value-type="float" office:value="66.5676646706587" calcext:value-type="float">
            <text:p>66.567664670658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00" calcext:value-type="float">
            <text:p>1500</text:p>
          </table:table-cell>
          <table:table-cell table:formula="of:=8*[.B12]/[.A12]" office:value-type="float" office:value="48" calcext:value-type="float">
            <text:p>48</text:p>
          </table:table-cell>
          <table:table-cell table:formula="of:=[.D11]+[.$C$1]*([.C12]-[.D11])" office:value-type="float" office:value="90.39375" calcext:value-type="float">
            <text:p>90.39375</text:p>
          </table:table-cell>
          <table:table-cell table:formula="of:=[.E11]+[.$C$1]*(8*[.B12]-[.E11])" office:value-type="float" office:value="10342.5" calcext:value-type="float">
            <text:p>10342.5</text:p>
          </table:table-cell>
          <table:table-cell table:formula="of:=[.F11]+[.$C$1]*([.A12]-[.F11])" office:value-type="float" office:value="190.234375" calcext:value-type="float">
            <text:p>190.234375</text:p>
          </table:table-cell>
          <table:table-cell table:formula="of:=[.E12]/[.F12]" office:value-type="float" office:value="54.3671457905544" calcext:value-type="float">
            <text:p>54.3671457905544</text:p>
          </table:table-cell>
        </table:table-row>
        <table:table-row table:style-name="ro1">
          <table:table-cell table:number-columns-repeated="2"/>
          <table:table-cell table:formula="of:=AVERAGE([.C5:.C12])" office:value-type="float" office:value="82.2" calcext:value-type="float">
            <text:p>82.2</text:p>
          </table:table-cell>
          <table:table-cell table:number-columns-repeated="4"/>
        </table:table-row>
        <table:table-row table:style-name="ro1">
          <table:table-cell table:formula="of:=AVERAGE([.A5:.A12])" office:value-type="float" office:value="187.5" calcext:value-type="float">
            <text:p>187.5</text:p>
          </table:table-cell>
          <table:table-cell table:formula="of:=AVERAGE([.B5:.B12])" office:value-type="float" office:value="1125" calcext:value-type="float">
            <text:p>1125</text:p>
          </table:table-cell>
          <table:table-cell table:formula="of:=8*[.B14]/[.A14]" office:value-type="float" office:value="48" calcext:value-type="float">
            <text:p>4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text>,,</number:text>
      <number:number number:decimal-places="0" loext:min-decimal-places="0" number:min-integer-digits="1"/>
    </number:number-style>
    <number:number-style style:name="N112">
      <number:number number:decimal-places="0" loext:min-decimal-places="0" number:min-integer-digits="1" number:display-factor="100000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12:10:39.994297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Briscoe</meta:initial-creator>
    <meta:creation-date>2021-08-21T09:27:15.163755610</meta:creation-date>
    <dc:date>2021-11-23T13:10:03.310360352</dc:date>
    <dc:creator>Bob Briscoe</dc:creator>
    <meta:editing-duration>P3DT19H9M33S</meta:editing-duration>
    <meta:editing-cycles>18</meta:editing-cycles>
    <meta:generator>LibreOffice/6.4.7.2$Linux_X86_64 LibreOffice_project/40$Build-2</meta:generator>
    <meta:document-statistic meta:table-count="3" meta:cell-count="109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481cm" svg:y="3.703cm" style:legend-expansion="high" chart:style-name="ch2"/>
        <chart:plot-area chart:style-name="ch3" table:cell-range-address="'Avg of Avgs_2'.C3:'Avg of Avgs_2'.D12 'Avg of Avgs_2'.G3:'Avg of Avgs_2'.G12" chart:data-source-has-labels="row" svg:x="0.32cm" svg:y="0.18cm" svg:width="10.841cm" svg:height="8.64cm">
          <chartooo:coordinate-region svg:x="1.127cm" svg:y="0.379cm" svg:width="10.03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vg of Avgs_2'.C4:'Avg of Avgs_2'.C12" chart:label-cell-address="'Avg of Avgs_2'.C3:'Avg of Avgs_2'.C3" chart:class="chart:line">
            <chart:data-point chart:repeated="9"/>
          </chart:series>
          <chart:series chart:style-name="ch7" chart:values-cell-range-address="'Avg of Avgs_2'.D4:'Avg of Avgs_2'.D12" chart:label-cell-address="'Avg of Avgs_2'.D3:'Avg of Avgs_2'.D3" chart:class="chart:line">
            <chart:data-point chart:repeated="9"/>
          </chart:series>
          <chart:series chart:style-name="ch8" chart:values-cell-range-address="'Avg of Avgs_2'.G4:'Avg of Avgs_2'.G12" chart:label-cell-address="'Avg of Avgs_2'.G3:'Avg of Avgs_2'.G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 [MB/s]</text:p>
                <draw:g>
                  <svg:desc>'Avg of Avgs_2'.C3:'Avg of Avgs_2'.C3</svg:desc>
                </draw:g>
              </table:table-cell>
              <table:table-cell office:value-type="string">
                <text:p>EWMA(r)</text:p>
                <draw:g>
                  <svg:desc>'Avg of Avgs_2'.D3:'Avg of Avgs_2'.D3</svg:desc>
                </draw:g>
              </table:table-cell>
              <table:table-cell office:value-type="string">
                <text:p>EWMA(b)/EWMA(ts)</text:p>
                <draw:g>
                  <svg:desc>'Avg of Avgs_2'.G3:'Avg of Avgs_2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Avg of Avgs_2'.C4:'Avg of Avgs_2'.C12</svg:desc>
                </draw:g>
              </table:table-cell>
              <table:table-cell office:value-type="float" office:value="NaN">
                <text:p>NaN</text:p>
                <draw:g>
                  <svg:desc>'Avg of Avgs_2'.D4:'Avg of Avgs_2'.D12</svg:desc>
                </draw:g>
              </table:table-cell>
              <table:table-cell office:value-type="float" office:value="NaN">
                <text:p>NaN</text:p>
                <draw:g>
                  <svg:desc>'Avg of Avgs_2'.G4:'Avg of Avgs_2'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">
                <text:p>2.4</text:p>
              </table:table-cell>
              <table:table-cell office:value-type="float" office:value="25.2">
                <text:p>25.2</text:p>
              </table:table-cell>
              <table:table-cell office:value-type="float" office:value="27.7333333333333">
                <text:p>27.7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0.4">
                <text:p>230.4</text:p>
              </table:table-cell>
              <table:table-cell office:value-type="float" office:value="127.8">
                <text:p>127.8</text:p>
              </table:table-cell>
              <table:table-cell office:value-type="float" office:value="64.5818181818182">
                <text:p>64.5818181818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87.9">
                <text:p>87.9</text:p>
              </table:table-cell>
              <table:table-cell office:value-type="float" office:value="53.8838709677419">
                <text:p>53.8838709677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67.95">
                <text:p>67.95</text:p>
              </table:table-cell>
              <table:table-cell office:value-type="float" office:value="50.569014084507">
                <text:p>50.5690140845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">
                <text:p>2.4</text:p>
              </table:table-cell>
              <table:table-cell office:value-type="float" office:value="35.175">
                <text:p>35.175</text:p>
              </table:table-cell>
              <table:table-cell office:value-type="float" office:value="27.7333333333333">
                <text:p>27.7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0.4">
                <text:p>230.4</text:p>
              </table:table-cell>
              <table:table-cell office:value-type="float" office:value="132.7875">
                <text:p>132.7875</text:p>
              </table:table-cell>
              <table:table-cell office:value-type="float" office:value="66.5676646706587">
                <text:p>66.56766467065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90.39375">
                <text:p>90.39375</text:p>
              </table:table-cell>
              <table:table-cell office:value-type="float" office:value="54.3671457905544">
                <text:p>54.3671457905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false" chart:logarithmic="false" chart:maximum="80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cm" svg:stroke-color="#ff8080" draw:fill-color="#ff8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data-label-number="none" chart:data-label-text="true" chart:data-label-symbol="false" chart:label-position="left"/>
      <style:graphic-properties svg:stroke-width="0.02cm" svg:stroke-color="#999999" draw:fill-color="#99999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svg:stroke-opacity="75%" draw:fill-color="#aecf00" draw:opacity="7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svg:stroke-opacity="75%" draw:fill-color="#7e0021" draw:opacity="75%"/>
      <style:text-properties fo:font-size="10pt" style:font-size-asian="10pt" style:font-size-complex="10pt"/>
    </style:style>
    <style:style style:name="ch15" style:family="chart">
      <style:graphic-properties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01cm" svg:y="2.014cm" style:legend-expansion="high" chart:style-name="ch2"/>
        <chart:plot-area chart:style-name="ch3" table:cell-range-address="'Q signal delays'.C4:'Q signal delays'.D38 'Q signal delays'.A4:'Q signal delays'.A40 'Q signal delays'.F3:'Q signal delays'.F40 'Q signal delays'.H3:'Q signal delays'.H40 'Q signal delays'.J3:'Q signal delays'.K40 'Q signal delays'.C3:'Q signal delays'.C3 'Q signal delays'.M3:'Q signal delays'.M40" chart:data-source-has-labels="both" svg:x="1.461cm" svg:y="0.379cm" svg:width="10.517cm" svg:height="7.458cm">
          <chartooo:coordinate-region svg:x="1.554cm" svg:y="0.379cm" svg:width="10.145cm" svg:height="6.811cm"/>
          <chart:axis chart:dimension="x" chart:name="primary-x" chart:style-name="ch4" chartooo:axis-type="auto">
            <chart:title svg:x="4.8cm" svg:y="8.019cm" chart:style-name="ch5">
              <text:p>time [ms]</text:p>
            </chart:title>
            <chart:categories table:cell-range-address="'Q signal delays'.D4:'Q signal delays'.D38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Q signal delays'.F4:'Q signal delays'.F40" chart:label-cell-address="'Q signal delays'.F3:'Q signal delays'.F3" chart:class="chart:scatter">
            <chart:domain table:cell-range-address="'Q signal delays'.A4:'Q signal delays'.A40"/>
            <chart:data-point chart:repeated="37"/>
          </chart:series>
          <chart:series chart:attached-axis="primary-y" chart:style-name="ch10" chart:values-cell-range-address="'Q signal delays'.H4:'Q signal delays'.H40" chart:label-cell-address="'Q signal delays'.H3:'Q signal delays'.H3" chart:class="chart:scatter">
            <chart:data-point chart:repeated="37"/>
          </chart:series>
          <chart:series chart:attached-axis="primary-y" chart:style-name="ch11" chart:values-cell-range-address="'Q signal delays'.J4:'Q signal delays'.J40" chart:label-cell-address="'Q signal delays'.J3:'Q signal delays'.J3" chart:class="chart:scatter">
            <chart:data-point chart:repeated="37"/>
          </chart:series>
          <chart:series chart:attached-axis="primary-y" chart:style-name="ch12" chart:values-cell-range-address="'Q signal delays'.C4:'Q signal delays'.C38" loext:hide-legend="true" chart:label-cell-address="'Q signal delays'.C3:'Q signal delays'.C3" chart:class="chart:scatter">
            <chart:domain table:cell-range-address="'Q signal delays'.B4:'Q signal delays'.B38"/>
            <chart:data-point chart:repeated="35"/>
          </chart:series>
          <chart:series chart:attached-axis="primary-y" chart:style-name="ch13" chart:values-cell-range-address="'Q signal delays'.K4:'Q signal delays'.K40" chart:label-cell-address="'Q signal delays'.K3:'Q signal delays'.K3" chart:class="chart:scatter">
            <chart:data-point chart:repeated="37"/>
          </chart:series>
          <chart:series chart:attached-axis="primary-y" chart:style-name="ch14" chart:values-cell-range-address="'Q signal delays'.M4:'Q signal delays'.M40" chart:label-cell-address="'Q signal delays'.M3:'Q signal delays'.M3" chart:class="chart:scatter">
            <chart:data-point chart:repeated="3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mulative
arrivals [kB]</text:p>
                <draw:g>
                  <svg:desc>'Q signal delays'.F3:'Q signal delays'.F3</svg:desc>
                </draw:g>
              </table:table-cell>
              <table:table-cell office:value-type="string">
                <text:p>cumulative
departures [kB]</text:p>
                <draw:g>
                  <svg:desc>'Q signal delays'.H3:'Q signal delays'.H3</svg:desc>
                </draw:g>
              </table:table-cell>
              <table:table-cell office:value-type="string">
                <text:p>backlog [kB]


</text:p>
                <draw:g>
                  <svg:desc>'Q signal delays'.J3:'Q signal delays'.J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 </text:p>
                <draw:g>
                  <svg:desc>'Q signal delays'.C3:'Q signal delays'.C3</svg:desc>
                </draw:g>
              </table:table-cell>
              <table:table-cell office:value-type="string">
                <text:p>sojourn [ms]</text:p>
                <draw:g>
                  <svg:desc>'Q signal delays'.K3:'Q signal delays'.K3</svg:desc>
                </draw:g>
              </table:table-cell>
              <table:table-cell office:value-type="string">
                <text:p>scaled
sojourn [ms]</text:p>
                <draw:g>
                  <svg:desc>'Q signal delays'.M3:'Q signal delays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 ms</text:p>
                <draw:g>
                  <svg:desc>'Q signal delays'.D4:'Q signal delays'.D38</svg:desc>
                </draw:g>
              </table:table-cell>
              <table:table-cell office:value-type="float" office:value="0">
                <text:p>0</text:p>
                <draw:g>
                  <svg:desc>'Q signal delays'.A4:'Q signal delays'.A40</svg:desc>
                </draw:g>
              </table:table-cell>
              <table:table-cell office:value-type="float" office:value="44">
                <text:p>44</text:p>
                <draw:g>
                  <svg:desc>'Q signal delays'.F4:'Q signal delays'.F40</svg:desc>
                </draw:g>
              </table:table-cell>
              <table:table-cell office:value-type="float" office:value="42">
                <text:p>42</text:p>
                <draw:g>
                  <svg:desc>'Q signal delays'.H4:'Q signal delays'.H40</svg:desc>
                </draw:g>
              </table:table-cell>
              <table:table-cell office:value-type="float" office:value="42">
                <text:p>42</text:p>
                <draw:g>
                  <svg:desc>'Q signal delays'.J4:'Q signal delays'.J40</svg:desc>
                </draw:g>
              </table:table-cell>
              <table:table-cell office:value-type="float" office:value="0">
                <text:p>0</text:p>
                <draw:g>
                  <svg:desc>'Q signal delays'.B4:'Q signal delays'.B38</svg:desc>
                </draw:g>
              </table:table-cell>
              <table:table-cell office:value-type="float" office:value="0">
                <text:p>0</text:p>
                <draw:g>
                  <svg:desc>'Q signal delays'.C4:'Q signal delays'.C38</svg:desc>
                </draw:g>
              </table:table-cell>
              <table:table-cell office:value-type="float" office:value="NaN">
                <text:p>NaN</text:p>
                <draw:g>
                  <svg:desc>'Q signal delays'.K4:'Q signal delays'.K40</svg:desc>
                </draw:g>
              </table:table-cell>
              <table:table-cell office:value-type="float" office:value="NaN">
                <text:p>NaN</text:p>
                <draw:g>
                  <svg:desc>'Q signal delays'.M4:'Q signal delays'.M40</svg:desc>
                </draw:g>
              </table:table-cell>
            </table:table-row>
            <table:table-row>
              <table:table-cell office:value-type="string">
                <text:p>10 ms</text:p>
              </table:table-cell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 ms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 ms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 kB</text:p>
              </table:table-cell>
              <table:table-cell office:value-type="float" office:value="7">
                <text:p>7</text:p>
              </table:table-cell>
              <table:table-cell office:value-type="float" office:value="58">
                <text:p>58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 kB</text:p>
              </table:table-cell>
              <table:table-cell office:value-type="float" office:value="9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40 kB</text:p>
              </table:table-cell>
              <table:table-cell office:value-type="float" office:value="11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60 kB</text:p>
              </table:table-cell>
              <table:table-cell office:value-type="float" office:value="13">
                <text:p>13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 kB</text:p>
              </table:table-cell>
              <table:table-cell office:value-type="float" office:value="13.5">
                <text:p>13.5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10.5">
                <text:p>10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66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5">
                <text:p>14.5</text:p>
              </table:table-cell>
              <table:table-cell office:value-type="float" office:value="66">
                <text:p>66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13.7222222222222">
                <text:p>13.7222222222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.3333333333333">
                <text:p>13.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5">
                <text:p>15.5</text:p>
              </table:table-cell>
              <table:table-cell office:value-type="float" office:value="66">
                <text:p>66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10.5">
                <text:p>10.5</text:p>
              </table:table-cell>
              <table:table-cell office:value-type="float" office:value="12.8333333333333">
                <text:p>12.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56">
                <text:p>56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8.18181818181818">
                <text:p>8.18181818181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5">
                <text:p>17.5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49">
                <text:p>49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8.59090909090909">
                <text:p>8.59090909090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66">
                <text:p>66</text:p>
              </table:table-cell>
              <table:table-cell office:value-type="float" office:value="58">
                <text:p>58</text:p>
              </table:table-cell>
              <table:table-cell office:value-type="float" office:value="48">
                <text:p>48</text:p>
              </table:table-cell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8.72727272727273">
                <text:p>8.72727272727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5">
                <text:p>20.5</text:p>
              </table:table-cell>
              <table:table-cell office:value-type="float" office:value="66">
                <text:p>66</text:p>
              </table:table-cell>
              <table:table-cell office:value-type="float" office:value="59">
                <text:p>59</text:p>
              </table:table-cell>
              <table:table-cell office:value-type="float" office:value="47">
                <text:p>47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1.5">
                <text:p>11.5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46">
                <text:p>46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5">
                <text:p>23.5</text:p>
              </table:table-cell>
              <table:table-cell office:value-type="float" office:value="66">
                <text:p>66</text:p>
              </table:table-cell>
              <table:table-cell office:value-type="float" office:value="61">
                <text:p>61</text:p>
              </table:table-cell>
              <table:table-cell office:value-type="float" office:value="45">
                <text:p>45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  <table:table-cell office:value-type="float" office:value="14.5">
                <text:p>14.5</text:p>
              </table:table-cell>
              <table:table-cell office:value-type="float" office:value="5.17857142857143">
                <text:p>5.17857142857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66">
                <text:p>66</text:p>
              </table:table-cell>
              <table:table-cell office:value-type="float" office:value="62">
                <text:p>62</text:p>
              </table:table-cell>
              <table:table-cell office:value-type="float" office:value="44">
                <text:p>44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">
                <text:p>27.5</text:p>
              </table:table-cell>
              <table:table-cell office:value-type="float" office:value="66">
                <text:p>66</text:p>
              </table:table-cell>
              <table:table-cell office:value-type="float" office:value="63">
                <text:p>6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6.5">
                <text:p>16.5</text:p>
              </table:table-cell>
              <table:table-cell office:value-type="float" office:value="3.53571428571429">
                <text:p>3.53571428571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.42857142857143">
                <text:p>2.42857142857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5">
                <text:p>32.5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.35714285714286">
                <text:p>1.35714285714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66.5">
                <text:p>66.5</text:p>
              </table:table-cell>
              <table:table-cell office:value-type="float" office:value="66.5">
                <text:p>66.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">
                <text:p>62</text:p>
              </table:table-cell>
              <table:table-cell office:value-type="float" office:value="67.5">
                <text:p>67.5</text:p>
              </table:table-cell>
              <table:table-cell office:value-type="float" office:value="67">
                <text:p>67</text:p>
              </table:table-cell>
              <table:table-cell office:value-type="float" office:value="40.5">
                <text:p>4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">
                <text:p>64</text:p>
              </table:table-cell>
              <table:table-cell office:value-type="float" office:value="68.5">
                <text:p>68.5</text:p>
              </table:table-cell>
              <table:table-cell office:value-type="float" office:value="67.5">
                <text:p>67.5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">
                <text:p>66</text:p>
              </table:table-cell>
              <table:table-cell office:value-type="float" office:value="69.5">
                <text:p>69.5</text:p>
              </table:table-cell>
              <table:table-cell office:value-type="float" office:value="68">
                <text:p>68</text:p>
              </table:table-cell>
              <table:table-cell office:value-type="float" office:value="41.5">
                <text:p>4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68.5">
                <text:p>68.5</text:p>
              </table:table-cell>
              <table:table-cell office:value-type="float" office:value="41.5">
                <text:p>4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69.5">
                <text:p>69.5</text:p>
              </table:table-cell>
              <table:table-cell office:value-type="float" office:value="40.5">
                <text:p>4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">
                <text:p>8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>
      <number:number number:decimal-places="0" loext:min-decimal-places="0" number:min-integer-digits="1" number:display-factor="100000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ashed_20__28_var_29_"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dash" draw:stroke-dash="Dashed_20__28_var_29_" svg:stroke-width="0.0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5cm" chart:symbol-height="0.15cm" chart:link-data-style-to-source="true"/>
      <style:graphic-properties svg:stroke-width="0.08cm" svg:stroke-color="#ff9999" draw:fill-color="#ff9999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15cm" chart:symbol-height="0.15cm" chart:link-data-style-to-source="true"/>
      <style:graphic-properties svg:stroke-width="0.08cm" svg:stroke-color="#9999ff" draw:fill-color="#9999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295cm" svg:height="8.987cm" xlink:href=".." xlink:type="simple" chart:class="chart:scatter" chart:style-name="ch1">
        <chart:legend chart:legend-position="end" svg:x="14.399cm" svg:y="3.198cm" style:legend-expansion="high" chart:style-name="ch2"/>
        <chart:plot-area chart:style-name="ch3" table:cell-range-address="'Avg of Avgs'.B4:'Avg of Avgs'.B46 'Avg of Avgs'.H3:'Avg of Avgs'.H46 'Avg of Avgs'.J3:'Avg of Avgs'.J46 'Avg of Avgs'.L3:'Avg of Avgs'.L46 'Avg of Avgs'.N3:'Avg of Avgs'.N46 'Avg of Avgs'.D3:'Avg of Avgs'.D46" chart:data-source-has-labels="row" svg:x="1.396cm" svg:y="0.179cm" svg:width="12.618cm" svg:height="7.648cm">
          <chartooo:coordinate-region svg:x="2.017cm" svg:y="0.378cm" svg:width="11.903cm" svg:height="6.802cm"/>
          <chart:axis chart:dimension="x" chart:name="primary-x" chart:style-name="ch4">
            <chart:title svg:x="7.145cm" svg:y="8.006cm" chart:style-name="ch5">
              <text:p>time [s]</text:p>
            </chart:title>
          </chart:axis>
          <chart:axis chart:dimension="y" chart:name="primary-y" chart:style-name="ch6">
            <chart:title svg:x="0.451cm" svg:y="5.158cm" chart:style-name="ch7">
              <text:p>byte rate [MB/s]</text:p>
            </chart:title>
            <chart:grid chart:style-name="ch8" chart:class="major"/>
          </chart:axis>
          <chart:series chart:style-name="ch9" chart:values-cell-range-address="'Avg of Avgs'.H4:'Avg of Avgs'.H46" chart:label-cell-address="'Avg of Avgs'.H3:'Avg of Avgs'.H3" chart:class="chart:scatter">
            <chart:domain table:cell-range-address="'Avg of Avgs'.B4:'Avg of Avgs'.B46"/>
            <chart:data-point chart:repeated="43"/>
          </chart:series>
          <chart:series chart:style-name="ch10" chart:values-cell-range-address="'Avg of Avgs'.J4:'Avg of Avgs'.J46" chart:label-cell-address="'Avg of Avgs'.J3:'Avg of Avgs'.J3" chart:class="chart:scatter">
            <chart:data-point chart:repeated="43"/>
          </chart:series>
          <chart:series chart:style-name="ch11" chart:values-cell-range-address="'Avg of Avgs'.L4:'Avg of Avgs'.L46" chart:label-cell-address="'Avg of Avgs'.L3:'Avg of Avgs'.L3" chart:class="chart:scatter">
            <chart:data-point chart:repeated="43"/>
          </chart:series>
          <chart:series chart:style-name="ch12" chart:values-cell-range-address="'Avg of Avgs'.N4:'Avg of Avgs'.N46" chart:label-cell-address="'Avg of Avgs'.N3:'Avg of Avgs'.N3" chart:class="chart:scatter">
            <chart:data-point chart:repeated="43"/>
          </chart:series>
          <chart:series chart:style-name="ch13" chart:values-cell-range-address="'Avg of Avgs'.D4:'Avg of Avgs'.D46" chart:label-cell-address="'Avg of Avgs'.D3:'Avg of Avgs'.D3" chart:class="chart:scatter">
            <chart:data-point chart:repeated="4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_avg / f_avg</text:p>
                <draw:g>
                  <svg:desc>'Avg of Avgs'.H3:'Avg of Avgs'.H3</svg:desc>
                </draw:g>
              </table:table-cell>
              <table:table-cell office:value-type="string">
                <text:p>(s/f)_avg</text:p>
                <draw:g>
                  <svg:desc>'Avg of Avgs'.J3:'Avg of Avgs'.J3</svg:desc>
                </draw:g>
              </table:table-cell>
              <table:table-cell office:value-type="string">
                <text:p>s_avg / f_avg hi-p</text:p>
                <draw:g>
                  <svg:desc>'Avg of Avgs'.L3:'Avg of Avgs'.L3</svg:desc>
                </draw:g>
              </table:table-cell>
              <table:table-cell office:value-type="string">
                <text:p>(s/f)_avg hi-p</text:p>
                <draw:g>
                  <svg:desc>'Avg of Avgs'.N3:'Avg of Avgs'.N3</svg:desc>
                </draw:g>
              </table:table-cell>
              <table:table-cell office:value-type="string">
                <text:p>r_d</text:p>
                <draw:g>
                  <svg:desc>'Avg of Avgs'.D3:'Avg of Avgs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Avg of Avgs'.B4:'Avg of Avgs'.B46</svg:desc>
                </draw:g>
              </table:table-cell>
              <table:table-cell office:value-type="float" office:value="NaN">
                <text:p>NaN</text:p>
                <draw:g>
                  <svg:desc>'Avg of Avgs'.H4:'Avg of Avgs'.H46</svg:desc>
                </draw:g>
              </table:table-cell>
              <table:table-cell office:value-type="float" office:value="NaN">
                <text:p>NaN</text:p>
                <draw:g>
                  <svg:desc>'Avg of Avgs'.J4:'Avg of Avgs'.J46</svg:desc>
                </draw:g>
              </table:table-cell>
              <table:table-cell office:value-type="float" office:value="NaN">
                <text:p>NaN</text:p>
                <draw:g>
                  <svg:desc>'Avg of Avgs'.L4:'Avg of Avgs'.L46</svg:desc>
                </draw:g>
              </table:table-cell>
              <table:table-cell office:value-type="float" office:value="NaN">
                <text:p>NaN</text:p>
                <draw:g>
                  <svg:desc>'Avg of Avgs'.N4:'Avg of Avgs'.N46</svg:desc>
                </draw:g>
              </table:table-cell>
              <table:table-cell office:value-type="float" office:value="NaN">
                <text:p>NaN</text:p>
                <draw:g>
                  <svg:desc>'Avg of Avgs'.D4:'Avg of Avgs'.D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000">
                <text:p>7500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0">
                <text:p>15000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000">
                <text:p>22500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0">
                <text:p>30000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1000">
                <text:p>38100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2000">
                <text:p>462000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5240">
                <text:p>465240</text:p>
              </table:table-cell>
              <table:table-cell office:value-type="float" office:value="52.8846153846154">
                <text:p>52.8846153846154</text:p>
              </table:table-cell>
              <table:table-cell office:value-type="float" office:value="51.5">
                <text:p>51.5</text:p>
              </table:table-cell>
              <table:table-cell office:value-type="float" office:value="53.0384615384615">
                <text:p>53.0384615384615</text:p>
              </table:table-cell>
              <table:table-cell office:value-type="float" office:value="53.5">
                <text:p>53.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6240">
                <text:p>546240</text:p>
              </table:table-cell>
              <table:table-cell office:value-type="float" office:value="53.6184210526316">
                <text:p>53.6184210526316</text:p>
              </table:table-cell>
              <table:table-cell office:value-type="float" office:value="52.75">
                <text:p>52.75</text:p>
              </table:table-cell>
              <table:table-cell office:value-type="float" office:value="53.6710526315789">
                <text:p>53.6710526315789</text:p>
              </table:table-cell>
              <table:table-cell office:value-type="float" office:value="53.75">
                <text:p>53.7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8240">
                <text:p>618240</text:p>
              </table:table-cell>
              <table:table-cell office:value-type="float" office:value="50.4261363636364">
                <text:p>50.4261363636364</text:p>
              </table:table-cell>
              <table:table-cell office:value-type="float" office:value="50.375">
                <text:p>50.375</text:p>
              </table:table-cell>
              <table:table-cell office:value-type="float" office:value="50.4488636363636">
                <text:p>50.4488636363636</text:p>
              </table:table-cell>
              <table:table-cell office:value-type="float" office:value="50.875">
                <text:p>50.8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0240">
                <text:p>690240</text:p>
              </table:table-cell>
              <table:table-cell office:value-type="float" office:value="49.1356382978723">
                <text:p>49.1356382978723</text:p>
              </table:table-cell>
              <table:table-cell office:value-type="float" office:value="49.1875">
                <text:p>49.1875</text:p>
              </table:table-cell>
              <table:table-cell office:value-type="float" office:value="49.1462765957447">
                <text:p>49.1462765957447</text:p>
              </table:table-cell>
              <table:table-cell office:value-type="float" office:value="49.4375">
                <text:p>49.43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2240">
                <text:p>762240</text:p>
              </table:table-cell>
              <table:table-cell office:value-type="float" office:value="48.5502577319588">
                <text:p>48.5502577319588</text:p>
              </table:table-cell>
              <table:table-cell office:value-type="float" office:value="48.59375">
                <text:p>48.59375</text:p>
              </table:table-cell>
              <table:table-cell office:value-type="float" office:value="48.555412371134">
                <text:p>48.555412371134</text:p>
              </table:table-cell>
              <table:table-cell office:value-type="float" office:value="48.71875">
                <text:p>48.718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4240">
                <text:p>834240</text:p>
              </table:table-cell>
              <table:table-cell office:value-type="float" office:value="48.2709390862944">
                <text:p>48.2709390862944</text:p>
              </table:table-cell>
              <table:table-cell office:value-type="float" office:value="48.296875">
                <text:p>48.296875</text:p>
              </table:table-cell>
              <table:table-cell office:value-type="float" office:value="48.2734771573604">
                <text:p>48.2734771573604</text:p>
              </table:table-cell>
              <table:table-cell office:value-type="float" office:value="48.359375">
                <text:p>48.3593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7600">
                <text:p>837600</text:p>
              </table:table-cell>
              <table:table-cell office:value-type="float" office:value="48.9888211382114">
                <text:p>48.9888211382114</text:p>
              </table:table-cell>
              <table:table-cell office:value-type="float" office:value="57.4817708333333">
                <text:p>57.4817708333333</text:p>
              </table:table-cell>
              <table:table-cell office:value-type="float" office:value="48.575">
                <text:p>48.575</text:p>
              </table:table-cell>
              <table:table-cell office:value-type="float" office:value="52.1796875">
                <text:p>52.17968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0960">
                <text:p>840960</text:p>
              </table:table-cell>
              <table:table-cell office:value-type="float" office:value="49.0620286576169">
                <text:p>49.0620286576169</text:p>
              </table:table-cell>
              <table:table-cell office:value-type="float" office:value="53.7408854166667">
                <text:p>53.7408854166667</text:p>
              </table:table-cell>
              <table:table-cell office:value-type="float" office:value="49.112556561086">
                <text:p>49.112556561086</text:p>
              </table:table-cell>
              <table:table-cell office:value-type="float" office:value="54.08984375">
                <text:p>54.089843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4960">
                <text:p>924960</text:p>
              </table:table-cell>
              <table:table-cell office:value-type="float" office:value="54.4982451844597">
                <text:p>54.4982451844597</text:p>
              </table:table-cell>
              <table:table-cell office:value-type="float" office:value="54.8704427083333">
                <text:p>54.8704427083333</text:p>
              </table:table-cell>
              <table:table-cell office:value-type="float" office:value="54.5091821743389">
                <text:p>54.5091821743389</text:p>
              </table:table-cell>
              <table:table-cell office:value-type="float" office:value="55.044921875">
                <text:p>55.0449218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8960">
                <text:p>1008960</text:p>
              </table:table-cell>
              <table:table-cell office:value-type="float" office:value="55.4149974564416">
                <text:p>55.4149974564416</text:p>
              </table:table-cell>
              <table:table-cell office:value-type="float" office:value="55.4352213541667">
                <text:p>55.4352213541667</text:p>
              </table:table-cell>
              <table:table-cell office:value-type="float" office:value="55.4192579168256">
                <text:p>55.4192579168256</text:p>
              </table:table-cell>
              <table:table-cell office:value-type="float" office:value="55.5224609375">
                <text:p>55.52246093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3960">
                <text:p>1083960</text:p>
              </table:table-cell>
              <table:table-cell office:value-type="float" office:value="52.438190746149">
                <text:p>52.438190746149</text:p>
              </table:table-cell>
              <table:table-cell office:value-type="float" office:value="52.7176106770833">
                <text:p>52.7176106770833</text:p>
              </table:table-cell>
              <table:table-cell office:value-type="float" office:value="52.4401090877856">
                <text:p>52.4401090877856</text:p>
              </table:table-cell>
              <table:table-cell office:value-type="float" office:value="52.76123046875">
                <text:p>52.761230468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8960">
                <text:p>1158960</text:p>
              </table:table-cell>
              <table:table-cell office:value-type="float" office:value="51.1613377246816">
                <text:p>51.1613377246816</text:p>
              </table:table-cell>
              <table:table-cell office:value-type="float" office:value="51.3588053385417">
                <text:p>51.3588053385417</text:p>
              </table:table-cell>
              <table:table-cell office:value-type="float" office:value="51.162251452418">
                <text:p>51.162251452418</text:p>
              </table:table-cell>
              <table:table-cell office:value-type="float" office:value="51.380615234375">
                <text:p>51.3806152343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9960">
                <text:p>1239960</text:p>
              </table:table-cell>
              <table:table-cell office:value-type="float" office:value="52.6135129824281">
                <text:p>52.6135129824281</text:p>
              </table:table-cell>
              <table:table-cell office:value-type="float" office:value="52.6794026692708">
                <text:p>52.6794026692708</text:p>
              </table:table-cell>
              <table:table-cell office:value-type="float" office:value="52.6139592742097">
                <text:p>52.6139592742097</text:p>
              </table:table-cell>
              <table:table-cell office:value-type="float" office:value="52.6903076171875">
                <text:p>52.690307617187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43200">
                <text:p>1243200</text:p>
              </table:table-cell>
              <table:table-cell office:value-type="float" office:value="52.5107586228963">
                <text:p>52.5107586228963</text:p>
              </table:table-cell>
              <table:table-cell office:value-type="float" office:value="51.3397013346354">
                <text:p>51.3397013346354</text:p>
              </table:table-cell>
              <table:table-cell office:value-type="float" office:value="52.6684536379343">
                <text:p>52.6684536379343</text:p>
              </table:table-cell>
              <table:table-cell office:value-type="float" office:value="53.3451538085938">
                <text:p>53.345153808593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46200">
                <text:p>1246200</text:p>
              </table:table-cell>
              <table:table-cell office:value-type="float" office:value="52.3277225050131">
                <text:p>52.3277225050131</text:p>
              </table:table-cell>
              <table:table-cell office:value-type="float" office:value="50.6698506673177">
                <text:p>50.6698506673177</text:p>
              </table:table-cell>
              <table:table-cell office:value-type="float" office:value="52.4739214395045">
                <text:p>52.4739214395045</text:p>
              </table:table-cell>
              <table:table-cell office:value-type="float" office:value="51.6725769042969">
                <text:p>51.67257690429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49200">
                <text:p>1249200</text:p>
              </table:table-cell>
              <table:table-cell office:value-type="float" office:value="52.0315234500399">
                <text:p>52.0315234500399</text:p>
              </table:table-cell>
              <table:table-cell office:value-type="float" office:value="50.3349253336589">
                <text:p>50.3349253336589</text:p>
              </table:table-cell>
              <table:table-cell office:value-type="float" office:value="52.1591187983473">
                <text:p>52.1591187983473</text:p>
              </table:table-cell>
              <table:table-cell office:value-type="float" office:value="50.8362884521484">
                <text:p>50.836288452148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2440">
                <text:p>1252440</text:p>
              </table:table-cell>
              <table:table-cell office:value-type="float" office:value="51.6193929901026">
                <text:p>51.6193929901026</text:p>
              </table:table-cell>
              <table:table-cell office:value-type="float" office:value="50.1674626668294">
                <text:p>50.1674626668294</text:p>
              </table:table-cell>
              <table:table-cell office:value-type="float" office:value="52.5325741066343">
                <text:p>52.5325741066343</text:p>
              </table:table-cell>
              <table:table-cell office:value-type="float" office:value="52.4181442260742">
                <text:p>52.418144226074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33440">
                <text:p>1333440</text:p>
              </table:table-cell>
              <table:table-cell office:value-type="float" office:value="53.7863658873004">
                <text:p>53.7863658873004</text:p>
              </table:table-cell>
              <table:table-cell office:value-type="float" office:value="52.0837313334147">
                <text:p>52.0837313334147</text:p>
              </table:table-cell>
              <table:table-cell office:value-type="float" office:value="53.8683141621535">
                <text:p>53.8683141621535</text:p>
              </table:table-cell>
              <table:table-cell office:value-type="float" office:value="53.2090721130371">
                <text:p>53.20907211303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99440">
                <text:p>1399440</text:p>
              </table:table-cell>
              <table:table-cell office:value-type="float" office:value="47.4697010972693">
                <text:p>47.4697010972693</text:p>
              </table:table-cell>
              <table:table-cell office:value-type="float" office:value="48.0418656667074">
                <text:p>48.0418656667074</text:p>
              </table:table-cell>
              <table:table-cell office:value-type="float" office:value="47.4987553981662">
                <text:p>47.4987553981662</text:p>
              </table:table-cell>
              <table:table-cell office:value-type="float" office:value="48.6045360565186">
                <text:p>48.604536056518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65440">
                <text:p>1465440</text:p>
              </table:table-cell>
              <table:table-cell office:value-type="float" office:value="45.5145506551093">
                <text:p>45.5145506551093</text:p>
              </table:table-cell>
              <table:table-cell office:value-type="float" office:value="46.0209328333537">
                <text:p>46.0209328333537</text:p>
              </table:table-cell>
              <table:table-cell office:value-type="float" office:value="45.5272330762239">
                <text:p>45.5272330762239</text:p>
              </table:table-cell>
              <table:table-cell office:value-type="float" office:value="46.3022680282593">
                <text:p>46.302268028259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31440">
                <text:p>1531440</text:p>
              </table:table-cell>
              <table:table-cell office:value-type="float" office:value="44.7120645879245">
                <text:p>44.7120645879245</text:p>
              </table:table-cell>
              <table:table-cell office:value-type="float" office:value="45.0104664166768">
                <text:p>45.0104664166768</text:p>
              </table:table-cell>
              <table:table-cell office:value-type="float" office:value="44.7180272164668">
                <text:p>44.7180272164668</text:p>
              </table:table-cell>
              <table:table-cell office:value-type="float" office:value="45.1511340141296">
                <text:p>45.151134014129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97440">
                <text:p>1597440</text:p>
              </table:table-cell>
              <table:table-cell office:value-type="float" office:value="44.3457124569689">
                <text:p>44.3457124569689</text:p>
              </table:table-cell>
              <table:table-cell office:value-type="float" office:value="44.5052332083384">
                <text:p>44.5052332083384</text:p>
              </table:table-cell>
              <table:table-cell office:value-type="float" office:value="44.3486073558282">
                <text:p>44.3486073558282</text:p>
              </table:table-cell>
              <table:table-cell office:value-type="float" office:value="44.5755670070648">
                <text:p>44.57556700706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63440">
                <text:p>1663440</text:p>
              </table:table-cell>
              <table:table-cell office:value-type="float" office:value="44.1703868395556">
                <text:p>44.1703868395556</text:p>
              </table:table-cell>
              <table:table-cell office:value-type="float" office:value="44.2526166041692">
                <text:p>44.2526166041692</text:p>
              </table:table-cell>
              <table:table-cell office:value-type="float" office:value="44.1718136110171">
                <text:p>44.1718136110171</text:p>
              </table:table-cell>
              <table:table-cell office:value-type="float" office:value="44.2877835035324">
                <text:p>44.28778350353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29440">
                <text:p>1729440</text:p>
              </table:table-cell>
              <table:table-cell office:value-type="float" office:value="44.0845892076683">
                <text:p>44.0845892076683</text:p>
              </table:table-cell>
              <table:table-cell office:value-type="float" office:value="44.1263083020846">
                <text:p>44.1263083020846</text:p>
              </table:table-cell>
              <table:table-cell office:value-type="float" office:value="44.0852975338968">
                <text:p>44.0852975338968</text:p>
              </table:table-cell>
              <table:table-cell office:value-type="float" office:value="44.1438917517662">
                <text:p>44.14389175176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95440">
                <text:p>1795440</text:p>
              </table:table-cell>
              <table:table-cell office:value-type="float" office:value="44.0421451520847">
                <text:p>44.0421451520847</text:p>
              </table:table-cell>
              <table:table-cell office:value-type="float" office:value="44.0631541510423">
                <text:p>44.0631541510423</text:p>
              </table:table-cell>
              <table:table-cell office:value-type="float" office:value="44.0424980637321">
                <text:p>44.0424980637321</text:p>
              </table:table-cell>
              <table:table-cell office:value-type="float" office:value="44.0719458758831">
                <text:p>44.071945875883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61440">
                <text:p>1861440</text:p>
              </table:table-cell>
              <table:table-cell office:value-type="float" office:value="44.0210354107937">
                <text:p>44.0210354107937</text:p>
              </table:table-cell>
              <table:table-cell office:value-type="float" office:value="44.0315770755212">
                <text:p>44.0315770755212</text:p>
              </table:table-cell>
              <table:table-cell office:value-type="float" office:value="44.021211555406">
                <text:p>44.021211555406</text:p>
              </table:table-cell>
              <table:table-cell office:value-type="float" office:value="44.0359729379416">
                <text:p>44.03597293794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45440">
                <text:p>1945440</text:p>
              </table:table-cell>
              <table:table-cell office:value-type="float" office:value="50.0157948123292">
                <text:p>50.0157948123292</text:p>
              </table:table-cell>
              <table:table-cell office:value-type="float" office:value="50.0157885377606">
                <text:p>50.0157885377606</text:p>
              </table:table-cell>
              <table:table-cell office:value-type="float" office:value="50.0158828070382">
                <text:p>50.0158828070382</text:p>
              </table:table-cell>
              <table:table-cell office:value-type="float" office:value="50.0179864689708">
                <text:p>50.017986468970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48800">
                <text:p>1948800</text:p>
              </table:table-cell>
              <table:table-cell office:value-type="float" office:value="50.656755488606">
                <text:p>50.656755488606</text:p>
              </table:table-cell>
              <table:table-cell office:value-type="float" office:value="58.3412276022136">
                <text:p>58.3412276022136</text:p>
              </table:table-cell>
              <table:table-cell office:value-type="float" office:value="50.2462361384718">
                <text:p>50.2462361384718</text:p>
              </table:table-cell>
              <table:table-cell office:value-type="float" office:value="53.0089932344854">
                <text:p>53.00899323448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32800">
                <text:p>2032800</text:p>
              </table:table-cell>
              <table:table-cell office:value-type="float" office:value="54.1730661413251">
                <text:p>54.1730661413251</text:p>
              </table:table-cell>
              <table:table-cell office:value-type="float" office:value="57.1706138011068">
                <text:p>57.1706138011068</text:p>
              </table:table-cell>
              <table:table-cell office:value-type="float" office:value="54.032703539763">
                <text:p>54.032703539763</text:p>
              </table:table-cell>
              <table:table-cell office:value-type="float" office:value="54.5044966172427">
                <text:p>54.50449661724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16800">
                <text:p>2116800</text:p>
              </table:table-cell>
              <table:table-cell office:value-type="float" office:value="55.2112265551742">
                <text:p>55.2112265551742</text:p>
              </table:table-cell>
              <table:table-cell office:value-type="float" office:value="56.5853069005534">
                <text:p>56.5853069005534</text:p>
              </table:table-cell>
              <table:table-cell office:value-type="float" office:value="55.150625405202">
                <text:p>55.150625405202</text:p>
              </table:table-cell>
              <table:table-cell office:value-type="float" office:value="55.2522483086213">
                <text:p>55.252248308621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00800">
                <text:p>2200800</text:p>
              </table:table-cell>
              <table:table-cell office:value-type="float" office:value="55.6308114563452">
                <text:p>55.6308114563452</text:p>
              </table:table-cell>
              <table:table-cell office:value-type="float" office:value="56.2926534502767">
                <text:p>56.2926534502767</text:p>
              </table:table-cell>
              <table:table-cell office:value-type="float" office:value="55.6024468474086">
                <text:p>55.6024468474086</text:p>
              </table:table-cell>
              <table:table-cell office:value-type="float" office:value="55.6261241543107">
                <text:p>55.62612415431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84800">
                <text:p>2284800</text:p>
              </table:table-cell>
              <table:table-cell office:value-type="float" office:value="55.8211202264726">
                <text:p>55.8211202264726</text:p>
              </table:table-cell>
              <table:table-cell office:value-type="float" office:value="56.1463267251384">
                <text:p>56.1463267251384</text:p>
              </table:table-cell>
              <table:table-cell office:value-type="float" office:value="55.8073769646353">
                <text:p>55.8073769646353</text:p>
              </table:table-cell>
              <table:table-cell office:value-type="float" office:value="55.8130620771553">
                <text:p>55.813062077155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68800">
                <text:p>2368800</text:p>
              </table:table-cell>
              <table:table-cell office:value-type="float" office:value="55.9119234099388">
                <text:p>55.9119234099388</text:p>
              </table:table-cell>
              <table:table-cell office:value-type="float" office:value="56.0731633625692">
                <text:p>56.0731633625692</text:p>
              </table:table-cell>
              <table:table-cell office:value-type="float" office:value="55.9051565205635">
                <text:p>55.9051565205635</text:p>
              </table:table-cell>
              <table:table-cell office:value-type="float" office:value="55.9065310385777">
                <text:p>55.906531038577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72160">
                <text:p>2372160</text:p>
              </table:table-cell>
              <table:table-cell office:value-type="float" office:value="55.6812111077679">
                <text:p>55.6812111077679</text:p>
              </table:table-cell>
              <table:table-cell office:value-type="float" office:value="53.0365816812846">
                <text:p>53.0365816812846</text:p>
              </table:table-cell>
              <table:table-cell office:value-type="float" office:value="55.9088577791843">
                <text:p>55.9088577791843</text:p>
              </table:table-cell>
              <table:table-cell office:value-type="float" office:value="55.9532655192888">
                <text:p>55.953265519288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47160">
                <text:p>2447160</text:p>
              </table:table-cell>
              <table:table-cell office:value-type="float" office:value="51.925021395381">
                <text:p>51.925021395381</text:p>
              </table:table-cell>
              <table:table-cell office:value-type="float" office:value="51.5182908406423">
                <text:p>51.5182908406423</text:p>
              </table:table-cell>
              <table:table-cell office:value-type="float" office:value="52.0021571864563">
                <text:p>52.0021571864563</text:p>
              </table:table-cell>
              <table:table-cell office:value-type="float" office:value="52.9766327596444">
                <text:p>52.97663275964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22160">
                <text:p>2522160</text:p>
              </table:table-cell>
              <table:table-cell office:value-type="float" office:value="50.8289216576151">
                <text:p>50.8289216576151</text:p>
              </table:table-cell>
              <table:table-cell office:value-type="float" office:value="50.7591454203211">
                <text:p>50.7591454203211</text:p>
              </table:table-cell>
              <table:table-cell office:value-type="float" office:value="50.8621366275645">
                <text:p>50.8621366275645</text:p>
              </table:table-cell>
              <table:table-cell office:value-type="float" office:value="51.4883163798222">
                <text:p>51.4883163798222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